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3.6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5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54pt solid #000000"/>
    </style:style>
    <style:style style:name="ce4" style:family="table-cell" style:parent-style-name="Default">
      <style:table-cell-properties fo:border-bottom="none" fo:border-left="0.54pt solid #000000" fo:border-right="none" fo:border-top="none"/>
    </style:style>
    <style:style style:name="ce5" style:family="table-cell" style:parent-style-name="Default">
      <style:table-cell-properties fo:border-bottom="0.54pt solid #000000" fo:border-left="0.54pt solid #000000" fo:border-right="none" fo:border-top="none"/>
    </style:style>
    <style:style style:name="ce6" style:family="table-cell" style:parent-style-name="Default">
      <style:table-cell-properties fo:border-bottom="none" fo:border-left="0.54pt solid #000000" fo:border-right="none" fo:border-top="0.54pt solid #000000"/>
    </style:style>
    <style:style style:name="ce7" style:family="table-cell" style:parent-style-name="Default">
      <style:table-cell-properties fo:border-bottom="none" fo:border-left="0.5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54pt solid #000000" fo:border-top="none"/>
    </style:style>
    <style:style style:name="ce9" style:family="table-cell" style:parent-style-name="Default">
      <style:table-cell-properties fo:border-bottom="0.54pt solid #000000" fo:border-left="none" fo:border-right="0.54pt solid #000000" fo:border-top="none"/>
    </style:style>
    <style:style style:name="ce10" style:family="table-cell" style:parent-style-name="Default">
      <style:table-cell-properties fo:border-bottom="none" fo:border-left="none" fo:border-right="0.54pt solid #000000" fo:border-top="0.54pt solid #000000"/>
    </style:style>
    <style:style style:name="ce11" style:family="table-cell" style:parent-style-name="Default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31pt solid #000000" fo:border-right="none" fo:border-top="none"/>
    </style:style>
    <style:style style:name="ce13" style:family="table-cell" style:parent-style-name="Default">
      <style:table-cell-properties fo:border-bottom="0.54pt solid #000000" fo:border-left="0.31pt solid #000000" fo:border-right="none" fo:border-top="none"/>
    </style:style>
    <style:style style:name="ce14" style:family="table-cell" style:parent-style-name="Default">
      <style:table-cell-properties fo:border-bottom="none" fo:border-left="0.31pt solid #000000" fo:border-right="none" fo:border-top="0.54pt solid #000000"/>
    </style:style>
    <style:style style:name="ce15" style:family="table-cell" style:parent-style-name="Default">
      <style:table-cell-properties fo:border-bottom="none" fo:border-left="0.31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tring / Organism</text:p>
          </table:table-cell>
          <table:table-cell/>
          <table:table-cell office:value-type="string" calcext:value-type="string">
            <text:p>String / MendelOrganism</text:p>
          </table:table-cell>
          <table:table-cell/>
          <table:table-cell office:value-type="string" calcext:value-type="string">
            <text:p>String / GenomeSplit</text:p>
          </table:table-cell>
          <table:table-cell/>
          <table:table-cell office:value-type="string" calcext:value-type="string">
            <text:p>Char exchange</text:p>
          </table:table-cell>
          <table:table-cell/>
          <table:table-cell office:value-type="string" calcext:value-type="string">
            <text:p>Char 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228886127472" calcext:value-type="float">
            <text:p>0.2288861275</text:p>
          </table:table-cell>
          <table:table-cell office:value-type="float" office:value="46" calcext:value-type="float">
            <text:p>46</text:p>
          </table:table-cell>
          <table:table-cell office:value-type="float" office:value="0.433256149292" calcext:value-type="float">
            <text:p>0.4332561493</text:p>
          </table:table-cell>
          <table:table-cell office:value-type="float" office:value="60" calcext:value-type="float">
            <text:p>60</text:p>
          </table:table-cell>
          <table:table-cell office:value-type="float" office:value="0.284382104874" calcext:value-type="float">
            <text:p>0.2843821049</text:p>
          </table:table-cell>
          <table:table-cell office:value-type="float" office:value="24" calcext:value-type="float">
            <text:p>24</text:p>
          </table:table-cell>
          <table:table-cell office:value-type="float" office:value="0.114764928818" calcext:value-type="float">
            <text:p>0.1147649288</text:p>
          </table:table-cell>
          <table:table-cell office:value-type="float" office:value="30" calcext:value-type="float">
            <text:p>30</text:p>
          </table:table-cell>
          <table:table-cell office:value-type="float" office:value="0.1446621418" calcext:value-type="float">
            <text:p>0.144662141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95656061172" calcext:value-type="float">
            <text:p>0.1956560612</text:p>
          </table:table-cell>
          <table:table-cell office:value-type="float" office:value="57" calcext:value-type="float">
            <text:p>57</text:p>
          </table:table-cell>
          <table:table-cell office:value-type="float" office:value="0.513005018234" calcext:value-type="float">
            <text:p>0.5130050182</text:p>
          </table:table-cell>
          <table:table-cell office:value-type="float" office:value="40" calcext:value-type="float">
            <text:p>40</text:p>
          </table:table-cell>
          <table:table-cell office:value-type="float" office:value="0.169791936874" calcext:value-type="float">
            <text:p>0.1697919369</text:p>
          </table:table-cell>
          <table:table-cell office:value-type="float" office:value="28" calcext:value-type="float">
            <text:p>28</text:p>
          </table:table-cell>
          <table:table-cell office:value-type="float" office:value="0.137559175491" calcext:value-type="float">
            <text:p>0.1375591755</text:p>
          </table:table-cell>
          <table:table-cell office:value-type="float" office:value="34" calcext:value-type="float">
            <text:p>34</text:p>
          </table:table-cell>
          <table:table-cell office:value-type="float" office:value="0.164871931076" calcext:value-type="float">
            <text:p>0.16487193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19049072266" calcext:value-type="float">
            <text:p>0.1190490723</text:p>
          </table:table-cell>
          <table:table-cell office:value-type="float" office:value="42" calcext:value-type="float">
            <text:p>42</text:p>
          </table:table-cell>
          <table:table-cell office:value-type="float" office:value="0.378778934479" calcext:value-type="float">
            <text:p>0.3787789345</text:p>
          </table:table-cell>
          <table:table-cell office:value-type="float" office:value="57" calcext:value-type="float">
            <text:p>57</text:p>
          </table:table-cell>
          <table:table-cell office:value-type="float" office:value="0.239078044891" calcext:value-type="float">
            <text:p>0.2390780449</text:p>
          </table:table-cell>
          <table:table-cell office:value-type="float" office:value="32" calcext:value-type="float">
            <text:p>32</text:p>
          </table:table-cell>
          <table:table-cell office:value-type="float" office:value="0.154761075974" calcext:value-type="float">
            <text:p>0.154761076</text:p>
          </table:table-cell>
          <table:table-cell office:value-type="float" office:value="39" calcext:value-type="float">
            <text:p>39</text:p>
          </table:table-cell>
          <table:table-cell office:value-type="float" office:value="0.188942909241" calcext:value-type="float">
            <text:p>0.188942909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275500059128" calcext:value-type="float">
            <text:p>0.2755000591</text:p>
          </table:table-cell>
          <table:table-cell office:value-type="float" office:value="62" calcext:value-type="float">
            <text:p>62</text:p>
          </table:table-cell>
          <table:table-cell office:value-type="float" office:value="0.557785987854" calcext:value-type="float">
            <text:p>0.5577859879</text:p>
          </table:table-cell>
          <table:table-cell office:value-type="float" office:value="58" calcext:value-type="float">
            <text:p>58</text:p>
          </table:table-cell>
          <table:table-cell office:value-type="float" office:value="0.244536876678" calcext:value-type="float">
            <text:p>0.2445368767</text:p>
          </table:table-cell>
          <table:table-cell office:value-type="float" office:value="41" calcext:value-type="float">
            <text:p>41</text:p>
          </table:table-cell>
          <table:table-cell office:value-type="float" office:value="0.19712805748" calcext:value-type="float">
            <text:p>0.1971280575</text:p>
          </table:table-cell>
          <table:table-cell office:value-type="float" office:value="31" calcext:value-type="float">
            <text:p>31</text:p>
          </table:table-cell>
          <table:table-cell office:value-type="float" office:value="0.15473484993" calcext:value-type="float">
            <text:p>0.154734849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4736199379" calcext:value-type="float">
            <text:p>0.1473619938</text:p>
          </table:table-cell>
          <table:table-cell office:value-type="float" office:value="37" calcext:value-type="float">
            <text:p>37</text:p>
          </table:table-cell>
          <table:table-cell office:value-type="float" office:value="0.332720994949" calcext:value-type="float">
            <text:p>0.3327209949</text:p>
          </table:table-cell>
          <table:table-cell office:value-type="float" office:value="69" calcext:value-type="float">
            <text:p>69</text:p>
          </table:table-cell>
          <table:table-cell office:value-type="float" office:value="0.296797037125" calcext:value-type="float">
            <text:p>0.2967970371</text:p>
          </table:table-cell>
          <table:table-cell office:value-type="float" office:value="34" calcext:value-type="float">
            <text:p>34</text:p>
          </table:table-cell>
          <table:table-cell office:value-type="float" office:value="0.164886951447" calcext:value-type="float">
            <text:p>0.1648869514</text:p>
          </table:table-cell>
          <table:table-cell office:value-type="float" office:value="26" calcext:value-type="float">
            <text:p>26</text:p>
          </table:table-cell>
          <table:table-cell office:value-type="float" office:value="0.129353046417" calcext:value-type="float">
            <text:p>0.129353046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252439975739" calcext:value-type="float">
            <text:p>0.2524399757</text:p>
          </table:table-cell>
          <table:table-cell office:value-type="float" office:value="48" calcext:value-type="float">
            <text:p>48</text:p>
          </table:table-cell>
          <table:table-cell office:value-type="float" office:value="0.428761959076" calcext:value-type="float">
            <text:p>0.4287619591</text:p>
          </table:table-cell>
          <table:table-cell office:value-type="float" office:value="45" calcext:value-type="float">
            <text:p>45</text:p>
          </table:table-cell>
          <table:table-cell office:value-type="float" office:value="0.191797971725" calcext:value-type="float">
            <text:p>0.1917979717</text:p>
          </table:table-cell>
          <table:table-cell office:value-type="float" office:value="28" calcext:value-type="float">
            <text:p>28</text:p>
          </table:table-cell>
          <table:table-cell office:value-type="float" office:value="0.135427951813" calcext:value-type="float">
            <text:p>0.1354279518</text:p>
          </table:table-cell>
          <table:table-cell office:value-type="float" office:value="29" calcext:value-type="float">
            <text:p>29</text:p>
          </table:table-cell>
          <table:table-cell office:value-type="float" office:value="0.140216827393" calcext:value-type="float">
            <text:p>0.140216827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9510154724" calcext:value-type="float">
            <text:p>0.1395101547</text:p>
          </table:table-cell>
          <table:table-cell office:value-type="float" office:value="37" calcext:value-type="float">
            <text:p>37</text:p>
          </table:table-cell>
          <table:table-cell office:value-type="float" office:value="0.335851192474" calcext:value-type="float">
            <text:p>0.3358511925</text:p>
          </table:table-cell>
          <table:table-cell office:value-type="float" office:value="36" calcext:value-type="float">
            <text:p>36</text:p>
          </table:table-cell>
          <table:table-cell office:value-type="float" office:value="0.156316995621" calcext:value-type="float">
            <text:p>0.1563169956</text:p>
          </table:table-cell>
          <table:table-cell office:value-type="float" office:value="33" calcext:value-type="float">
            <text:p>33</text:p>
          </table:table-cell>
          <table:table-cell office:value-type="float" office:value="0.16503405571" calcext:value-type="float">
            <text:p>0.1650340557</text:p>
          </table:table-cell>
          <table:table-cell office:value-type="float" office:value="32" calcext:value-type="float">
            <text:p>32</text:p>
          </table:table-cell>
          <table:table-cell office:value-type="float" office:value="0.152378082275" calcext:value-type="float">
            <text:p>0.152378082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258190155029" calcext:value-type="float">
            <text:p>0.258190155</text:p>
          </table:table-cell>
          <table:table-cell office:value-type="float" office:value="63" calcext:value-type="float">
            <text:p>63</text:p>
          </table:table-cell>
          <table:table-cell office:value-type="float" office:value="0.562824964523" calcext:value-type="float">
            <text:p>0.5628249645</text:p>
          </table:table-cell>
          <table:table-cell office:value-type="float" office:value="39" calcext:value-type="float">
            <text:p>39</text:p>
          </table:table-cell>
          <table:table-cell office:value-type="float" office:value="0.168909072876" calcext:value-type="float">
            <text:p>0.1689090729</text:p>
          </table:table-cell>
          <table:table-cell office:value-type="float" office:value="35" calcext:value-type="float">
            <text:p>35</text:p>
          </table:table-cell>
          <table:table-cell office:value-type="float" office:value="0.16906619072" calcext:value-type="float">
            <text:p>0.1690661907</text:p>
          </table:table-cell>
          <table:table-cell office:value-type="float" office:value="33" calcext:value-type="float">
            <text:p>33</text:p>
          </table:table-cell>
          <table:table-cell office:value-type="float" office:value="0.159739971161" calcext:value-type="float">
            <text:p>0.159739971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24841594696" calcext:value-type="float">
            <text:p>0.248415947</text:p>
          </table:table-cell>
          <table:table-cell office:value-type="float" office:value="53" calcext:value-type="float">
            <text:p>53</text:p>
          </table:table-cell>
          <table:table-cell office:value-type="float" office:value="0.479676008224" calcext:value-type="float">
            <text:p>0.4796760082</text:p>
          </table:table-cell>
          <table:table-cell office:value-type="float" office:value="52" calcext:value-type="float">
            <text:p>52</text:p>
          </table:table-cell>
          <table:table-cell office:value-type="float" office:value="0.224673032761" calcext:value-type="float">
            <text:p>0.2246730328</text:p>
          </table:table-cell>
          <table:table-cell office:value-type="float" office:value="32" calcext:value-type="float">
            <text:p>32</text:p>
          </table:table-cell>
          <table:table-cell office:value-type="float" office:value="0.156054019928" calcext:value-type="float">
            <text:p>0.1560540199</text:p>
          </table:table-cell>
          <table:table-cell office:value-type="float" office:value="29" calcext:value-type="float">
            <text:p>29</text:p>
          </table:table-cell>
          <table:table-cell office:value-type="float" office:value="0.139218091965" calcext:value-type="float">
            <text:p>0.13921809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3692989349" calcext:value-type="float">
            <text:p>0.1236929893</text:p>
          </table:table-cell>
          <table:table-cell office:value-type="float" office:value="61" calcext:value-type="float">
            <text:p>61</text:p>
          </table:table-cell>
          <table:table-cell office:value-type="float" office:value="0.558065891266" calcext:value-type="float">
            <text:p>0.5580658913</text:p>
          </table:table-cell>
          <table:table-cell office:value-type="float" office:value="75" calcext:value-type="float">
            <text:p>75</text:p>
          </table:table-cell>
          <table:table-cell office:value-type="float" office:value="0.318785905838" calcext:value-type="float">
            <text:p>0.3187859058</text:p>
          </table:table-cell>
          <table:table-cell office:value-type="float" office:value="24" calcext:value-type="float">
            <text:p>24</text:p>
          </table:table-cell>
          <table:table-cell office:value-type="float" office:value="0.118124008179" calcext:value-type="float">
            <text:p>0.1181240082</text:p>
          </table:table-cell>
          <table:table-cell office:value-type="float" office:value="31" calcext:value-type="float">
            <text:p>31</text:p>
          </table:table-cell>
          <table:table-cell office:value-type="float" office:value="0.151832103729" calcext:value-type="float">
            <text:p>0.151832103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2555017471" calcext:value-type="float">
            <text:p>0.1225550175</text:p>
          </table:table-cell>
          <table:table-cell office:value-type="float" office:value="32" calcext:value-type="float">
            <text:p>32</text:p>
          </table:table-cell>
          <table:table-cell office:value-type="float" office:value="0.287667989731" calcext:value-type="float">
            <text:p>0.2876679897</text:p>
          </table:table-cell>
          <table:table-cell office:value-type="float" office:value="47" calcext:value-type="float">
            <text:p>47</text:p>
          </table:table-cell>
          <table:table-cell office:value-type="float" office:value="0.200571060181" calcext:value-type="float">
            <text:p>0.2005710602</text:p>
          </table:table-cell>
          <table:table-cell office:value-type="float" office:value="43" calcext:value-type="float">
            <text:p>43</text:p>
          </table:table-cell>
          <table:table-cell office:value-type="float" office:value="0.228443145752" calcext:value-type="float">
            <text:p>0.2284431458</text:p>
          </table:table-cell>
          <table:table-cell office:value-type="float" office:value="45" calcext:value-type="float">
            <text:p>45</text:p>
          </table:table-cell>
          <table:table-cell office:value-type="float" office:value="0.217564821243" calcext:value-type="float">
            <text:p>0.217564821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8998503685" calcext:value-type="float">
            <text:p>0.1899850369</text:p>
          </table:table-cell>
          <table:table-cell office:value-type="float" office:value="44" calcext:value-type="float">
            <text:p>44</text:p>
          </table:table-cell>
          <table:table-cell office:value-type="float" office:value="0.391340970993" calcext:value-type="float">
            <text:p>0.391340971</text:p>
          </table:table-cell>
          <table:table-cell office:value-type="float" office:value="35" calcext:value-type="float">
            <text:p>35</text:p>
          </table:table-cell>
          <table:table-cell office:value-type="float" office:value="0.148714065552" calcext:value-type="float">
            <text:p>0.1487140656</text:p>
          </table:table-cell>
          <table:table-cell office:value-type="float" office:value="42" calcext:value-type="float">
            <text:p>42</text:p>
          </table:table-cell>
          <table:table-cell office:value-type="float" office:value="0.205850839615" calcext:value-type="float">
            <text:p>0.2058508396</text:p>
          </table:table-cell>
          <table:table-cell office:value-type="float" office:value="35" calcext:value-type="float">
            <text:p>35</text:p>
          </table:table-cell>
          <table:table-cell office:value-type="float" office:value="0.167288064957" calcext:value-type="float">
            <text:p>0.1672880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45335912704" calcext:value-type="float">
            <text:p>0.1453359127</text:p>
          </table:table-cell>
          <table:table-cell office:value-type="float" office:value="76" calcext:value-type="float">
            <text:p>76</text:p>
          </table:table-cell>
          <table:table-cell office:value-type="float" office:value="0.681328058243" calcext:value-type="float">
            <text:p>0.6813280582</text:p>
          </table:table-cell>
          <table:table-cell office:value-type="float" office:value="31" calcext:value-type="float">
            <text:p>31</text:p>
          </table:table-cell>
          <table:table-cell office:value-type="float" office:value="0.148160934448" calcext:value-type="float">
            <text:p>0.1481609344</text:p>
          </table:table-cell>
          <table:table-cell office:value-type="float" office:value="31" calcext:value-type="float">
            <text:p>31</text:p>
          </table:table-cell>
          <table:table-cell office:value-type="float" office:value="0.14857006073" calcext:value-type="float">
            <text:p>0.1485700607</text:p>
          </table:table-cell>
          <table:table-cell office:value-type="float" office:value="47" calcext:value-type="float">
            <text:p>47</text:p>
          </table:table-cell>
          <table:table-cell office:value-type="float" office:value="0.226155996323" calcext:value-type="float">
            <text:p>0.226155996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202397823334" calcext:value-type="float">
            <text:p>0.2023978233</text:p>
          </table:table-cell>
          <table:table-cell office:value-type="float" office:value="78" calcext:value-type="float">
            <text:p>78</text:p>
          </table:table-cell>
          <table:table-cell office:value-type="float" office:value="0.692401885986" calcext:value-type="float">
            <text:p>0.692401886</text:p>
          </table:table-cell>
          <table:table-cell office:value-type="float" office:value="29" calcext:value-type="float">
            <text:p>29</text:p>
          </table:table-cell>
          <table:table-cell office:value-type="float" office:value="0.128689050674" calcext:value-type="float">
            <text:p>0.1286890507</text:p>
          </table:table-cell>
          <table:table-cell office:value-type="float" office:value="29" calcext:value-type="float">
            <text:p>29</text:p>
          </table:table-cell>
          <table:table-cell office:value-type="float" office:value="0.140497922897" calcext:value-type="float">
            <text:p>0.1404979229</text:p>
          </table:table-cell>
          <table:table-cell office:value-type="float" office:value="33" calcext:value-type="float">
            <text:p>33</text:p>
          </table:table-cell>
          <table:table-cell office:value-type="float" office:value="0.163404941559" calcext:value-type="float">
            <text:p>0.163404941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240293979645" calcext:value-type="float">
            <text:p>0.2402939796</text:p>
          </table:table-cell>
          <table:table-cell office:value-type="float" office:value="74" calcext:value-type="float">
            <text:p>74</text:p>
          </table:table-cell>
          <table:table-cell office:value-type="float" office:value="0.650053977966" calcext:value-type="float">
            <text:p>0.650053978</text:p>
          </table:table-cell>
          <table:table-cell office:value-type="float" office:value="63" calcext:value-type="float">
            <text:p>63</text:p>
          </table:table-cell>
          <table:table-cell office:value-type="float" office:value="0.285640001297" calcext:value-type="float">
            <text:p>0.2856400013</text:p>
          </table:table-cell>
          <table:table-cell office:value-type="float" office:value="29" calcext:value-type="float">
            <text:p>29</text:p>
          </table:table-cell>
          <table:table-cell office:value-type="float" office:value="0.140318870544" calcext:value-type="float">
            <text:p>0.1403188705</text:p>
          </table:table-cell>
          <table:table-cell office:value-type="float" office:value="28" calcext:value-type="float">
            <text:p>28</text:p>
          </table:table-cell>
          <table:table-cell office:value-type="float" office:value="0.135404825211" calcext:value-type="float">
            <text:p>0.135404825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19740009308" calcext:value-type="float">
            <text:p>0.1197400093</text:p>
          </table:table-cell>
          <table:table-cell office:value-type="float" office:value="63" calcext:value-type="float">
            <text:p>63</text:p>
          </table:table-cell>
          <table:table-cell office:value-type="float" office:value="0.557453870773" calcext:value-type="float">
            <text:p>0.5574538708</text:p>
          </table:table-cell>
          <table:table-cell office:value-type="float" office:value="55" calcext:value-type="float">
            <text:p>55</text:p>
          </table:table-cell>
          <table:table-cell office:value-type="float" office:value="0.2563560009" calcext:value-type="float">
            <text:p>0.2563560009</text:p>
          </table:table-cell>
          <table:table-cell office:value-type="float" office:value="44" calcext:value-type="float">
            <text:p>44</text:p>
          </table:table-cell>
          <table:table-cell office:value-type="float" office:value="0.208126068115" calcext:value-type="float">
            <text:p>0.2081260681</text:p>
          </table:table-cell>
          <table:table-cell office:value-type="float" office:value="33" calcext:value-type="float">
            <text:p>33</text:p>
          </table:table-cell>
          <table:table-cell office:value-type="float" office:value="0.158490896225" calcext:value-type="float">
            <text:p>0.158490896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571685791" calcext:value-type="float">
            <text:p>0.1957168579</text:p>
          </table:table-cell>
          <table:table-cell office:value-type="float" office:value="88" calcext:value-type="float">
            <text:p>88</text:p>
          </table:table-cell>
          <table:table-cell office:value-type="float" office:value="0.78927898407" calcext:value-type="float">
            <text:p>0.7892789841</text:p>
          </table:table-cell>
          <table:table-cell office:value-type="float" office:value="57" calcext:value-type="float">
            <text:p>57</text:p>
          </table:table-cell>
          <table:table-cell office:value-type="float" office:value="0.244805812836" calcext:value-type="float">
            <text:p>0.2448058128</text:p>
          </table:table-cell>
          <table:table-cell office:value-type="float" office:value="41" calcext:value-type="float">
            <text:p>41</text:p>
          </table:table-cell>
          <table:table-cell office:value-type="float" office:value="0.198037862778" calcext:value-type="float">
            <text:p>0.1980378628</text:p>
          </table:table-cell>
          <table:table-cell office:value-type="float" office:value="36" calcext:value-type="float">
            <text:p>36</text:p>
          </table:table-cell>
          <table:table-cell office:value-type="float" office:value="0.176831960678" calcext:value-type="float">
            <text:p>0.176831960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09521055222" calcext:value-type="float">
            <text:p>0.2095210552</text:p>
          </table:table-cell>
          <table:table-cell office:value-type="float" office:value="49" calcext:value-type="float">
            <text:p>49</text:p>
          </table:table-cell>
          <table:table-cell office:value-type="float" office:value="0.443520069122" calcext:value-type="float">
            <text:p>0.4435200691</text:p>
          </table:table-cell>
          <table:table-cell office:value-type="float" office:value="33" calcext:value-type="float">
            <text:p>33</text:p>
          </table:table-cell>
          <table:table-cell office:value-type="float" office:value="0.139890909195" calcext:value-type="float">
            <text:p>0.1398909092</text:p>
          </table:table-cell>
          <table:table-cell office:value-type="float" office:value="32" calcext:value-type="float">
            <text:p>32</text:p>
          </table:table-cell>
          <table:table-cell office:value-type="float" office:value="0.152554035187" calcext:value-type="float">
            <text:p>0.1525540352</text:p>
          </table:table-cell>
          <table:table-cell office:value-type="float" office:value="32" calcext:value-type="float">
            <text:p>32</text:p>
          </table:table-cell>
          <table:table-cell office:value-type="float" office:value="0.162139892578" calcext:value-type="float">
            <text:p>0.162139892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67042016983" calcext:value-type="float">
            <text:p>0.167042017</text:p>
          </table:table-cell>
          <table:table-cell office:value-type="float" office:value="52" calcext:value-type="float">
            <text:p>52</text:p>
          </table:table-cell>
          <table:table-cell office:value-type="float" office:value="0.464379072189" calcext:value-type="float">
            <text:p>0.4643790722</text:p>
          </table:table-cell>
          <table:table-cell office:value-type="float" office:value="41" calcext:value-type="float">
            <text:p>41</text:p>
          </table:table-cell>
          <table:table-cell office:value-type="float" office:value="0.176992893219" calcext:value-type="float">
            <text:p>0.1769928932</text:p>
          </table:table-cell>
          <table:table-cell office:value-type="float" office:value="38" calcext:value-type="float">
            <text:p>38</text:p>
          </table:table-cell>
          <table:table-cell office:value-type="float" office:value="0.184418916702" calcext:value-type="float">
            <text:p>0.1844189167</text:p>
          </table:table-cell>
          <table:table-cell office:value-type="float" office:value="30" calcext:value-type="float">
            <text:p>30</text:p>
          </table:table-cell>
          <table:table-cell office:value-type="float" office:value="0.144624948502" calcext:value-type="float">
            <text:p>0.144624948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4156951904" calcext:value-type="float">
            <text:p>0.1241569519</text:p>
          </table:table-cell>
          <table:table-cell office:value-type="float" office:value="31" calcext:value-type="float">
            <text:p>31</text:p>
          </table:table-cell>
          <table:table-cell office:value-type="float" office:value="0.282348155975" calcext:value-type="float">
            <text:p>0.282348156</text:p>
          </table:table-cell>
          <table:table-cell office:value-type="float" office:value="32" calcext:value-type="float">
            <text:p>32</text:p>
          </table:table-cell>
          <table:table-cell office:value-type="float" office:value="0.137454032898" calcext:value-type="float">
            <text:p>0.1374540329</text:p>
          </table:table-cell>
          <table:table-cell office:value-type="float" office:value="45" calcext:value-type="float">
            <text:p>45</text:p>
          </table:table-cell>
          <table:table-cell office:value-type="float" office:value="0.217482089996" calcext:value-type="float">
            <text:p>0.21748209</text:p>
          </table:table-cell>
          <table:table-cell office:value-type="float" office:value="38" calcext:value-type="float">
            <text:p>38</text:p>
          </table:table-cell>
          <table:table-cell office:value-type="float" office:value="0.183546066284" calcext:value-type="float">
            <text:p>0.183546066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0413951874" calcext:value-type="float">
            <text:p>0.1904139519</text:p>
          </table:table-cell>
          <table:table-cell office:value-type="float" office:value="54" calcext:value-type="float">
            <text:p>54</text:p>
          </table:table-cell>
          <table:table-cell office:value-type="float" office:value="0.474234104156" calcext:value-type="float">
            <text:p>0.4742341042</text:p>
          </table:table-cell>
          <table:table-cell office:value-type="float" office:value="52" calcext:value-type="float">
            <text:p>52</text:p>
          </table:table-cell>
          <table:table-cell office:value-type="float" office:value="0.223112106323" calcext:value-type="float">
            <text:p>0.2231121063</text:p>
          </table:table-cell>
          <table:table-cell office:value-type="float" office:value="36" calcext:value-type="float">
            <text:p>36</text:p>
          </table:table-cell>
          <table:table-cell office:value-type="float" office:value="0.181385993958" calcext:value-type="float">
            <text:p>0.181385994</text:p>
          </table:table-cell>
          <table:table-cell office:value-type="float" office:value="46" calcext:value-type="float">
            <text:p>46</text:p>
          </table:table-cell>
          <table:table-cell office:value-type="float" office:value="0.224411964417" calcext:value-type="float">
            <text:p>0.224411964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244669914246" calcext:value-type="float">
            <text:p>0.2446699142</text:p>
          </table:table-cell>
          <table:table-cell office:value-type="float" office:value="63" calcext:value-type="float">
            <text:p>63</text:p>
          </table:table-cell>
          <table:table-cell office:value-type="float" office:value="0.55565404892" calcext:value-type="float">
            <text:p>0.5556540489</text:p>
          </table:table-cell>
          <table:table-cell office:value-type="float" office:value="68" calcext:value-type="float">
            <text:p>68</text:p>
          </table:table-cell>
          <table:table-cell office:value-type="float" office:value="0.289667129517" calcext:value-type="float">
            <text:p>0.2896671295</text:p>
          </table:table-cell>
          <table:table-cell office:value-type="float" office:value="31" calcext:value-type="float">
            <text:p>31</text:p>
          </table:table-cell>
          <table:table-cell office:value-type="float" office:value="0.150262832642" calcext:value-type="float">
            <text:p>0.1502628326</text:p>
          </table:table-cell>
          <table:table-cell office:value-type="float" office:value="39" calcext:value-type="float">
            <text:p>39</text:p>
          </table:table-cell>
          <table:table-cell office:value-type="float" office:value="0.192667961121" calcext:value-type="float">
            <text:p>0.19266796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0731105804" calcext:value-type="float">
            <text:p>0.1307311058</text:p>
          </table:table-cell>
          <table:table-cell office:value-type="float" office:value="49" calcext:value-type="float">
            <text:p>49</text:p>
          </table:table-cell>
          <table:table-cell office:value-type="float" office:value="0.434934854507" calcext:value-type="float">
            <text:p>0.4349348545</text:p>
          </table:table-cell>
          <table:table-cell office:value-type="float" office:value="82" calcext:value-type="float">
            <text:p>82</text:p>
          </table:table-cell>
          <table:table-cell office:value-type="float" office:value="0.356098175049" calcext:value-type="float">
            <text:p>0.356098175</text:p>
          </table:table-cell>
          <table:table-cell office:value-type="float" office:value="28" calcext:value-type="float">
            <text:p>28</text:p>
          </table:table-cell>
          <table:table-cell office:value-type="float" office:value="0.141292095184" calcext:value-type="float">
            <text:p>0.1412920952</text:p>
          </table:table-cell>
          <table:table-cell office:value-type="float" office:value="30" calcext:value-type="float">
            <text:p>30</text:p>
          </table:table-cell>
          <table:table-cell office:value-type="float" office:value="0.145880937576" calcext:value-type="float">
            <text:p>0.145880937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1617965698" calcext:value-type="float">
            <text:p>0.1916179657</text:p>
          </table:table-cell>
          <table:table-cell office:value-type="float" office:value="36" calcext:value-type="float">
            <text:p>36</text:p>
          </table:table-cell>
          <table:table-cell office:value-type="float" office:value="0.322063922882" calcext:value-type="float">
            <text:p>0.3220639229</text:p>
          </table:table-cell>
          <table:table-cell office:value-type="float" office:value="52" calcext:value-type="float">
            <text:p>52</text:p>
          </table:table-cell>
          <table:table-cell office:value-type="float" office:value="0.224161863327" calcext:value-type="float">
            <text:p>0.2241618633</text:p>
          </table:table-cell>
          <table:table-cell office:value-type="float" office:value="28" calcext:value-type="float">
            <text:p>28</text:p>
          </table:table-cell>
          <table:table-cell office:value-type="float" office:value="0.136920928955" calcext:value-type="float">
            <text:p>0.136920929</text:p>
          </table:table-cell>
          <table:table-cell office:value-type="float" office:value="41" calcext:value-type="float">
            <text:p>41</text:p>
          </table:table-cell>
          <table:table-cell office:value-type="float" office:value="0.198325157166" calcext:value-type="float">
            <text:p>0.198325157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74989938736" calcext:value-type="float">
            <text:p>0.1749899387</text:p>
          </table:table-cell>
          <table:table-cell office:value-type="float" office:value="45" calcext:value-type="float">
            <text:p>45</text:p>
          </table:table-cell>
          <table:table-cell office:value-type="float" office:value="0.401201963425" calcext:value-type="float">
            <text:p>0.4012019634</text:p>
          </table:table-cell>
          <table:table-cell office:value-type="float" office:value="59" calcext:value-type="float">
            <text:p>59</text:p>
          </table:table-cell>
          <table:table-cell office:value-type="float" office:value="0.253117799759" calcext:value-type="float">
            <text:p>0.2531177998</text:p>
          </table:table-cell>
          <table:table-cell office:value-type="float" office:value="32" calcext:value-type="float">
            <text:p>32</text:p>
          </table:table-cell>
          <table:table-cell office:value-type="float" office:value="0.154922962189" calcext:value-type="float">
            <text:p>0.1549229622</text:p>
          </table:table-cell>
          <table:table-cell office:value-type="float" office:value="28" calcext:value-type="float">
            <text:p>28</text:p>
          </table:table-cell>
          <table:table-cell office:value-type="float" office:value="0.135627031326" calcext:value-type="float">
            <text:p>0.13562703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58620119095" calcext:value-type="float">
            <text:p>0.1586201191</text:p>
          </table:table-cell>
          <table:table-cell office:value-type="float" office:value="70" calcext:value-type="float">
            <text:p>70</text:p>
          </table:table-cell>
          <table:table-cell office:value-type="float" office:value="0.620682001114" calcext:value-type="float">
            <text:p>0.6206820011</text:p>
          </table:table-cell>
          <table:table-cell office:value-type="float" office:value="105" calcext:value-type="float">
            <text:p>105</text:p>
          </table:table-cell>
          <table:table-cell office:value-type="float" office:value="0.45432305336" calcext:value-type="float">
            <text:p>0.4543230534</text:p>
          </table:table-cell>
          <table:table-cell office:value-type="float" office:value="26" calcext:value-type="float">
            <text:p>26</text:p>
          </table:table-cell>
          <table:table-cell office:value-type="float" office:value="0.126378059387" calcext:value-type="float">
            <text:p>0.1263780594</text:p>
          </table:table-cell>
          <table:table-cell office:value-type="float" office:value="40" calcext:value-type="float">
            <text:p>40</text:p>
          </table:table-cell>
          <table:table-cell office:value-type="float" office:value="0.195964097977" calcext:value-type="float">
            <text:p>0.19596409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220628976822" calcext:value-type="float">
            <text:p>0.2206289768</text:p>
          </table:table-cell>
          <table:table-cell office:value-type="float" office:value="63" calcext:value-type="float">
            <text:p>63</text:p>
          </table:table-cell>
          <table:table-cell office:value-type="float" office:value="0.563254117966" calcext:value-type="float">
            <text:p>0.563254118</text:p>
          </table:table-cell>
          <table:table-cell office:value-type="float" office:value="46" calcext:value-type="float">
            <text:p>46</text:p>
          </table:table-cell>
          <table:table-cell office:value-type="float" office:value="0.204133033752" calcext:value-type="float">
            <text:p>0.2041330338</text:p>
          </table:table-cell>
          <table:table-cell office:value-type="float" office:value="38" calcext:value-type="float">
            <text:p>38</text:p>
          </table:table-cell>
          <table:table-cell office:value-type="float" office:value="0.183750867844" calcext:value-type="float">
            <text:p>0.1837508678</text:p>
          </table:table-cell>
          <table:table-cell office:value-type="float" office:value="56" calcext:value-type="float">
            <text:p>56</text:p>
          </table:table-cell>
          <table:table-cell office:value-type="float" office:value="0.274295806885" calcext:value-type="float">
            <text:p>0.27429580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4726057053" calcext:value-type="float">
            <text:p>0.1247260571</text:p>
          </table:table-cell>
          <table:table-cell office:value-type="float" office:value="85" calcext:value-type="float">
            <text:p>85</text:p>
          </table:table-cell>
          <table:table-cell office:value-type="float" office:value="0.76206111908" calcext:value-type="float">
            <text:p>0.7620611191</text:p>
          </table:table-cell>
          <table:table-cell office:value-type="float" office:value="55" calcext:value-type="float">
            <text:p>55</text:p>
          </table:table-cell>
          <table:table-cell office:value-type="float" office:value="0.23130607605" calcext:value-type="float">
            <text:p>0.2313060761</text:p>
          </table:table-cell>
          <table:table-cell office:value-type="float" office:value="38" calcext:value-type="float">
            <text:p>38</text:p>
          </table:table-cell>
          <table:table-cell office:value-type="float" office:value="0.187977075577" calcext:value-type="float">
            <text:p>0.1879770756</text:p>
          </table:table-cell>
          <table:table-cell office:value-type="float" office:value="26" calcext:value-type="float">
            <text:p>26</text:p>
          </table:table-cell>
          <table:table-cell office:value-type="float" office:value="0.126996994019" calcext:value-type="float">
            <text:p>0.12699699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2261300087" calcext:value-type="float">
            <text:p>0.3226130009</text:p>
          </table:table-cell>
          <table:table-cell office:value-type="float" office:value="64" calcext:value-type="float">
            <text:p>64</text:p>
          </table:table-cell>
          <table:table-cell office:value-type="float" office:value="0.57920384407" calcext:value-type="float">
            <text:p>0.5792038441</text:p>
          </table:table-cell>
          <table:table-cell office:value-type="float" office:value="58" calcext:value-type="float">
            <text:p>58</text:p>
          </table:table-cell>
          <table:table-cell office:value-type="float" office:value="0.244314908981" calcext:value-type="float">
            <text:p>0.244314909</text:p>
          </table:table-cell>
          <table:table-cell office:value-type="float" office:value="25" calcext:value-type="float">
            <text:p>25</text:p>
          </table:table-cell>
          <table:table-cell office:value-type="float" office:value="0.123674869537" calcext:value-type="float">
            <text:p>0.1236748695</text:p>
          </table:table-cell>
          <table:table-cell office:value-type="float" office:value="34" calcext:value-type="float">
            <text:p>34</text:p>
          </table:table-cell>
          <table:table-cell office:value-type="float" office:value="0.166816949844" calcext:value-type="float">
            <text:p>0.166816949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18500947952" calcext:value-type="float">
            <text:p>0.118500948</text:p>
          </table:table-cell>
          <table:table-cell office:value-type="float" office:value="76" calcext:value-type="float">
            <text:p>76</text:p>
          </table:table-cell>
          <table:table-cell office:value-type="float" office:value="0.673707962036" calcext:value-type="float">
            <text:p>0.673707962</text:p>
          </table:table-cell>
          <table:table-cell office:value-type="float" office:value="46" calcext:value-type="float">
            <text:p>46</text:p>
          </table:table-cell>
          <table:table-cell office:value-type="float" office:value="0.198698043823" calcext:value-type="float">
            <text:p>0.1986980438</text:p>
          </table:table-cell>
          <table:table-cell office:value-type="float" office:value="27" calcext:value-type="float">
            <text:p>27</text:p>
          </table:table-cell>
          <table:table-cell office:value-type="float" office:value="0.132341146469" calcext:value-type="float">
            <text:p>0.1323411465</text:p>
          </table:table-cell>
          <table:table-cell office:value-type="float" office:value="33" calcext:value-type="float">
            <text:p>33</text:p>
          </table:table-cell>
          <table:table-cell office:value-type="float" office:value="0.159418821335" calcext:value-type="float">
            <text:p>0.15941882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14297151566" calcext:value-type="float">
            <text:p>0.1142971516</text:p>
          </table:table-cell>
          <table:table-cell office:value-type="float" office:value="50" calcext:value-type="float">
            <text:p>50</text:p>
          </table:table-cell>
          <table:table-cell office:value-type="float" office:value="0.446197986603" calcext:value-type="float">
            <text:p>0.4461979866</text:p>
          </table:table-cell>
          <table:table-cell office:value-type="float" office:value="113" calcext:value-type="float">
            <text:p>113</text:p>
          </table:table-cell>
          <table:table-cell office:value-type="float" office:value="0.485203027725" calcext:value-type="float">
            <text:p>0.4852030277</text:p>
          </table:table-cell>
          <table:table-cell office:value-type="float" office:value="34" calcext:value-type="float">
            <text:p>34</text:p>
          </table:table-cell>
          <table:table-cell office:value-type="float" office:value="0.165724992752" calcext:value-type="float">
            <text:p>0.1657249928</text:p>
          </table:table-cell>
          <table:table-cell office:value-type="float" office:value="25" calcext:value-type="float">
            <text:p>25</text:p>
          </table:table-cell>
          <table:table-cell office:value-type="float" office:value="0.119888067245" calcext:value-type="float">
            <text:p>0.119888067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84355974197" calcext:value-type="float">
            <text:p>0.1843559742</text:p>
          </table:table-cell>
          <table:table-cell office:value-type="float" office:value="92" calcext:value-type="float">
            <text:p>92</text:p>
          </table:table-cell>
          <table:table-cell office:value-type="float" office:value="0.829985141754" calcext:value-type="float">
            <text:p>0.8299851418</text:p>
          </table:table-cell>
          <table:table-cell office:value-type="float" office:value="41" calcext:value-type="float">
            <text:p>41</text:p>
          </table:table-cell>
          <table:table-cell office:value-type="float" office:value="0.176290035248" calcext:value-type="float">
            <text:p>0.1762900352</text:p>
          </table:table-cell>
          <table:table-cell office:value-type="float" office:value="23" calcext:value-type="float">
            <text:p>23</text:p>
          </table:table-cell>
          <table:table-cell office:value-type="float" office:value="0.111145019531" calcext:value-type="float">
            <text:p>0.1111450195</text:p>
          </table:table-cell>
          <table:table-cell office:value-type="float" office:value="51" calcext:value-type="float">
            <text:p>51</text:p>
          </table:table-cell>
          <table:table-cell office:value-type="float" office:value="0.245949029922" calcext:value-type="float">
            <text:p>0.245949029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87767028809" calcext:value-type="float">
            <text:p>0.1877670288</text:p>
          </table:table-cell>
          <table:table-cell office:value-type="float" office:value="108" calcext:value-type="float">
            <text:p>108</text:p>
          </table:table-cell>
          <table:table-cell office:value-type="float" office:value="0.973022937775" calcext:value-type="float">
            <text:p>0.9730229378</text:p>
          </table:table-cell>
          <table:table-cell office:value-type="float" office:value="65" calcext:value-type="float">
            <text:p>65</text:p>
          </table:table-cell>
          <table:table-cell office:value-type="float" office:value="0.282824993134" calcext:value-type="float">
            <text:p>0.2828249931</text:p>
          </table:table-cell>
          <table:table-cell office:value-type="float" office:value="32" calcext:value-type="float">
            <text:p>32</text:p>
          </table:table-cell>
          <table:table-cell office:value-type="float" office:value="0.155107021332" calcext:value-type="float">
            <text:p>0.1551070213</text:p>
          </table:table-cell>
          <table:table-cell office:value-type="float" office:value="33" calcext:value-type="float">
            <text:p>33</text:p>
          </table:table-cell>
          <table:table-cell office:value-type="float" office:value="0.16047000885" calcext:value-type="float">
            <text:p>0.160470008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29389095306" calcext:value-type="float">
            <text:p>0.3293890953</text:p>
          </table:table-cell>
          <table:table-cell office:value-type="float" office:value="54" calcext:value-type="float">
            <text:p>54</text:p>
          </table:table-cell>
          <table:table-cell office:value-type="float" office:value="0.485515117645" calcext:value-type="float">
            <text:p>0.4855151176</text:p>
          </table:table-cell>
          <table:table-cell office:value-type="float" office:value="59" calcext:value-type="float">
            <text:p>59</text:p>
          </table:table-cell>
          <table:table-cell office:value-type="float" office:value="0.256968975067" calcext:value-type="float">
            <text:p>0.2569689751</text:p>
          </table:table-cell>
          <table:table-cell office:value-type="float" office:value="44" calcext:value-type="float">
            <text:p>44</text:p>
          </table:table-cell>
          <table:table-cell office:value-type="float" office:value="0.213215112686" calcext:value-type="float">
            <text:p>0.2132151127</text:p>
          </table:table-cell>
          <table:table-cell office:value-type="float" office:value="29" calcext:value-type="float">
            <text:p>29</text:p>
          </table:table-cell>
          <table:table-cell office:value-type="float" office:value="0.143078804016" calcext:value-type="float">
            <text:p>0.14307880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252203941345" calcext:value-type="float">
            <text:p>0.2522039413</text:p>
          </table:table-cell>
          <table:table-cell office:value-type="float" office:value="56" calcext:value-type="float">
            <text:p>56</text:p>
          </table:table-cell>
          <table:table-cell office:value-type="float" office:value="0.502838850021" calcext:value-type="float">
            <text:p>0.50283885</text:p>
          </table:table-cell>
          <table:table-cell office:value-type="float" office:value="72" calcext:value-type="float">
            <text:p>72</text:p>
          </table:table-cell>
          <table:table-cell office:value-type="float" office:value="0.309513807297" calcext:value-type="float">
            <text:p>0.3095138073</text:p>
          </table:table-cell>
          <table:table-cell office:value-type="float" office:value="39" calcext:value-type="float">
            <text:p>39</text:p>
          </table:table-cell>
          <table:table-cell office:value-type="float" office:value="0.197908878326" calcext:value-type="float">
            <text:p>0.1979088783</text:p>
          </table:table-cell>
          <table:table-cell office:value-type="float" office:value="39" calcext:value-type="float">
            <text:p>39</text:p>
          </table:table-cell>
          <table:table-cell office:value-type="float" office:value="0.190808057785" calcext:value-type="float">
            <text:p>0.19080805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78125143051" calcext:value-type="float">
            <text:p>0.1781251431</text:p>
          </table:table-cell>
          <table:table-cell office:value-type="float" office:value="39" calcext:value-type="float">
            <text:p>39</text:p>
          </table:table-cell>
          <table:table-cell office:value-type="float" office:value="0.34990477562" calcext:value-type="float">
            <text:p>0.3499047756</text:p>
          </table:table-cell>
          <table:table-cell office:value-type="float" office:value="72" calcext:value-type="float">
            <text:p>72</text:p>
          </table:table-cell>
          <table:table-cell office:value-type="float" office:value="0.312975883484" calcext:value-type="float">
            <text:p>0.3129758835</text:p>
          </table:table-cell>
          <table:table-cell office:value-type="float" office:value="32" calcext:value-type="float">
            <text:p>32</text:p>
          </table:table-cell>
          <table:table-cell office:value-type="float" office:value="0.157377958298" calcext:value-type="float">
            <text:p>0.1573779583</text:p>
          </table:table-cell>
          <table:table-cell office:value-type="float" office:value="33" calcext:value-type="float">
            <text:p>33</text:p>
          </table:table-cell>
          <table:table-cell office:value-type="float" office:value="0.158349990845" calcext:value-type="float">
            <text:p>0.15834999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5575027466" calcext:value-type="float">
            <text:p>0.1655750275</text:p>
          </table:table-cell>
          <table:table-cell office:value-type="float" office:value="78" calcext:value-type="float">
            <text:p>78</text:p>
          </table:table-cell>
          <table:table-cell office:value-type="float" office:value="0.714285850525" calcext:value-type="float">
            <text:p>0.7142858505</text:p>
          </table:table-cell>
          <table:table-cell office:value-type="float" office:value="39" calcext:value-type="float">
            <text:p>39</text:p>
          </table:table-cell>
          <table:table-cell office:value-type="float" office:value="0.170593976974" calcext:value-type="float">
            <text:p>0.170593977</text:p>
          </table:table-cell>
          <table:table-cell office:value-type="float" office:value="33" calcext:value-type="float">
            <text:p>33</text:p>
          </table:table-cell>
          <table:table-cell office:value-type="float" office:value="0.182212114334" calcext:value-type="float">
            <text:p>0.1822121143</text:p>
          </table:table-cell>
          <table:table-cell office:value-type="float" office:value="34" calcext:value-type="float">
            <text:p>34</text:p>
          </table:table-cell>
          <table:table-cell office:value-type="float" office:value="0.166517019272" calcext:value-type="float">
            <text:p>0.166517019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53647899628" calcext:value-type="float">
            <text:p>0.1536478996</text:p>
          </table:table-cell>
          <table:table-cell office:value-type="float" office:value="80" calcext:value-type="float">
            <text:p>80</text:p>
          </table:table-cell>
          <table:table-cell office:value-type="float" office:value="0.706566095352" calcext:value-type="float">
            <text:p>0.7065660954</text:p>
          </table:table-cell>
          <table:table-cell office:value-type="float" office:value="42" calcext:value-type="float">
            <text:p>42</text:p>
          </table:table-cell>
          <table:table-cell office:value-type="float" office:value="0.17723107338" calcext:value-type="float">
            <text:p>0.1772310734</text:p>
          </table:table-cell>
          <table:table-cell office:value-type="float" office:value="35" calcext:value-type="float">
            <text:p>35</text:p>
          </table:table-cell>
          <table:table-cell office:value-type="float" office:value="0.171521902084" calcext:value-type="float">
            <text:p>0.1715219021</text:p>
          </table:table-cell>
          <table:table-cell office:value-type="float" office:value="25" calcext:value-type="float">
            <text:p>25</text:p>
          </table:table-cell>
          <table:table-cell office:value-type="float" office:value="0.125449895859" calcext:value-type="float">
            <text:p>0.125449895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8248295784" calcext:value-type="float">
            <text:p>0.1824829578</text:p>
          </table:table-cell>
          <table:table-cell office:value-type="float" office:value="38" calcext:value-type="float">
            <text:p>38</text:p>
          </table:table-cell>
          <table:table-cell office:value-type="float" office:value="0.336158037186" calcext:value-type="float">
            <text:p>0.3361580372</text:p>
          </table:table-cell>
          <table:table-cell office:value-type="float" office:value="51" calcext:value-type="float">
            <text:p>51</text:p>
          </table:table-cell>
          <table:table-cell office:value-type="float" office:value="0.213782072067" calcext:value-type="float">
            <text:p>0.2137820721</text:p>
          </table:table-cell>
          <table:table-cell office:value-type="float" office:value="28" calcext:value-type="float">
            <text:p>28</text:p>
          </table:table-cell>
          <table:table-cell office:value-type="float" office:value="0.135876893997" calcext:value-type="float">
            <text:p>0.135876894</text:p>
          </table:table-cell>
          <table:table-cell office:value-type="float" office:value="38" calcext:value-type="float">
            <text:p>38</text:p>
          </table:table-cell>
          <table:table-cell office:value-type="float" office:value="0.184147119522" calcext:value-type="float">
            <text:p>0.184147119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45545005798" calcext:value-type="float">
            <text:p>0.1455450058</text:p>
          </table:table-cell>
          <table:table-cell office:value-type="float" office:value="43" calcext:value-type="float">
            <text:p>43</text:p>
          </table:table-cell>
          <table:table-cell office:value-type="float" office:value="0.384984016418" calcext:value-type="float">
            <text:p>0.3849840164</text:p>
          </table:table-cell>
          <table:table-cell office:value-type="float" office:value="58" calcext:value-type="float">
            <text:p>58</text:p>
          </table:table-cell>
          <table:table-cell office:value-type="float" office:value="0.250779151917" calcext:value-type="float">
            <text:p>0.2507791519</text:p>
          </table:table-cell>
          <table:table-cell office:value-type="float" office:value="21" calcext:value-type="float">
            <text:p>21</text:p>
          </table:table-cell>
          <table:table-cell office:value-type="float" office:value="0.106401920319" calcext:value-type="float">
            <text:p>0.1064019203</text:p>
          </table:table-cell>
          <table:table-cell office:value-type="float" office:value="34" calcext:value-type="float">
            <text:p>34</text:p>
          </table:table-cell>
          <table:table-cell office:value-type="float" office:value="0.164139986038" calcext:value-type="float">
            <text:p>0.16413998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0850992203" calcext:value-type="float">
            <text:p>0.1708509922</text:p>
          </table:table-cell>
          <table:table-cell office:value-type="float" office:value="96" calcext:value-type="float">
            <text:p>96</text:p>
          </table:table-cell>
          <table:table-cell office:value-type="float" office:value="0.85805606842" calcext:value-type="float">
            <text:p>0.8580560684</text:p>
          </table:table-cell>
          <table:table-cell office:value-type="float" office:value="37" calcext:value-type="float">
            <text:p>37</text:p>
          </table:table-cell>
          <table:table-cell office:value-type="float" office:value="0.158829927444" calcext:value-type="float">
            <text:p>0.1588299274</text:p>
          </table:table-cell>
          <table:table-cell office:value-type="float" office:value="37" calcext:value-type="float">
            <text:p>37</text:p>
          </table:table-cell>
          <table:table-cell office:value-type="float" office:value="0.182226896286" calcext:value-type="float">
            <text:p>0.1822268963</text:p>
          </table:table-cell>
          <table:table-cell office:value-type="float" office:value="27" calcext:value-type="float">
            <text:p>27</text:p>
          </table:table-cell>
          <table:table-cell office:value-type="float" office:value="0.130676984787" calcext:value-type="float">
            <text:p>0.13067698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0333900452" calcext:value-type="float">
            <text:p>0.1303339005</text:p>
          </table:table-cell>
          <table:table-cell office:value-type="float" office:value="64" calcext:value-type="float">
            <text:p>64</text:p>
          </table:table-cell>
          <table:table-cell office:value-type="float" office:value="0.565526008606" calcext:value-type="float">
            <text:p>0.5655260086</text:p>
          </table:table-cell>
          <table:table-cell office:value-type="float" office:value="47" calcext:value-type="float">
            <text:p>47</text:p>
          </table:table-cell>
          <table:table-cell office:value-type="float" office:value="0.211139202118" calcext:value-type="float">
            <text:p>0.2111392021</text:p>
          </table:table-cell>
          <table:table-cell office:value-type="float" office:value="29" calcext:value-type="float">
            <text:p>29</text:p>
          </table:table-cell>
          <table:table-cell office:value-type="float" office:value="0.142561197281" calcext:value-type="float">
            <text:p>0.1425611973</text:p>
          </table:table-cell>
          <table:table-cell office:value-type="float" office:value="43" calcext:value-type="float">
            <text:p>43</text:p>
          </table:table-cell>
          <table:table-cell office:value-type="float" office:value="0.20799279213" calcext:value-type="float">
            <text:p>0.207992792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228865861893" calcext:value-type="float">
            <text:p>0.2288658619</text:p>
          </table:table-cell>
          <table:table-cell office:value-type="float" office:value="39" calcext:value-type="float">
            <text:p>39</text:p>
          </table:table-cell>
          <table:table-cell office:value-type="float" office:value="0.354534864426" calcext:value-type="float">
            <text:p>0.3545348644</text:p>
          </table:table-cell>
          <table:table-cell office:value-type="float" office:value="71" calcext:value-type="float">
            <text:p>71</text:p>
          </table:table-cell>
          <table:table-cell office:value-type="float" office:value="0.335510969162" calcext:value-type="float">
            <text:p>0.3355109692</text:p>
          </table:table-cell>
          <table:table-cell office:value-type="float" office:value="33" calcext:value-type="float">
            <text:p>33</text:p>
          </table:table-cell>
          <table:table-cell office:value-type="float" office:value="0.166984081268" calcext:value-type="float">
            <text:p>0.1669840813</text:p>
          </table:table-cell>
          <table:table-cell office:value-type="float" office:value="22" calcext:value-type="float">
            <text:p>22</text:p>
          </table:table-cell>
          <table:table-cell office:value-type="float" office:value="0.107006072998" calcext:value-type="float">
            <text:p>0.10700607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81002855301" calcext:value-type="float">
            <text:p>0.1810028553</text:p>
          </table:table-cell>
          <table:table-cell office:value-type="float" office:value="37" calcext:value-type="float">
            <text:p>37</text:p>
          </table:table-cell>
          <table:table-cell office:value-type="float" office:value="0.333517074585" calcext:value-type="float">
            <text:p>0.3335170746</text:p>
          </table:table-cell>
          <table:table-cell office:value-type="float" office:value="40" calcext:value-type="float">
            <text:p>40</text:p>
          </table:table-cell>
          <table:table-cell office:value-type="float" office:value="0.171834945679" calcext:value-type="float">
            <text:p>0.1718349457</text:p>
          </table:table-cell>
          <table:table-cell office:value-type="float" office:value="26" calcext:value-type="float">
            <text:p>26</text:p>
          </table:table-cell>
          <table:table-cell office:value-type="float" office:value="0.12957406044" calcext:value-type="float">
            <text:p>0.1295740604</text:p>
          </table:table-cell>
          <table:table-cell office:value-type="float" office:value="24" calcext:value-type="float">
            <text:p>24</text:p>
          </table:table-cell>
          <table:table-cell office:value-type="float" office:value="0.116338014603" calcext:value-type="float">
            <text:p>0.116338014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0605897903" calcext:value-type="float">
            <text:p>0.1706058979</text:p>
          </table:table-cell>
          <table:table-cell office:value-type="float" office:value="65" calcext:value-type="float">
            <text:p>65</text:p>
          </table:table-cell>
          <table:table-cell office:value-type="float" office:value="0.588379859924" calcext:value-type="float">
            <text:p>0.5883798599</text:p>
          </table:table-cell>
          <table:table-cell office:value-type="float" office:value="44" calcext:value-type="float">
            <text:p>44</text:p>
          </table:table-cell>
          <table:table-cell office:value-type="float" office:value="0.186712026596" calcext:value-type="float">
            <text:p>0.1867120266</text:p>
          </table:table-cell>
          <table:table-cell office:value-type="float" office:value="33" calcext:value-type="float">
            <text:p>33</text:p>
          </table:table-cell>
          <table:table-cell office:value-type="float" office:value="0.161625862122" calcext:value-type="float">
            <text:p>0.1616258621</text:p>
          </table:table-cell>
          <table:table-cell office:value-type="float" office:value="32" calcext:value-type="float">
            <text:p>32</text:p>
          </table:table-cell>
          <table:table-cell office:value-type="float" office:value="0.155466079712" calcext:value-type="float">
            <text:p>0.155466079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70986890793" calcext:value-type="float">
            <text:p>0.1709868908</text:p>
          </table:table-cell>
          <table:table-cell office:value-type="float" office:value="67" calcext:value-type="float">
            <text:p>67</text:p>
          </table:table-cell>
          <table:table-cell office:value-type="float" office:value="0.595894098282" calcext:value-type="float">
            <text:p>0.5958940983</text:p>
          </table:table-cell>
          <table:table-cell office:value-type="float" office:value="41" calcext:value-type="float">
            <text:p>41</text:p>
          </table:table-cell>
          <table:table-cell office:value-type="float" office:value="0.1742208004" calcext:value-type="float">
            <text:p>0.1742208004</text:p>
          </table:table-cell>
          <table:table-cell office:value-type="float" office:value="28" calcext:value-type="float">
            <text:p>28</text:p>
          </table:table-cell>
          <table:table-cell office:value-type="float" office:value="0.161650896072" calcext:value-type="float">
            <text:p>0.1616508961</text:p>
          </table:table-cell>
          <table:table-cell office:value-type="float" office:value="48" calcext:value-type="float">
            <text:p>48</text:p>
          </table:table-cell>
          <table:table-cell office:value-type="float" office:value="0.234069108963" calcext:value-type="float">
            <text:p>0.23406910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19567871094" calcext:value-type="float">
            <text:p>0.1195678711</text:p>
          </table:table-cell>
          <table:table-cell office:value-type="float" office:value="48" calcext:value-type="float">
            <text:p>48</text:p>
          </table:table-cell>
          <table:table-cell office:value-type="float" office:value="0.425482988358" calcext:value-type="float">
            <text:p>0.4254829884</text:p>
          </table:table-cell>
          <table:table-cell office:value-type="float" office:value="64" calcext:value-type="float">
            <text:p>64</text:p>
          </table:table-cell>
          <table:table-cell office:value-type="float" office:value="0.274221897125" calcext:value-type="float">
            <text:p>0.2742218971</text:p>
          </table:table-cell>
          <table:table-cell office:value-type="float" office:value="33" calcext:value-type="float">
            <text:p>33</text:p>
          </table:table-cell>
          <table:table-cell office:value-type="float" office:value="0.160643100739" calcext:value-type="float">
            <text:p>0.1606431007</text:p>
          </table:table-cell>
          <table:table-cell office:value-type="float" office:value="36" calcext:value-type="float">
            <text:p>36</text:p>
          </table:table-cell>
          <table:table-cell office:value-type="float" office:value="0.176357984543" calcext:value-type="float">
            <text:p>0.176357984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45149946213" calcext:value-type="float">
            <text:p>0.1451499462</text:p>
          </table:table-cell>
          <table:table-cell office:value-type="float" office:value="59" calcext:value-type="float">
            <text:p>59</text:p>
          </table:table-cell>
          <table:table-cell office:value-type="float" office:value="0.537210941315" calcext:value-type="float">
            <text:p>0.5372109413</text:p>
          </table:table-cell>
          <table:table-cell office:value-type="float" office:value="49" calcext:value-type="float">
            <text:p>49</text:p>
          </table:table-cell>
          <table:table-cell office:value-type="float" office:value="0.20610499382" calcext:value-type="float">
            <text:p>0.2061049938</text:p>
          </table:table-cell>
          <table:table-cell office:value-type="float" office:value="36" calcext:value-type="float">
            <text:p>36</text:p>
          </table:table-cell>
          <table:table-cell office:value-type="float" office:value="0.173072099686" calcext:value-type="float">
            <text:p>0.1730720997</text:p>
          </table:table-cell>
          <table:table-cell office:value-type="float" office:value="26" calcext:value-type="float">
            <text:p>26</text:p>
          </table:table-cell>
          <table:table-cell office:value-type="float" office:value="0.127701997757" calcext:value-type="float">
            <text:p>0.12770199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05475902557" calcext:value-type="float">
            <text:p>0.1054759026</text:p>
          </table:table-cell>
          <table:table-cell office:value-type="float" office:value="92" calcext:value-type="float">
            <text:p>92</text:p>
          </table:table-cell>
          <table:table-cell office:value-type="float" office:value="0.897763967514" calcext:value-type="float">
            <text:p>0.8977639675</text:p>
          </table:table-cell>
          <table:table-cell office:value-type="float" office:value="40" calcext:value-type="float">
            <text:p>40</text:p>
          </table:table-cell>
          <table:table-cell office:value-type="float" office:value="0.175405979156" calcext:value-type="float">
            <text:p>0.1754059792</text:p>
          </table:table-cell>
          <table:table-cell office:value-type="float" office:value="24" calcext:value-type="float">
            <text:p>24</text:p>
          </table:table-cell>
          <table:table-cell office:value-type="float" office:value="0.115007162094" calcext:value-type="float">
            <text:p>0.1150071621</text:p>
          </table:table-cell>
          <table:table-cell office:value-type="float" office:value="34" calcext:value-type="float">
            <text:p>34</text:p>
          </table:table-cell>
          <table:table-cell office:value-type="float" office:value="0.169407844543" calcext:value-type="float">
            <text:p>0.169407844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23429059982" calcext:value-type="float">
            <text:p>0.12342906</text:p>
          </table:table-cell>
          <table:table-cell office:value-type="float" office:value="106" calcext:value-type="float">
            <text:p>106</text:p>
          </table:table-cell>
          <table:table-cell office:value-type="float" office:value="0.944112062454" calcext:value-type="float">
            <text:p>0.9441120625</text:p>
          </table:table-cell>
          <table:table-cell office:value-type="float" office:value="50" calcext:value-type="float">
            <text:p>50</text:p>
          </table:table-cell>
          <table:table-cell office:value-type="float" office:value="0.236363887787" calcext:value-type="float">
            <text:p>0.2363638878</text:p>
          </table:table-cell>
          <table:table-cell office:value-type="float" office:value="42" calcext:value-type="float">
            <text:p>42</text:p>
          </table:table-cell>
          <table:table-cell office:value-type="float" office:value="0.203948974609" calcext:value-type="float">
            <text:p>0.2039489746</text:p>
          </table:table-cell>
          <table:table-cell office:value-type="float" office:value="28" calcext:value-type="float">
            <text:p>28</text:p>
          </table:table-cell>
          <table:table-cell office:value-type="float" office:value="0.136281013489" calcext:value-type="float">
            <text:p>0.136281013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67886972427" calcext:value-type="float">
            <text:p>0.1678869724</text:p>
          </table:table-cell>
          <table:table-cell office:value-type="float" office:value="74" calcext:value-type="float">
            <text:p>74</text:p>
          </table:table-cell>
          <table:table-cell office:value-type="float" office:value="0.664932966232" calcext:value-type="float">
            <text:p>0.6649329662</text:p>
          </table:table-cell>
          <table:table-cell office:value-type="float" office:value="34" calcext:value-type="float">
            <text:p>34</text:p>
          </table:table-cell>
          <table:table-cell office:value-type="float" office:value="0.146331071854" calcext:value-type="float">
            <text:p>0.1463310719</text:p>
          </table:table-cell>
          <table:table-cell office:value-type="float" office:value="29" calcext:value-type="float">
            <text:p>29</text:p>
          </table:table-cell>
          <table:table-cell office:value-type="float" office:value="0.140580892563" calcext:value-type="float">
            <text:p>0.1405808926</text:p>
          </table:table-cell>
          <table:table-cell office:value-type="float" office:value="41" calcext:value-type="float">
            <text:p>41</text:p>
          </table:table-cell>
          <table:table-cell office:value-type="float" office:value="0.196332931519" calcext:value-type="float">
            <text:p>0.196332931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1895980835" calcext:value-type="float">
            <text:p>0.1718959808</text:p>
          </table:table-cell>
          <table:table-cell office:value-type="float" office:value="58" calcext:value-type="float">
            <text:p>58</text:p>
          </table:table-cell>
          <table:table-cell office:value-type="float" office:value="0.517372131348" calcext:value-type="float">
            <text:p>0.5173721313</text:p>
          </table:table-cell>
          <table:table-cell office:value-type="float" office:value="80" calcext:value-type="float">
            <text:p>80</text:p>
          </table:table-cell>
          <table:table-cell office:value-type="float" office:value="0.368465185165" calcext:value-type="float">
            <text:p>0.3684651852</text:p>
          </table:table-cell>
          <table:table-cell office:value-type="float" office:value="33" calcext:value-type="float">
            <text:p>33</text:p>
          </table:table-cell>
          <table:table-cell office:value-type="float" office:value="0.186757802963" calcext:value-type="float">
            <text:p>0.186757803</text:p>
          </table:table-cell>
          <table:table-cell office:value-type="float" office:value="41" calcext:value-type="float">
            <text:p>41</text:p>
          </table:table-cell>
          <table:table-cell office:value-type="float" office:value="0.196969985962" calcext:value-type="float">
            <text:p>0.19696998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59974813461" calcext:value-type="float">
            <text:p>0.1599748135</text:p>
          </table:table-cell>
          <table:table-cell office:value-type="float" office:value="50" calcext:value-type="float">
            <text:p>50</text:p>
          </table:table-cell>
          <table:table-cell office:value-type="float" office:value="0.444614171982" calcext:value-type="float">
            <text:p>0.444614172</text:p>
          </table:table-cell>
          <table:table-cell office:value-type="float" office:value="41" calcext:value-type="float">
            <text:p>41</text:p>
          </table:table-cell>
          <table:table-cell office:value-type="float" office:value="0.213968038559" calcext:value-type="float">
            <text:p>0.2139680386</text:p>
          </table:table-cell>
          <table:table-cell office:value-type="float" office:value="26" calcext:value-type="float">
            <text:p>26</text:p>
          </table:table-cell>
          <table:table-cell office:value-type="float" office:value="0.134983778" calcext:value-type="float">
            <text:p>0.134983778</text:p>
          </table:table-cell>
          <table:table-cell office:value-type="float" office:value="27" calcext:value-type="float">
            <text:p>27</text:p>
          </table:table-cell>
          <table:table-cell office:value-type="float" office:value="0.13045501709" calcext:value-type="float">
            <text:p>0.130455017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95537090302" calcext:value-type="float">
            <text:p>0.1955370903</text:p>
          </table:table-cell>
          <table:table-cell office:value-type="float" office:value="60" calcext:value-type="float">
            <text:p>60</text:p>
          </table:table-cell>
          <table:table-cell office:value-type="float" office:value="0.535526990891" calcext:value-type="float">
            <text:p>0.5355269909</text:p>
          </table:table-cell>
          <table:table-cell office:value-type="float" office:value="61" calcext:value-type="float">
            <text:p>61</text:p>
          </table:table-cell>
          <table:table-cell office:value-type="float" office:value="0.300182104111" calcext:value-type="float">
            <text:p>0.3001821041</text:p>
          </table:table-cell>
          <table:table-cell office:value-type="float" office:value="38" calcext:value-type="float">
            <text:p>38</text:p>
          </table:table-cell>
          <table:table-cell office:value-type="float" office:value="0.186524152756" calcext:value-type="float">
            <text:p>0.1865241528</text:p>
          </table:table-cell>
          <table:table-cell office:value-type="float" office:value="28" calcext:value-type="float">
            <text:p>28</text:p>
          </table:table-cell>
          <table:table-cell office:value-type="float" office:value="0.138187885284" calcext:value-type="float">
            <text:p>0.138187885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47567987442" calcext:value-type="float">
            <text:p>0.1475679874</text:p>
          </table:table-cell>
          <table:table-cell office:value-type="float" office:value="56" calcext:value-type="float">
            <text:p>56</text:p>
          </table:table-cell>
          <table:table-cell office:value-type="float" office:value="0.51300907135" calcext:value-type="float">
            <text:p>0.5130090714</text:p>
          </table:table-cell>
          <table:table-cell office:value-type="float" office:value="35" calcext:value-type="float">
            <text:p>35</text:p>
          </table:table-cell>
          <table:table-cell office:value-type="float" office:value="0.16323184967" calcext:value-type="float">
            <text:p>0.1632318497</text:p>
          </table:table-cell>
          <table:table-cell office:value-type="float" office:value="49" calcext:value-type="float">
            <text:p>49</text:p>
          </table:table-cell>
          <table:table-cell office:value-type="float" office:value="0.237862110138" calcext:value-type="float">
            <text:p>0.2378621101</text:p>
          </table:table-cell>
          <table:table-cell office:value-type="float" office:value="29" calcext:value-type="float">
            <text:p>29</text:p>
          </table:table-cell>
          <table:table-cell office:value-type="float" office:value="0.140998125076" calcext:value-type="float">
            <text:p>0.140998125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4607992172" calcext:value-type="float">
            <text:p>0.1746079922</text:p>
          </table:table-cell>
          <table:table-cell office:value-type="float" office:value="94" calcext:value-type="float">
            <text:p>94</text:p>
          </table:table-cell>
          <table:table-cell office:value-type="float" office:value="0.834092140198" calcext:value-type="float">
            <text:p>0.8340921402</text:p>
          </table:table-cell>
          <table:table-cell office:value-type="float" office:value="46" calcext:value-type="float">
            <text:p>46</text:p>
          </table:table-cell>
          <table:table-cell office:value-type="float" office:value="0.199725866318" calcext:value-type="float">
            <text:p>0.1997258663</text:p>
          </table:table-cell>
          <table:table-cell office:value-type="float" office:value="38" calcext:value-type="float">
            <text:p>38</text:p>
          </table:table-cell>
          <table:table-cell office:value-type="float" office:value="0.190462827682" calcext:value-type="float">
            <text:p>0.1904628277</text:p>
          </table:table-cell>
          <table:table-cell office:value-type="float" office:value="30" calcext:value-type="float">
            <text:p>30</text:p>
          </table:table-cell>
          <table:table-cell office:value-type="float" office:value="0.144488096237" calcext:value-type="float">
            <text:p>0.144488096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248967885971" calcext:value-type="float">
            <text:p>0.248967886</text:p>
          </table:table-cell>
          <table:table-cell office:value-type="float" office:value="74" calcext:value-type="float">
            <text:p>74</text:p>
          </table:table-cell>
          <table:table-cell office:value-type="float" office:value="0.652698993683" calcext:value-type="float">
            <text:p>0.6526989937</text:p>
          </table:table-cell>
          <table:table-cell office:value-type="float" office:value="32" calcext:value-type="float">
            <text:p>32</text:p>
          </table:table-cell>
          <table:table-cell office:value-type="float" office:value="0.142217874527" calcext:value-type="float">
            <text:p>0.1422178745</text:p>
          </table:table-cell>
          <table:table-cell office:value-type="float" office:value="32" calcext:value-type="float">
            <text:p>32</text:p>
          </table:table-cell>
          <table:table-cell office:value-type="float" office:value="0.174606084824" calcext:value-type="float">
            <text:p>0.1746060848</text:p>
          </table:table-cell>
          <table:table-cell office:value-type="float" office:value="38" calcext:value-type="float">
            <text:p>38</text:p>
          </table:table-cell>
          <table:table-cell office:value-type="float" office:value="0.18253993988" calcext:value-type="float">
            <text:p>0.182539939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258381843567" calcext:value-type="float">
            <text:p>0.2583818436</text:p>
          </table:table-cell>
          <table:table-cell office:value-type="float" office:value="106" calcext:value-type="float">
            <text:p>106</text:p>
          </table:table-cell>
          <table:table-cell office:value-type="float" office:value="0.965048789978" calcext:value-type="float">
            <text:p>0.96504879</text:p>
          </table:table-cell>
          <table:table-cell office:value-type="float" office:value="70" calcext:value-type="float">
            <text:p>70</text:p>
          </table:table-cell>
          <table:table-cell office:value-type="float" office:value="0.302180051804" calcext:value-type="float">
            <text:p>0.3021800518</text:p>
          </table:table-cell>
          <table:table-cell office:value-type="float" office:value="28" calcext:value-type="float">
            <text:p>28</text:p>
          </table:table-cell>
          <table:table-cell office:value-type="float" office:value="0.14059305191" calcext:value-type="float">
            <text:p>0.1405930519</text:p>
          </table:table-cell>
          <table:table-cell office:value-type="float" office:value="34" calcext:value-type="float">
            <text:p>34</text:p>
          </table:table-cell>
          <table:table-cell office:value-type="float" office:value="0.164986848831" calcext:value-type="float">
            <text:p>0.164986848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50182008743" calcext:value-type="float">
            <text:p>0.1501820087</text:p>
          </table:table-cell>
          <table:table-cell office:value-type="float" office:value="46" calcext:value-type="float">
            <text:p>46</text:p>
          </table:table-cell>
          <table:table-cell office:value-type="float" office:value="0.454437017441" calcext:value-type="float">
            <text:p>0.4544370174</text:p>
          </table:table-cell>
          <table:table-cell office:value-type="float" office:value="53" calcext:value-type="float">
            <text:p>53</text:p>
          </table:table-cell>
          <table:table-cell office:value-type="float" office:value="0.226933956146" calcext:value-type="float">
            <text:p>0.2269339561</text:p>
          </table:table-cell>
          <table:table-cell office:value-type="float" office:value="30" calcext:value-type="float">
            <text:p>30</text:p>
          </table:table-cell>
          <table:table-cell office:value-type="float" office:value="0.151165962219" calcext:value-type="float">
            <text:p>0.1511659622</text:p>
          </table:table-cell>
          <table:table-cell office:value-type="float" office:value="39" calcext:value-type="float">
            <text:p>39</text:p>
          </table:table-cell>
          <table:table-cell office:value-type="float" office:value="0.187907934189" calcext:value-type="float">
            <text:p>0.187907934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26672029495" calcext:value-type="float">
            <text:p>0.1266720295</text:p>
          </table:table-cell>
          <table:table-cell office:value-type="float" office:value="94" calcext:value-type="float">
            <text:p>94</text:p>
          </table:table-cell>
          <table:table-cell office:value-type="float" office:value="0.877051115036" calcext:value-type="float">
            <text:p>0.877051115</text:p>
          </table:table-cell>
          <table:table-cell office:value-type="float" office:value="49" calcext:value-type="float">
            <text:p>49</text:p>
          </table:table-cell>
          <table:table-cell office:value-type="float" office:value="0.210437059402" calcext:value-type="float">
            <text:p>0.2104370594</text:p>
          </table:table-cell>
          <table:table-cell office:value-type="float" office:value="35" calcext:value-type="float">
            <text:p>35</text:p>
          </table:table-cell>
          <table:table-cell office:value-type="float" office:value="0.168709039688" calcext:value-type="float">
            <text:p>0.1687090397</text:p>
          </table:table-cell>
          <table:table-cell office:value-type="float" office:value="42" calcext:value-type="float">
            <text:p>42</text:p>
          </table:table-cell>
          <table:table-cell office:value-type="float" office:value="0.214398860931" calcext:value-type="float">
            <text:p>0.214398860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3323869705" calcext:value-type="float">
            <text:p>0.1733238697</text:p>
          </table:table-cell>
          <table:table-cell office:value-type="float" office:value="69" calcext:value-type="float">
            <text:p>69</text:p>
          </table:table-cell>
          <table:table-cell office:value-type="float" office:value="0.621223926544" calcext:value-type="float">
            <text:p>0.6212239265</text:p>
          </table:table-cell>
          <table:table-cell office:value-type="float" office:value="45" calcext:value-type="float">
            <text:p>45</text:p>
          </table:table-cell>
          <table:table-cell office:value-type="float" office:value="0.204390048981" calcext:value-type="float">
            <text:p>0.204390049</text:p>
          </table:table-cell>
          <table:table-cell office:value-type="float" office:value="29" calcext:value-type="float">
            <text:p>29</text:p>
          </table:table-cell>
          <table:table-cell office:value-type="float" office:value="0.146816015244" calcext:value-type="float">
            <text:p>0.1468160152</text:p>
          </table:table-cell>
          <table:table-cell office:value-type="float" office:value="35" calcext:value-type="float">
            <text:p>35</text:p>
          </table:table-cell>
          <table:table-cell office:value-type="float" office:value="0.170406103134" calcext:value-type="float">
            <text:p>0.17040610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8269610405" calcext:value-type="float">
            <text:p>0.1826961041</text:p>
          </table:table-cell>
          <table:table-cell office:value-type="float" office:value="67" calcext:value-type="float">
            <text:p>67</text:p>
          </table:table-cell>
          <table:table-cell office:value-type="float" office:value="0.632596969604" calcext:value-type="float">
            <text:p>0.6325969696</text:p>
          </table:table-cell>
          <table:table-cell office:value-type="float" office:value="37" calcext:value-type="float">
            <text:p>37</text:p>
          </table:table-cell>
          <table:table-cell office:value-type="float" office:value="0.162091970444" calcext:value-type="float">
            <text:p>0.1620919704</text:p>
          </table:table-cell>
          <table:table-cell office:value-type="float" office:value="32" calcext:value-type="float">
            <text:p>32</text:p>
          </table:table-cell>
          <table:table-cell office:value-type="float" office:value="0.163451910019" calcext:value-type="float">
            <text:p>0.16345191</text:p>
          </table:table-cell>
          <table:table-cell office:value-type="float" office:value="32" calcext:value-type="float">
            <text:p>32</text:p>
          </table:table-cell>
          <table:table-cell office:value-type="float" office:value="0.154832839966" calcext:value-type="float">
            <text:p>0.1548328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98101043701" calcext:value-type="float">
            <text:p>0.1981010437</text:p>
          </table:table-cell>
          <table:table-cell office:value-type="float" office:value="50" calcext:value-type="float">
            <text:p>50</text:p>
          </table:table-cell>
          <table:table-cell office:value-type="float" office:value="0.465956926346" calcext:value-type="float">
            <text:p>0.4659569263</text:p>
          </table:table-cell>
          <table:table-cell office:value-type="float" office:value="47" calcext:value-type="float">
            <text:p>47</text:p>
          </table:table-cell>
          <table:table-cell office:value-type="float" office:value="0.201558113098" calcext:value-type="float">
            <text:p>0.2015581131</text:p>
          </table:table-cell>
          <table:table-cell office:value-type="float" office:value="46" calcext:value-type="float">
            <text:p>46</text:p>
          </table:table-cell>
          <table:table-cell office:value-type="float" office:value="0.224516868591" calcext:value-type="float">
            <text:p>0.2245168686</text:p>
          </table:table-cell>
          <table:table-cell office:value-type="float" office:value="33" calcext:value-type="float">
            <text:p>33</text:p>
          </table:table-cell>
          <table:table-cell office:value-type="float" office:value="0.15790605545" calcext:value-type="float">
            <text:p>0.157906055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66246080399" calcext:value-type="float">
            <text:p>0.2662460804</text:p>
          </table:table-cell>
          <table:table-cell office:value-type="float" office:value="66" calcext:value-type="float">
            <text:p>66</text:p>
          </table:table-cell>
          <table:table-cell office:value-type="float" office:value="0.657121896744" calcext:value-type="float">
            <text:p>0.6571218967</text:p>
          </table:table-cell>
          <table:table-cell office:value-type="float" office:value="54" calcext:value-type="float">
            <text:p>54</text:p>
          </table:table-cell>
          <table:table-cell office:value-type="float" office:value="0.235492944717" calcext:value-type="float">
            <text:p>0.2354929447</text:p>
          </table:table-cell>
          <table:table-cell office:value-type="float" office:value="33" calcext:value-type="float">
            <text:p>33</text:p>
          </table:table-cell>
          <table:table-cell office:value-type="float" office:value="0.159343004227" calcext:value-type="float">
            <text:p>0.1593430042</text:p>
          </table:table-cell>
          <table:table-cell office:value-type="float" office:value="30" calcext:value-type="float">
            <text:p>30</text:p>
          </table:table-cell>
          <table:table-cell office:value-type="float" office:value="0.145833969116" calcext:value-type="float">
            <text:p>0.145833969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9397187233" calcext:value-type="float">
            <text:p>0.1939718723</text:p>
          </table:table-cell>
          <table:table-cell office:value-type="float" office:value="52" calcext:value-type="float">
            <text:p>52</text:p>
          </table:table-cell>
          <table:table-cell office:value-type="float" office:value="0.569836854935" calcext:value-type="float">
            <text:p>0.5698368549</text:p>
          </table:table-cell>
          <table:table-cell office:value-type="float" office:value="44" calcext:value-type="float">
            <text:p>44</text:p>
          </table:table-cell>
          <table:table-cell office:value-type="float" office:value="0.190756082535" calcext:value-type="float">
            <text:p>0.1907560825</text:p>
          </table:table-cell>
          <table:table-cell office:value-type="float" office:value="46" calcext:value-type="float">
            <text:p>46</text:p>
          </table:table-cell>
          <table:table-cell office:value-type="float" office:value="0.233456850052" calcext:value-type="float">
            <text:p>0.2334568501</text:p>
          </table:table-cell>
          <table:table-cell office:value-type="float" office:value="27" calcext:value-type="float">
            <text:p>27</text:p>
          </table:table-cell>
          <table:table-cell office:value-type="float" office:value="0.132987976074" calcext:value-type="float">
            <text:p>0.132987976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9361143112" calcext:value-type="float">
            <text:p>0.1393611431</text:p>
          </table:table-cell>
          <table:table-cell office:value-type="float" office:value="40" calcext:value-type="float">
            <text:p>40</text:p>
          </table:table-cell>
          <table:table-cell office:value-type="float" office:value="0.578238010406" calcext:value-type="float">
            <text:p>0.5782380104</text:p>
          </table:table-cell>
          <table:table-cell office:value-type="float" office:value="69" calcext:value-type="float">
            <text:p>69</text:p>
          </table:table-cell>
          <table:table-cell office:value-type="float" office:value="0.300690174103" calcext:value-type="float">
            <text:p>0.3006901741</text:p>
          </table:table-cell>
          <table:table-cell office:value-type="float" office:value="30" calcext:value-type="float">
            <text:p>30</text:p>
          </table:table-cell>
          <table:table-cell office:value-type="float" office:value="0.144218921661" calcext:value-type="float">
            <text:p>0.1442189217</text:p>
          </table:table-cell>
          <table:table-cell office:value-type="float" office:value="33" calcext:value-type="float">
            <text:p>33</text:p>
          </table:table-cell>
          <table:table-cell office:value-type="float" office:value="0.158802986145" calcext:value-type="float">
            <text:p>0.158802986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0541982651" calcext:value-type="float">
            <text:p>0.1905419827</text:p>
          </table:table-cell>
          <table:table-cell office:value-type="float" office:value="58" calcext:value-type="float">
            <text:p>58</text:p>
          </table:table-cell>
          <table:table-cell office:value-type="float" office:value="0.545731782913" calcext:value-type="float">
            <text:p>0.5457317829</text:p>
          </table:table-cell>
          <table:table-cell office:value-type="float" office:value="31" calcext:value-type="float">
            <text:p>31</text:p>
          </table:table-cell>
          <table:table-cell office:value-type="float" office:value="0.133188009262" calcext:value-type="float">
            <text:p>0.1331880093</text:p>
          </table:table-cell>
          <table:table-cell office:value-type="float" office:value="28" calcext:value-type="float">
            <text:p>28</text:p>
          </table:table-cell>
          <table:table-cell office:value-type="float" office:value="0.136919021606" calcext:value-type="float">
            <text:p>0.1369190216</text:p>
          </table:table-cell>
          <table:table-cell office:value-type="float" office:value="39" calcext:value-type="float">
            <text:p>39</text:p>
          </table:table-cell>
          <table:table-cell office:value-type="float" office:value="0.191277980804" calcext:value-type="float">
            <text:p>0.191277980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52374982834" calcext:value-type="float">
            <text:p>0.1523749828</text:p>
          </table:table-cell>
          <table:table-cell office:value-type="float" office:value="99" calcext:value-type="float">
            <text:p>99</text:p>
          </table:table-cell>
          <table:table-cell office:value-type="float" office:value="0.892841100693" calcext:value-type="float">
            <text:p>0.8928411007</text:p>
          </table:table-cell>
          <table:table-cell office:value-type="float" office:value="38" calcext:value-type="float">
            <text:p>38</text:p>
          </table:table-cell>
          <table:table-cell office:value-type="float" office:value="0.164887905121" calcext:value-type="float">
            <text:p>0.1648879051</text:p>
          </table:table-cell>
          <table:table-cell office:value-type="float" office:value="39" calcext:value-type="float">
            <text:p>39</text:p>
          </table:table-cell>
          <table:table-cell office:value-type="float" office:value="0.192363023758" calcext:value-type="float">
            <text:p>0.1923630238</text:p>
          </table:table-cell>
          <table:table-cell office:value-type="float" office:value="37" calcext:value-type="float">
            <text:p>37</text:p>
          </table:table-cell>
          <table:table-cell office:value-type="float" office:value="0.180485963821" calcext:value-type="float">
            <text:p>0.180485963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203045129776" calcext:value-type="float">
            <text:p>0.2030451298</text:p>
          </table:table-cell>
          <table:table-cell office:value-type="float" office:value="45" calcext:value-type="float">
            <text:p>45</text:p>
          </table:table-cell>
          <table:table-cell office:value-type="float" office:value="0.40683889389" calcext:value-type="float">
            <text:p>0.4068388939</text:p>
          </table:table-cell>
          <table:table-cell office:value-type="float" office:value="36" calcext:value-type="float">
            <text:p>36</text:p>
          </table:table-cell>
          <table:table-cell office:value-type="float" office:value="0.163169145584" calcext:value-type="float">
            <text:p>0.1631691456</text:p>
          </table:table-cell>
          <table:table-cell office:value-type="float" office:value="36" calcext:value-type="float">
            <text:p>36</text:p>
          </table:table-cell>
          <table:table-cell office:value-type="float" office:value="0.175884008408" calcext:value-type="float">
            <text:p>0.1758840084</text:p>
          </table:table-cell>
          <table:table-cell office:value-type="float" office:value="43" calcext:value-type="float">
            <text:p>43</text:p>
          </table:table-cell>
          <table:table-cell office:value-type="float" office:value="0.209924936295" calcext:value-type="float">
            <text:p>0.20992493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295433044434" calcext:value-type="float">
            <text:p>0.2954330444</text:p>
          </table:table-cell>
          <table:table-cell office:value-type="float" office:value="55" calcext:value-type="float">
            <text:p>55</text:p>
          </table:table-cell>
          <table:table-cell office:value-type="float" office:value="0.495434999466" calcext:value-type="float">
            <text:p>0.4954349995</text:p>
          </table:table-cell>
          <table:table-cell office:value-type="float" office:value="37" calcext:value-type="float">
            <text:p>37</text:p>
          </table:table-cell>
          <table:table-cell office:value-type="float" office:value="0.15882897377" calcext:value-type="float">
            <text:p>0.1588289738</text:p>
          </table:table-cell>
          <table:table-cell office:value-type="float" office:value="36" calcext:value-type="float">
            <text:p>36</text:p>
          </table:table-cell>
          <table:table-cell office:value-type="float" office:value="0.175799131393" calcext:value-type="float">
            <text:p>0.1757991314</text:p>
          </table:table-cell>
          <table:table-cell office:value-type="float" office:value="26" calcext:value-type="float">
            <text:p>26</text:p>
          </table:table-cell>
          <table:table-cell office:value-type="float" office:value="0.124989032745" calcext:value-type="float">
            <text:p>0.12498903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4736199379" calcext:value-type="float">
            <text:p>0.1473619938</text:p>
          </table:table-cell>
          <table:table-cell office:value-type="float" office:value="61" calcext:value-type="float">
            <text:p>61</text:p>
          </table:table-cell>
          <table:table-cell office:value-type="float" office:value="0.549730062485" calcext:value-type="float">
            <text:p>0.5497300625</text:p>
          </table:table-cell>
          <table:table-cell office:value-type="float" office:value="38" calcext:value-type="float">
            <text:p>38</text:p>
          </table:table-cell>
          <table:table-cell office:value-type="float" office:value="0.200335979462" calcext:value-type="float">
            <text:p>0.2003359795</text:p>
          </table:table-cell>
          <table:table-cell office:value-type="float" office:value="26" calcext:value-type="float">
            <text:p>26</text:p>
          </table:table-cell>
          <table:table-cell office:value-type="float" office:value="0.129113912582" calcext:value-type="float">
            <text:p>0.1291139126</text:p>
          </table:table-cell>
          <table:table-cell office:value-type="float" office:value="36" calcext:value-type="float">
            <text:p>36</text:p>
          </table:table-cell>
          <table:table-cell office:value-type="float" office:value="0.178559064865" calcext:value-type="float">
            <text:p>0.178559064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3473110199" calcext:value-type="float">
            <text:p>0.334731102</text:p>
          </table:table-cell>
          <table:table-cell office:value-type="float" office:value="49" calcext:value-type="float">
            <text:p>49</text:p>
          </table:table-cell>
          <table:table-cell office:value-type="float" office:value="0.447408914566" calcext:value-type="float">
            <text:p>0.4474089146</text:p>
          </table:table-cell>
          <table:table-cell office:value-type="float" office:value="62" calcext:value-type="float">
            <text:p>62</text:p>
          </table:table-cell>
          <table:table-cell office:value-type="float" office:value="0.277245998383" calcext:value-type="float">
            <text:p>0.2772459984</text:p>
          </table:table-cell>
          <table:table-cell office:value-type="float" office:value="27" calcext:value-type="float">
            <text:p>27</text:p>
          </table:table-cell>
          <table:table-cell office:value-type="float" office:value="0.131593942642" calcext:value-type="float">
            <text:p>0.1315939426</text:p>
          </table:table-cell>
          <table:table-cell office:value-type="float" office:value="42" calcext:value-type="float">
            <text:p>42</text:p>
          </table:table-cell>
          <table:table-cell office:value-type="float" office:value="0.20138502121" calcext:value-type="float">
            <text:p>0.201385021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80783987045" calcext:value-type="float">
            <text:p>0.180783987</text:p>
          </table:table-cell>
          <table:table-cell office:value-type="float" office:value="40" calcext:value-type="float">
            <text:p>40</text:p>
          </table:table-cell>
          <table:table-cell office:value-type="float" office:value="0.360052108765" calcext:value-type="float">
            <text:p>0.3600521088</text:p>
          </table:table-cell>
          <table:table-cell office:value-type="float" office:value="48" calcext:value-type="float">
            <text:p>48</text:p>
          </table:table-cell>
          <table:table-cell office:value-type="float" office:value="0.231847047806" calcext:value-type="float">
            <text:p>0.2318470478</text:p>
          </table:table-cell>
          <table:table-cell office:value-type="float" office:value="24" calcext:value-type="float">
            <text:p>24</text:p>
          </table:table-cell>
          <table:table-cell office:value-type="float" office:value="0.11742401123" calcext:value-type="float">
            <text:p>0.1174240112</text:p>
          </table:table-cell>
          <table:table-cell office:value-type="float" office:value="36" calcext:value-type="float">
            <text:p>36</text:p>
          </table:table-cell>
          <table:table-cell office:value-type="float" office:value="0.17566204071" calcext:value-type="float">
            <text:p>0.17566204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243475914001" calcext:value-type="float">
            <text:p>0.243475914</text:p>
          </table:table-cell>
          <table:table-cell office:value-type="float" office:value="76" calcext:value-type="float">
            <text:p>76</text:p>
          </table:table-cell>
          <table:table-cell office:value-type="float" office:value="0.705304145813" calcext:value-type="float">
            <text:p>0.7053041458</text:p>
          </table:table-cell>
          <table:table-cell office:value-type="float" office:value="68" calcext:value-type="float">
            <text:p>68</text:p>
          </table:table-cell>
          <table:table-cell office:value-type="float" office:value="0.305202007294" calcext:value-type="float">
            <text:p>0.3052020073</text:p>
          </table:table-cell>
          <table:table-cell office:value-type="float" office:value="29" calcext:value-type="float">
            <text:p>29</text:p>
          </table:table-cell>
          <table:table-cell office:value-type="float" office:value="0.147584915161" calcext:value-type="float">
            <text:p>0.1475849152</text:p>
          </table:table-cell>
          <table:table-cell office:value-type="float" office:value="30" calcext:value-type="float">
            <text:p>30</text:p>
          </table:table-cell>
          <table:table-cell office:value-type="float" office:value="0.144226074219" calcext:value-type="float">
            <text:p>0.144226074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60655975342" calcext:value-type="float">
            <text:p>0.1606559753</text:p>
          </table:table-cell>
          <table:table-cell office:value-type="float" office:value="82" calcext:value-type="float">
            <text:p>82</text:p>
          </table:table-cell>
          <table:table-cell office:value-type="float" office:value="0.79647397995" calcext:value-type="float">
            <text:p>0.79647398</text:p>
          </table:table-cell>
          <table:table-cell office:value-type="float" office:value="63" calcext:value-type="float">
            <text:p>63</text:p>
          </table:table-cell>
          <table:table-cell office:value-type="float" office:value="0.285832881927" calcext:value-type="float">
            <text:p>0.2858328819</text:p>
          </table:table-cell>
          <table:table-cell office:value-type="float" office:value="27" calcext:value-type="float">
            <text:p>27</text:p>
          </table:table-cell>
          <table:table-cell office:value-type="float" office:value="0.131739854813" calcext:value-type="float">
            <text:p>0.1317398548</text:p>
          </table:table-cell>
          <table:table-cell office:value-type="float" office:value="31" calcext:value-type="float">
            <text:p>31</text:p>
          </table:table-cell>
          <table:table-cell office:value-type="float" office:value="0.151458024979" calcext:value-type="float">
            <text:p>0.1514580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46209955215" calcext:value-type="float">
            <text:p>0.1462099552</text:p>
          </table:table-cell>
          <table:table-cell office:value-type="float" office:value="76" calcext:value-type="float">
            <text:p>76</text:p>
          </table:table-cell>
          <table:table-cell office:value-type="float" office:value="0.690191030502" calcext:value-type="float">
            <text:p>0.6901910305</text:p>
          </table:table-cell>
          <table:table-cell office:value-type="float" office:value="29" calcext:value-type="float">
            <text:p>29</text:p>
          </table:table-cell>
          <table:table-cell office:value-type="float" office:value="0.128181934357" calcext:value-type="float">
            <text:p>0.1281819344</text:p>
          </table:table-cell>
          <table:table-cell office:value-type="float" office:value="28" calcext:value-type="float">
            <text:p>28</text:p>
          </table:table-cell>
          <table:table-cell office:value-type="float" office:value="0.139647960663" calcext:value-type="float">
            <text:p>0.1396479607</text:p>
          </table:table-cell>
          <table:table-cell office:value-type="float" office:value="27" calcext:value-type="float">
            <text:p>27</text:p>
          </table:table-cell>
          <table:table-cell office:value-type="float" office:value="0.132297039032" calcext:value-type="float">
            <text:p>0.13229703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5203123093" calcext:value-type="float">
            <text:p>0.1352031231</text:p>
          </table:table-cell>
          <table:table-cell office:value-type="float" office:value="38" calcext:value-type="float">
            <text:p>38</text:p>
          </table:table-cell>
          <table:table-cell office:value-type="float" office:value="0.363960981369" calcext:value-type="float">
            <text:p>0.3639609814</text:p>
          </table:table-cell>
          <table:table-cell office:value-type="float" office:value="111" calcext:value-type="float">
            <text:p>111</text:p>
          </table:table-cell>
          <table:table-cell office:value-type="float" office:value="0.466558933258" calcext:value-type="float">
            <text:p>0.4665589333</text:p>
          </table:table-cell>
          <table:table-cell office:value-type="float" office:value="35" calcext:value-type="float">
            <text:p>35</text:p>
          </table:table-cell>
          <table:table-cell office:value-type="float" office:value="0.172631025314" calcext:value-type="float">
            <text:p>0.1726310253</text:p>
          </table:table-cell>
          <table:table-cell office:value-type="float" office:value="36" calcext:value-type="float">
            <text:p>36</text:p>
          </table:table-cell>
          <table:table-cell office:value-type="float" office:value="0.194300174713" calcext:value-type="float">
            <text:p>0.19430017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99518918991" calcext:value-type="float">
            <text:p>0.199518919</text:p>
          </table:table-cell>
          <table:table-cell office:value-type="float" office:value="71" calcext:value-type="float">
            <text:p>71</text:p>
          </table:table-cell>
          <table:table-cell office:value-type="float" office:value="0.651571035385" calcext:value-type="float">
            <text:p>0.6515710354</text:p>
          </table:table-cell>
          <table:table-cell office:value-type="float" office:value="33" calcext:value-type="float">
            <text:p>33</text:p>
          </table:table-cell>
          <table:table-cell office:value-type="float" office:value="0.141873121262" calcext:value-type="float">
            <text:p>0.1418731213</text:p>
          </table:table-cell>
          <table:table-cell office:value-type="float" office:value="26" calcext:value-type="float">
            <text:p>26</text:p>
          </table:table-cell>
          <table:table-cell office:value-type="float" office:value="0.130145788193" calcext:value-type="float">
            <text:p>0.1301457882</text:p>
          </table:table-cell>
          <table:table-cell office:value-type="float" office:value="32" calcext:value-type="float">
            <text:p>32</text:p>
          </table:table-cell>
          <table:table-cell office:value-type="float" office:value="0.15474820137" calcext:value-type="float">
            <text:p>0.15474820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45268917084" calcext:value-type="float">
            <text:p>0.1452689171</text:p>
          </table:table-cell>
          <table:table-cell office:value-type="float" office:value="146" calcext:value-type="float">
            <text:p>146</text:p>
          </table:table-cell>
          <table:table-cell office:value-type="float" office:value="1.32530403137" calcext:value-type="float">
            <text:p>1.3253040314</text:p>
          </table:table-cell>
          <table:table-cell office:value-type="float" office:value="53" calcext:value-type="float">
            <text:p>53</text:p>
          </table:table-cell>
          <table:table-cell office:value-type="float" office:value="0.22732591629" calcext:value-type="float">
            <text:p>0.2273259163</text:p>
          </table:table-cell>
          <table:table-cell office:value-type="float" office:value="46" calcext:value-type="float">
            <text:p>46</text:p>
          </table:table-cell>
          <table:table-cell office:value-type="float" office:value="0.225941896439" calcext:value-type="float">
            <text:p>0.2259418964</text:p>
          </table:table-cell>
          <table:table-cell office:value-type="float" office:value="33" calcext:value-type="float">
            <text:p>33</text:p>
          </table:table-cell>
          <table:table-cell office:value-type="float" office:value="0.158727884293" calcext:value-type="float">
            <text:p>0.158727884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24924898148" calcext:value-type="float">
            <text:p>0.1249248981</text:p>
          </table:table-cell>
          <table:table-cell office:value-type="float" office:value="70" calcext:value-type="float">
            <text:p>70</text:p>
          </table:table-cell>
          <table:table-cell office:value-type="float" office:value="0.648634910583" calcext:value-type="float">
            <text:p>0.6486349106</text:p>
          </table:table-cell>
          <table:table-cell office:value-type="float" office:value="42" calcext:value-type="float">
            <text:p>42</text:p>
          </table:table-cell>
          <table:table-cell office:value-type="float" office:value="0.197660207748" calcext:value-type="float">
            <text:p>0.1976602077</text:p>
          </table:table-cell>
          <table:table-cell office:value-type="float" office:value="41" calcext:value-type="float">
            <text:p>41</text:p>
          </table:table-cell>
          <table:table-cell office:value-type="float" office:value="0.215062141418" calcext:value-type="float">
            <text:p>0.2150621414</text:p>
          </table:table-cell>
          <table:table-cell office:value-type="float" office:value="30" calcext:value-type="float">
            <text:p>30</text:p>
          </table:table-cell>
          <table:table-cell office:value-type="float" office:value="0.145359039307" calcext:value-type="float">
            <text:p>0.145359039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83156013489" calcext:value-type="float">
            <text:p>0.1831560135</text:p>
          </table:table-cell>
          <table:table-cell office:value-type="float" office:value="50" calcext:value-type="float">
            <text:p>50</text:p>
          </table:table-cell>
          <table:table-cell office:value-type="float" office:value="0.472004175186" calcext:value-type="float">
            <text:p>0.4720041752</text:p>
          </table:table-cell>
          <table:table-cell office:value-type="float" office:value="46" calcext:value-type="float">
            <text:p>46</text:p>
          </table:table-cell>
          <table:table-cell office:value-type="float" office:value="0.208441972733" calcext:value-type="float">
            <text:p>0.2084419727</text:p>
          </table:table-cell>
          <table:table-cell office:value-type="float" office:value="42" calcext:value-type="float">
            <text:p>42</text:p>
          </table:table-cell>
          <table:table-cell office:value-type="float" office:value="0.204578876495" calcext:value-type="float">
            <text:p>0.2045788765</text:p>
          </table:table-cell>
          <table:table-cell office:value-type="float" office:value="28" calcext:value-type="float">
            <text:p>28</text:p>
          </table:table-cell>
          <table:table-cell office:value-type="float" office:value="0.14510011673" calcext:value-type="float">
            <text:p>0.145100116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62019968033" calcext:value-type="float">
            <text:p>0.162019968</text:p>
          </table:table-cell>
          <table:table-cell office:value-type="float" office:value="69" calcext:value-type="float">
            <text:p>69</text:p>
          </table:table-cell>
          <table:table-cell office:value-type="float" office:value="0.633139133453" calcext:value-type="float">
            <text:p>0.6331391335</text:p>
          </table:table-cell>
          <table:table-cell office:value-type="float" office:value="37" calcext:value-type="float">
            <text:p>37</text:p>
          </table:table-cell>
          <table:table-cell office:value-type="float" office:value="0.185306072235" calcext:value-type="float">
            <text:p>0.1853060722</text:p>
          </table:table-cell>
          <table:table-cell office:value-type="float" office:value="27" calcext:value-type="float">
            <text:p>27</text:p>
          </table:table-cell>
          <table:table-cell office:value-type="float" office:value="0.131155014038" calcext:value-type="float">
            <text:p>0.131155014</text:p>
          </table:table-cell>
          <table:table-cell office:value-type="float" office:value="34" calcext:value-type="float">
            <text:p>34</text:p>
          </table:table-cell>
          <table:table-cell office:value-type="float" office:value="0.167742013931" calcext:value-type="float">
            <text:p>0.167742013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254404068" calcext:value-type="float">
            <text:p>0.1325440407</text:p>
          </table:table-cell>
          <table:table-cell office:value-type="float" office:value="90" calcext:value-type="float">
            <text:p>90</text:p>
          </table:table-cell>
          <table:table-cell office:value-type="float" office:value="0.809140920639" calcext:value-type="float">
            <text:p>0.8091409206</text:p>
          </table:table-cell>
          <table:table-cell office:value-type="float" office:value="38" calcext:value-type="float">
            <text:p>38</text:p>
          </table:table-cell>
          <table:table-cell office:value-type="float" office:value="0.180135011673" calcext:value-type="float">
            <text:p>0.1801350117</text:p>
          </table:table-cell>
          <table:table-cell office:value-type="float" office:value="28" calcext:value-type="float">
            <text:p>28</text:p>
          </table:table-cell>
          <table:table-cell office:value-type="float" office:value="0.135278940201" calcext:value-type="float">
            <text:p>0.1352789402</text:p>
          </table:table-cell>
          <table:table-cell office:value-type="float" office:value="32" calcext:value-type="float">
            <text:p>32</text:p>
          </table:table-cell>
          <table:table-cell office:value-type="float" office:value="0.159904003143" calcext:value-type="float">
            <text:p>0.159904003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26492190361" calcext:value-type="float">
            <text:p>0.2649219036</text:p>
          </table:table-cell>
          <table:table-cell office:value-type="float" office:value="78" calcext:value-type="float">
            <text:p>78</text:p>
          </table:table-cell>
          <table:table-cell office:value-type="float" office:value="0.694128990173" calcext:value-type="float">
            <text:p>0.6941289902</text:p>
          </table:table-cell>
          <table:table-cell office:value-type="float" office:value="44" calcext:value-type="float">
            <text:p>44</text:p>
          </table:table-cell>
          <table:table-cell office:value-type="float" office:value="0.199422836304" calcext:value-type="float">
            <text:p>0.1994228363</text:p>
          </table:table-cell>
          <table:table-cell office:value-type="float" office:value="30" calcext:value-type="float">
            <text:p>30</text:p>
          </table:table-cell>
          <table:table-cell office:value-type="float" office:value="0.144698858261" calcext:value-type="float">
            <text:p>0.1446988583</text:p>
          </table:table-cell>
          <table:table-cell office:value-type="float" office:value="27" calcext:value-type="float">
            <text:p>27</text:p>
          </table:table-cell>
          <table:table-cell office:value-type="float" office:value="0.132531881332" calcext:value-type="float">
            <text:p>0.132531881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278452157974" calcext:value-type="float">
            <text:p>0.278452158</text:p>
          </table:table-cell>
          <table:table-cell office:value-type="float" office:value="70" calcext:value-type="float">
            <text:p>70</text:p>
          </table:table-cell>
          <table:table-cell office:value-type="float" office:value="0.649555921555" calcext:value-type="float">
            <text:p>0.6495559216</text:p>
          </table:table-cell>
          <table:table-cell office:value-type="float" office:value="38" calcext:value-type="float">
            <text:p>38</text:p>
          </table:table-cell>
          <table:table-cell office:value-type="float" office:value="0.166103839874" calcext:value-type="float">
            <text:p>0.1661038399</text:p>
          </table:table-cell>
          <table:table-cell office:value-type="float" office:value="34" calcext:value-type="float">
            <text:p>34</text:p>
          </table:table-cell>
          <table:table-cell office:value-type="float" office:value="0.168574094772" calcext:value-type="float">
            <text:p>0.1685740948</text:p>
          </table:table-cell>
          <table:table-cell office:value-type="float" office:value="33" calcext:value-type="float">
            <text:p>33</text:p>
          </table:table-cell>
          <table:table-cell office:value-type="float" office:value="0.158219099045" calcext:value-type="float">
            <text:p>0.15821909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208858966827" calcext:value-type="float">
            <text:p>0.2088589668</text:p>
          </table:table-cell>
          <table:table-cell office:value-type="float" office:value="74" calcext:value-type="float">
            <text:p>74</text:p>
          </table:table-cell>
          <table:table-cell office:value-type="float" office:value="0.668668031693" calcext:value-type="float">
            <text:p>0.6686680317</text:p>
          </table:table-cell>
          <table:table-cell office:value-type="float" office:value="53" calcext:value-type="float">
            <text:p>53</text:p>
          </table:table-cell>
          <table:table-cell office:value-type="float" office:value="0.23047709465" calcext:value-type="float">
            <text:p>0.2304770947</text:p>
          </table:table-cell>
          <table:table-cell office:value-type="float" office:value="43" calcext:value-type="float">
            <text:p>43</text:p>
          </table:table-cell>
          <table:table-cell office:value-type="float" office:value="0.208591938019" calcext:value-type="float">
            <text:p>0.208591938</text:p>
          </table:table-cell>
          <table:table-cell office:value-type="float" office:value="35" calcext:value-type="float">
            <text:p>35</text:p>
          </table:table-cell>
          <table:table-cell office:value-type="float" office:value="0.168943881989" calcext:value-type="float">
            <text:p>0.16894388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8581991196" calcext:value-type="float">
            <text:p>0.1385819912</text:p>
          </table:table-cell>
          <table:table-cell office:value-type="float" office:value="57" calcext:value-type="float">
            <text:p>57</text:p>
          </table:table-cell>
          <table:table-cell office:value-type="float" office:value="0.512032032013" calcext:value-type="float">
            <text:p>0.512032032</text:p>
          </table:table-cell>
          <table:table-cell office:value-type="float" office:value="49" calcext:value-type="float">
            <text:p>49</text:p>
          </table:table-cell>
          <table:table-cell office:value-type="float" office:value="0.241508960724" calcext:value-type="float">
            <text:p>0.2415089607</text:p>
          </table:table-cell>
          <table:table-cell office:value-type="float" office:value="38" calcext:value-type="float">
            <text:p>38</text:p>
          </table:table-cell>
          <table:table-cell office:value-type="float" office:value="0.182080030441" calcext:value-type="float">
            <text:p>0.1820800304</text:p>
          </table:table-cell>
          <table:table-cell office:value-type="float" office:value="28" calcext:value-type="float">
            <text:p>28</text:p>
          </table:table-cell>
          <table:table-cell office:value-type="float" office:value="0.135145902634" calcext:value-type="float">
            <text:p>0.135145902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78102016449" calcext:value-type="float">
            <text:p>0.1781020164</text:p>
          </table:table-cell>
          <table:table-cell office:value-type="float" office:value="45" calcext:value-type="float">
            <text:p>45</text:p>
          </table:table-cell>
          <table:table-cell office:value-type="float" office:value="0.475383996964" calcext:value-type="float">
            <text:p>0.475383997</text:p>
          </table:table-cell>
          <table:table-cell office:value-type="float" office:value="50" calcext:value-type="float">
            <text:p>50</text:p>
          </table:table-cell>
          <table:table-cell office:value-type="float" office:value="0.233920097351" calcext:value-type="float">
            <text:p>0.2339200974</text:p>
          </table:table-cell>
          <table:table-cell office:value-type="float" office:value="32" calcext:value-type="float">
            <text:p>32</text:p>
          </table:table-cell>
          <table:table-cell office:value-type="float" office:value="0.153895139694" calcext:value-type="float">
            <text:p>0.1538951397</text:p>
          </table:table-cell>
          <table:table-cell office:value-type="float" office:value="31" calcext:value-type="float">
            <text:p>31</text:p>
          </table:table-cell>
          <table:table-cell office:value-type="float" office:value="0.149538040161" calcext:value-type="float">
            <text:p>0.149538040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16782951355" calcext:value-type="float">
            <text:p>0.3167829514</text:p>
          </table:table-cell>
          <table:table-cell office:value-type="float" office:value="55" calcext:value-type="float">
            <text:p>55</text:p>
          </table:table-cell>
          <table:table-cell office:value-type="float" office:value="0.495062112808" calcext:value-type="float">
            <text:p>0.4950621128</text:p>
          </table:table-cell>
          <table:table-cell office:value-type="float" office:value="49" calcext:value-type="float">
            <text:p>49</text:p>
          </table:table-cell>
          <table:table-cell office:value-type="float" office:value="0.227538824081" calcext:value-type="float">
            <text:p>0.2275388241</text:p>
          </table:table-cell>
          <table:table-cell office:value-type="float" office:value="31" calcext:value-type="float">
            <text:p>31</text:p>
          </table:table-cell>
          <table:table-cell office:value-type="float" office:value="0.148530006409" calcext:value-type="float">
            <text:p>0.1485300064</text:p>
          </table:table-cell>
          <table:table-cell office:value-type="float" office:value="29" calcext:value-type="float">
            <text:p>29</text:p>
          </table:table-cell>
          <table:table-cell office:value-type="float" office:value="0.143177986145" calcext:value-type="float">
            <text:p>0.143177986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13139057159" calcext:value-type="float">
            <text:p>0.2131390572</text:p>
          </table:table-cell>
          <table:table-cell office:value-type="float" office:value="75" calcext:value-type="float">
            <text:p>75</text:p>
          </table:table-cell>
          <table:table-cell office:value-type="float" office:value="0.694770812988" calcext:value-type="float">
            <text:p>0.694770813</text:p>
          </table:table-cell>
          <table:table-cell office:value-type="float" office:value="32" calcext:value-type="float">
            <text:p>32</text:p>
          </table:table-cell>
          <table:table-cell office:value-type="float" office:value="0.143280982971" calcext:value-type="float">
            <text:p>0.143280983</text:p>
          </table:table-cell>
          <table:table-cell office:value-type="float" office:value="35" calcext:value-type="float">
            <text:p>35</text:p>
          </table:table-cell>
          <table:table-cell office:value-type="float" office:value="0.167314052582" calcext:value-type="float">
            <text:p>0.1673140526</text:p>
          </table:table-cell>
          <table:table-cell office:value-type="float" office:value="27" calcext:value-type="float">
            <text:p>27</text:p>
          </table:table-cell>
          <table:table-cell office:value-type="float" office:value="0.132833957672" calcext:value-type="float">
            <text:p>0.132833957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277405023575" calcext:value-type="float">
            <text:p>0.2774050236</text:p>
          </table:table-cell>
          <table:table-cell office:value-type="float" office:value="60" calcext:value-type="float">
            <text:p>60</text:p>
          </table:table-cell>
          <table:table-cell office:value-type="float" office:value="0.551645994186" calcext:value-type="float">
            <text:p>0.5516459942</text:p>
          </table:table-cell>
          <table:table-cell office:value-type="float" office:value="30" calcext:value-type="float">
            <text:p>30</text:p>
          </table:table-cell>
          <table:table-cell office:value-type="float" office:value="0.145960092545" calcext:value-type="float">
            <text:p>0.1459600925</text:p>
          </table:table-cell>
          <table:table-cell office:value-type="float" office:value="35" calcext:value-type="float">
            <text:p>35</text:p>
          </table:table-cell>
          <table:table-cell office:value-type="float" office:value="0.168839931488" calcext:value-type="float">
            <text:p>0.1688399315</text:p>
          </table:table-cell>
          <table:table-cell office:value-type="float" office:value="32" calcext:value-type="float">
            <text:p>32</text:p>
          </table:table-cell>
          <table:table-cell office:value-type="float" office:value="0.157366991043" calcext:value-type="float">
            <text:p>0.15736699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63618087769" calcext:value-type="float">
            <text:p>0.1636180878</text:p>
          </table:table-cell>
          <table:table-cell office:value-type="float" office:value="77" calcext:value-type="float">
            <text:p>77</text:p>
          </table:table-cell>
          <table:table-cell office:value-type="float" office:value="0.690858125687" calcext:value-type="float">
            <text:p>0.6908581257</text:p>
          </table:table-cell>
          <table:table-cell office:value-type="float" office:value="54" calcext:value-type="float">
            <text:p>54</text:p>
          </table:table-cell>
          <table:table-cell office:value-type="float" office:value="0.256184101105" calcext:value-type="float">
            <text:p>0.2561841011</text:p>
          </table:table-cell>
          <table:table-cell office:value-type="float" office:value="29" calcext:value-type="float">
            <text:p>29</text:p>
          </table:table-cell>
          <table:table-cell office:value-type="float" office:value="0.139574050903" calcext:value-type="float">
            <text:p>0.1395740509</text:p>
          </table:table-cell>
          <table:table-cell office:value-type="float" office:value="34" calcext:value-type="float">
            <text:p>34</text:p>
          </table:table-cell>
          <table:table-cell office:value-type="float" office:value="0.163457155228" calcext:value-type="float">
            <text:p>0.16345715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213145971298" calcext:value-type="float">
            <text:p>0.2131459713</text:p>
          </table:table-cell>
          <table:table-cell office:value-type="float" office:value="54" calcext:value-type="float">
            <text:p>54</text:p>
          </table:table-cell>
          <table:table-cell office:value-type="float" office:value="0.4949259758" calcext:value-type="float">
            <text:p>0.4949259758</text:p>
          </table:table-cell>
          <table:table-cell office:value-type="float" office:value="76" calcext:value-type="float">
            <text:p>76</text:p>
          </table:table-cell>
          <table:table-cell office:value-type="float" office:value="0.341603040695" calcext:value-type="float">
            <text:p>0.3416030407</text:p>
          </table:table-cell>
          <table:table-cell office:value-type="float" office:value="27" calcext:value-type="float">
            <text:p>27</text:p>
          </table:table-cell>
          <table:table-cell office:value-type="float" office:value="0.130113840103" calcext:value-type="float">
            <text:p>0.1301138401</text:p>
          </table:table-cell>
          <table:table-cell office:value-type="float" office:value="34" calcext:value-type="float">
            <text:p>34</text:p>
          </table:table-cell>
          <table:table-cell office:value-type="float" office:value="0.162775993347" calcext:value-type="float">
            <text:p>0.16277599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273194074631" calcext:value-type="float">
            <text:p>0.2731940746</text:p>
          </table:table-cell>
          <table:table-cell office:value-type="float" office:value="69" calcext:value-type="float">
            <text:p>69</text:p>
          </table:table-cell>
          <table:table-cell office:value-type="float" office:value="0.645184993744" calcext:value-type="float">
            <text:p>0.6451849937</text:p>
          </table:table-cell>
          <table:table-cell office:value-type="float" office:value="73" calcext:value-type="float">
            <text:p>73</text:p>
          </table:table-cell>
          <table:table-cell office:value-type="float" office:value="0.333333969116" calcext:value-type="float">
            <text:p>0.3333339691</text:p>
          </table:table-cell>
          <table:table-cell office:value-type="float" office:value="36" calcext:value-type="float">
            <text:p>36</text:p>
          </table:table-cell>
          <table:table-cell office:value-type="float" office:value="0.188941001892" calcext:value-type="float">
            <text:p>0.1889410019</text:p>
          </table:table-cell>
          <table:table-cell office:value-type="float" office:value="36" calcext:value-type="float">
            <text:p>36</text:p>
          </table:table-cell>
          <table:table-cell office:value-type="float" office:value="0.175175905228" calcext:value-type="float">
            <text:p>0.17517590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82468175888" calcext:value-type="float">
            <text:p>0.1824681759</text:p>
          </table:table-cell>
          <table:table-cell office:value-type="float" office:value="45" calcext:value-type="float">
            <text:p>45</text:p>
          </table:table-cell>
          <table:table-cell office:value-type="float" office:value="0.415190935135" calcext:value-type="float">
            <text:p>0.4151909351</text:p>
          </table:table-cell>
          <table:table-cell office:value-type="float" office:value="61" calcext:value-type="float">
            <text:p>61</text:p>
          </table:table-cell>
          <table:table-cell office:value-type="float" office:value="0.279906988144" calcext:value-type="float">
            <text:p>0.2799069881</text:p>
          </table:table-cell>
          <table:table-cell office:value-type="float" office:value="34" calcext:value-type="float">
            <text:p>34</text:p>
          </table:table-cell>
          <table:table-cell office:value-type="float" office:value="0.166755914688" calcext:value-type="float">
            <text:p>0.1667559147</text:p>
          </table:table-cell>
          <table:table-cell office:value-type="float" office:value="26" calcext:value-type="float">
            <text:p>26</text:p>
          </table:table-cell>
          <table:table-cell office:value-type="float" office:value="0.131501197815" calcext:value-type="float">
            <text:p>0.131501197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9522190094" calcext:value-type="float">
            <text:p>0.1952219009</text:p>
          </table:table-cell>
          <table:table-cell office:value-type="float" office:value="48" calcext:value-type="float">
            <text:p>48</text:p>
          </table:table-cell>
          <table:table-cell office:value-type="float" office:value="0.425868988037" calcext:value-type="float">
            <text:p>0.425868988</text:p>
          </table:table-cell>
          <table:table-cell office:value-type="float" office:value="55" calcext:value-type="float">
            <text:p>55</text:p>
          </table:table-cell>
          <table:table-cell office:value-type="float" office:value="0.250122070312" calcext:value-type="float">
            <text:p>0.2501220703</text:p>
          </table:table-cell>
          <table:table-cell office:value-type="float" office:value="30" calcext:value-type="float">
            <text:p>30</text:p>
          </table:table-cell>
          <table:table-cell office:value-type="float" office:value="0.166592121124" calcext:value-type="float">
            <text:p>0.1665921211</text:p>
          </table:table-cell>
          <table:table-cell office:value-type="float" office:value="30" calcext:value-type="float">
            <text:p>30</text:p>
          </table:table-cell>
          <table:table-cell office:value-type="float" office:value="0.144837141037" calcext:value-type="float">
            <text:p>0.14483714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03385829926" calcext:value-type="float">
            <text:p>0.2033858299</text:p>
          </table:table-cell>
          <table:table-cell office:value-type="float" office:value="61" calcext:value-type="float">
            <text:p>61</text:p>
          </table:table-cell>
          <table:table-cell office:value-type="float" office:value="0.55276799202" calcext:value-type="float">
            <text:p>0.552767992</text:p>
          </table:table-cell>
          <table:table-cell office:value-type="float" office:value="57" calcext:value-type="float">
            <text:p>57</text:p>
          </table:table-cell>
          <table:table-cell office:value-type="float" office:value="0.262651205063" calcext:value-type="float">
            <text:p>0.2626512051</text:p>
          </table:table-cell>
          <table:table-cell office:value-type="float" office:value="29" calcext:value-type="float">
            <text:p>29</text:p>
          </table:table-cell>
          <table:table-cell office:value-type="float" office:value="0.139764785767" calcext:value-type="float">
            <text:p>0.1397647858</text:p>
          </table:table-cell>
          <table:table-cell office:value-type="float" office:value="33" calcext:value-type="float">
            <text:p>33</text:p>
          </table:table-cell>
          <table:table-cell office:value-type="float" office:value="0.157555818558" calcext:value-type="float">
            <text:p>0.157555818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70252084732" calcext:value-type="float">
            <text:p>0.1702520847</text:p>
          </table:table-cell>
          <table:table-cell office:value-type="float" office:value="24" calcext:value-type="float">
            <text:p>24</text:p>
          </table:table-cell>
          <table:table-cell office:value-type="float" office:value="0.217727899551" calcext:value-type="float">
            <text:p>0.2177278996</text:p>
          </table:table-cell>
          <table:table-cell office:value-type="float" office:value="75" calcext:value-type="float">
            <text:p>75</text:p>
          </table:table-cell>
          <table:table-cell office:value-type="float" office:value="0.336057901382" calcext:value-type="float">
            <text:p>0.3360579014</text:p>
          </table:table-cell>
          <table:table-cell office:value-type="float" office:value="41" calcext:value-type="float">
            <text:p>41</text:p>
          </table:table-cell>
          <table:table-cell office:value-type="float" office:value="0.213968038559" calcext:value-type="float">
            <text:p>0.2139680386</text:p>
          </table:table-cell>
          <table:table-cell office:value-type="float" office:value="43" calcext:value-type="float">
            <text:p>43</text:p>
          </table:table-cell>
          <table:table-cell office:value-type="float" office:value="0.206532001495" calcext:value-type="float">
            <text:p>0.20653200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56214952469" calcext:value-type="float">
            <text:p>0.1562149525</text:p>
          </table:table-cell>
          <table:table-cell office:value-type="float" office:value="44" calcext:value-type="float">
            <text:p>44</text:p>
          </table:table-cell>
          <table:table-cell office:value-type="float" office:value="0.404036045074" calcext:value-type="float">
            <text:p>0.4040360451</text:p>
          </table:table-cell>
          <table:table-cell office:value-type="float" office:value="50" calcext:value-type="float">
            <text:p>50</text:p>
          </table:table-cell>
          <table:table-cell office:value-type="float" office:value="0.233920097351" calcext:value-type="float">
            <text:p>0.2339200974</text:p>
          </table:table-cell>
          <table:table-cell office:value-type="float" office:value="37" calcext:value-type="float">
            <text:p>37</text:p>
          </table:table-cell>
          <table:table-cell office:value-type="float" office:value="0.178951025009" calcext:value-type="float">
            <text:p>0.178951025</text:p>
          </table:table-cell>
          <table:table-cell office:value-type="float" office:value="24" calcext:value-type="float">
            <text:p>24</text:p>
          </table:table-cell>
          <table:table-cell office:value-type="float" office:value="0.115820884705" calcext:value-type="float">
            <text:p>0.115820884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4279966354" calcext:value-type="float">
            <text:p>0.1342799664</text:p>
          </table:table-cell>
          <table:table-cell office:value-type="float" office:value="55" calcext:value-type="float">
            <text:p>55</text:p>
          </table:table-cell>
          <table:table-cell office:value-type="float" office:value="0.491564035416" calcext:value-type="float">
            <text:p>0.4915640354</text:p>
          </table:table-cell>
          <table:table-cell office:value-type="float" office:value="49" calcext:value-type="float">
            <text:p>49</text:p>
          </table:table-cell>
          <table:table-cell office:value-type="float" office:value="0.210437059402" calcext:value-type="float">
            <text:p>0.2104370594</text:p>
          </table:table-cell>
          <table:table-cell office:value-type="float" office:value="29" calcext:value-type="float">
            <text:p>29</text:p>
          </table:table-cell>
          <table:table-cell office:value-type="float" office:value="0.139326810837" calcext:value-type="float">
            <text:p>0.1393268108</text:p>
          </table:table-cell>
          <table:table-cell office:value-type="float" office:value="31" calcext:value-type="float">
            <text:p>31</text:p>
          </table:table-cell>
          <table:table-cell office:value-type="float" office:value="0.15007185936" calcext:value-type="float">
            <text:p>0.1500718594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style-name="ce1" table:formula="of:=AVERAGE([.B3:.B102])" office:value-type="float" office:value="45.56" calcext:value-type="float">
            <text:p>45.56</text:p>
          </table:table-cell>
          <table:table-cell table:style-name="ce1" table:formula="of:=AVERAGE([.C3:.C102])" office:value-type="float" office:value="0.18683267354967" calcext:value-type="float">
            <text:p>0.1868326735</text:p>
          </table:table-cell>
          <table:table-cell table:style-name="ce1" table:formula="of:=AVERAGE([.D3:.D102])" office:value-type="float" office:value="62.31" calcext:value-type="float">
            <text:p>62.31</text:p>
          </table:table-cell>
          <table:table-cell table:style-name="ce1" table:formula="of:=AVERAGE([.E3:.E102])" office:value-type="float" office:value="0.56894327878948" calcext:value-type="float">
            <text:p>0.5689432788</text:p>
          </table:table-cell>
          <table:table-cell table:style-name="ce1" table:formula="of:=AVERAGE([.F3:.F102])" office:value-type="float" office:value="51.74" calcext:value-type="float">
            <text:p>51.74</text:p>
          </table:table-cell>
          <table:table-cell table:style-name="ce1" table:formula="of:=AVERAGE([.G3:.G102])" office:value-type="float" office:value="0.22924886226653" calcext:value-type="float">
            <text:p>0.2292488623</text:p>
          </table:table-cell>
          <table:table-cell table:style-name="ce1" table:formula="of:=AVERAGE([.H3:.H102])" office:value-type="float" office:value="33.05" calcext:value-type="float">
            <text:p>33.05</text:p>
          </table:table-cell>
          <table:table-cell table:style-name="ce1" table:formula="of:=AVERAGE([.I3:.I102])" office:value-type="float" office:value="0.16333223581313" calcext:value-type="float">
            <text:p>0.1633322358</text:p>
          </table:table-cell>
          <table:table-cell table:style-name="ce1" table:formula="of:=AVERAGE([.J3:.J102])" office:value-type="float" office:value="33.49" calcext:value-type="float">
            <text:p>33.49</text:p>
          </table:table-cell>
          <table:table-cell table:style-name="ce1" table:formula="of:=AVERAGE([.K3:.K102])" office:value-type="float" office:value="0.16321571826937" calcext:value-type="float">
            <text:p>0.1632157183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table:style-name="ce1" table:formula="of:=STDEV([.B3:.B102])" office:value-type="float" office:value="13.2026321220238" calcext:value-type="float">
            <text:p>13.202632122</text:p>
          </table:table-cell>
          <table:table-cell table:style-name="ce1" table:formula="of:=STDEV([.C3:.C102])" office:value-type="float" office:value="0.053321911162274" calcext:value-type="float">
            <text:p>0.0533219112</text:p>
          </table:table-cell>
          <table:table-cell table:style-name="ce1" table:formula="of:=STDEV([.D3:.D102])" office:value-type="float" office:value="20.0316391155733" calcext:value-type="float">
            <text:p>20.0316391156</text:p>
          </table:table-cell>
          <table:table-cell table:style-name="ce1" table:formula="of:=STDEV([.E3:.E102])" office:value-type="float" office:value="0.180553726999096" calcext:value-type="float">
            <text:p>0.180553727</text:p>
          </table:table-cell>
          <table:table-cell table:style-name="ce1" table:formula="of:=STDEV([.F3:.F102])" office:value-type="float" office:value="16.520339468716" calcext:value-type="float">
            <text:p>16.5203394687</text:p>
          </table:table-cell>
          <table:table-cell table:style-name="ce1" table:formula="of:=STDEV([.G3:.G102])" office:value-type="float" office:value="0.0717186125309982" calcext:value-type="float">
            <text:p>0.0717186125</text:p>
          </table:table-cell>
          <table:table-cell table:style-name="ce1" table:formula="of:=STDEV([.H3:.H102])" office:value-type="float" office:value="6.09913886950403" calcext:value-type="float">
            <text:p>6.0991388695</text:p>
          </table:table-cell>
          <table:table-cell table:style-name="ce1" table:formula="of:=STDEV([.I3:.I102])" office:value-type="float" office:value="0.0305369725414266" calcext:value-type="float">
            <text:p>0.0305369725</text:p>
          </table:table-cell>
          <table:table-cell table:style-name="ce1" table:formula="of:=STDEV([.J3:.J102])" office:value-type="float" office:value="6.20604950874955" calcext:value-type="float">
            <text:p>6.2060495087</text:p>
          </table:table-cell>
          <table:table-cell table:style-name="ce1" table:formula="of:=STDEV([.K3:.K102])" office:value-type="float" office:value="0.0301683992433618" calcext:value-type="float">
            <text:p>0.030168399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4 / 3 locks</text:p>
          </table:table-cell>
          <table:table-cell table:style-name="ce4" office:value-type="string" calcext:value-type="string">
            <text:p>1 intersection</text:p>
          </table:table-cell>
          <table:table-cell table:style-name="ce8"/>
          <table:table-cell table:style-name="ce4" office:value-type="string" calcext:value-type="string">
            <text:p>2 intersections</text:p>
          </table:table-cell>
          <table:table-cell/>
          <table:table-cell table:style-name="ce4" office:value-type="string" calcext:value-type="string">
            <text:p>2 intersections repeated (100+ to the seed)</text:p>
          </table:table-cell>
          <table:table-cell table:style-name="ce8"/>
          <table:table-cell table:style-name="ce12" office:value-type="string" calcext:value-type="string">
            <text:p>3 intersections</text:p>
          </table:table-cell>
          <table:table-cell/>
          <table:table-cell table:style-name="ce4" office:value-type="string" calcext:value-type="string">
            <text:p>4 intersections</text:p>
          </table:table-cell>
          <table:table-cell table:style-name="ce8"/>
          <table:table-cell table:style-name="ce12" office:value-type="string" calcext:value-type="string">
            <text:p>5 intersections</text:p>
          </table:table-cell>
          <table:table-cell/>
          <table:table-cell table:style-name="ce4" office:value-type="string" calcext:value-type="string">
            <text:p>6 intersections</text:p>
          </table:table-cell>
          <table:table-cell table:style-name="ce8"/>
          <table:table-cell table:style-name="ce12" office:value-type="string" calcext:value-type="string">
            <text:p>8 intersections</text:p>
          </table:table-cell>
          <table:table-cell/>
          <table:table-cell table:style-name="ce4" office:value-type="string" calcext:value-type="string">
            <text:p>12 intersections</text:p>
          </table:table-cell>
          <table:table-cell table:style-name="ce8"/>
          <table:table-cell table:style-name="ce12" office:value-type="string" calcext:value-type="string">
            <text:p>random (Organism)</text:p>
          </table:table-cell>
          <table:table-cell/>
          <table:table-cell table:style-name="ce4" office:value-type="string" calcext:value-type="string">
            <text:p>random (Organism) repeated (100+ to the seed)</text:p>
          </table:table-cell>
          <table: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Generations</text:p>
          </table:table-cell>
          <table:table-cell table:style-name="ce9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9" office:value-type="string" calcext:value-type="string">
            <text:p>Total time</text:p>
          </table:table-cell>
          <table:table-cell table:style-name="ce13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9" office:value-type="string" calcext:value-type="string">
            <text:p>Total time</text:p>
          </table:table-cell>
          <table:table-cell table:style-name="ce13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9" office:value-type="string" calcext:value-type="string">
            <text:p>Total time</text:p>
          </table:table-cell>
          <table:table-cell table:style-name="ce13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9" office:value-type="string" calcext:value-type="string">
            <text:p>Total time</text:p>
          </table:table-cell>
          <table:table-cell table:style-name="ce13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  <table:table-cell table:style-name="ce5" office:value-type="string" calcext:value-type="string">
            <text:p>Generations</text:p>
          </table:table-cell>
          <table:table-cell table:style-name="ce2" office:value-type="string" calcext:value-type="string">
            <text:p>Total time</text:p>
          </table:table-cell>
        </table:table-row>
        <table:table-row table:style-name="ro1"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10" office:value-type="float" office:value="1.10753107071" calcext:value-type="float">
            <text:p>1.1075310707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float" office:value="0.674304008484" calcext:value-type="float">
            <text:p>0.6743040085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1.29763484001" calcext:value-type="float">
            <text:p>1.29763484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float" office:value="0.863797903061" calcext:value-type="float">
            <text:p>0.8637979031</text:p>
          </table:table-cell>
          <table:table-cell table:style-name="ce6" office:value-type="float" office:value="16" calcext:value-type="float">
            <text:p>16</text:p>
          </table:table-cell>
          <table:table-cell table:style-name="ce10" office:value-type="float" office:value="0.896561861038" calcext:value-type="float">
            <text:p>0.896561861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float" office:value="1.73372197151" calcext:value-type="float">
            <text:p>1.7337219715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float" office:value="1.43458199501" calcext:value-type="float">
            <text:p>1.434581995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float" office:value="1.4366080761" calcext:value-type="float">
            <text:p>1.4366080761</text:p>
          </table:table-cell>
          <table:table-cell table:style-name="ce6" office:value-type="float" office:value="51" calcext:value-type="float">
            <text:p>51</text:p>
          </table:table-cell>
          <table:table-cell table:style-name="ce10" office:value-type="float" office:value="2.91325998306" calcext:value-type="float">
            <text:p>2.9132599831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float" office:value="1.98421311378" calcext:value-type="float">
            <text:p>1.9842131138</text:p>
          </table:table-cell>
          <table:table-cell table:style-name="ce6" office:value-type="float" office:value="25" calcext:value-type="float">
            <text:p>25</text:p>
          </table:table-cell>
          <table:table-cell table:style-name="ce3" office:value-type="float" office:value="1.3979640007" calcext:value-type="float">
            <text:p>1.3979640007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16003084183" calcext:value-type="float">
            <text:p>0.816003084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810781002045" calcext:value-type="float">
            <text:p>0.810781002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78081941605" calcext:value-type="float">
            <text:p>0.9780819416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806113004684" calcext:value-type="float">
            <text:p>0.8061130047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17352700233" calcext:value-type="float">
            <text:p>1.1735270023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3057193756" calcext:value-type="float">
            <text:p>1.5305719376</text:p>
          </table:table-cell>
          <table:table-cell table:style-name="ce4" office:value-type="float" office:value="62" calcext:value-type="float">
            <text:p>62</text:p>
          </table:table-cell>
          <table:table-cell table:style-name="ce8" office:value-type="float" office:value="3.30159306526" calcext:value-type="float">
            <text:p>3.3015930653</text:p>
          </table:table-cell>
          <table:table-cell table:style-name="ce12" office:value-type="float" office:value="81" calcext:value-type="float">
            <text:p>81</text:p>
          </table:table-cell>
          <table:table-cell office:value-type="float" office:value="4.40755987167" calcext:value-type="float">
            <text:p>4.4075598717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2.25615406036" calcext:value-type="float">
            <text:p>2.2561540604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38595080376" calcext:value-type="float">
            <text:p>1.3859508038</text:p>
          </table:table-cell>
          <table:table-cell table:style-name="ce4" office:value-type="float" office:value="93" calcext:value-type="float">
            <text:p>93</text:p>
          </table:table-cell>
          <table:table-cell table:style-name="ce8" office:value-type="float" office:value="4.85275483131" calcext:value-type="float">
            <text:p>4.8527548313</text:p>
          </table:table-cell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8695702553" calcext:value-type="float">
            <text:p>1.2869570255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865796804428" calcext:value-type="float">
            <text:p>0.8657968044</text:p>
          </table:table-cell>
          <table:table-cell table:style-name="ce4" office:value-type="float" office:value="126" calcext:value-type="float">
            <text:p>126</text:p>
          </table:table-cell>
          <table:table-cell table:style-name="ce8" office:value-type="float" office:value="6.74692201614" calcext:value-type="float">
            <text:p>6.7469220161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.02209305763" calcext:value-type="float">
            <text:p>1.0220930576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59346985817" calcext:value-type="float">
            <text:p>1.5934698582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2077283859" calcext:value-type="float">
            <text:p>1.6207728386</text:p>
          </table:table-cell>
          <table:table-cell table:style-name="ce4" office:value-type="float" office:value="46" calcext:value-type="float">
            <text:p>46</text:p>
          </table:table-cell>
          <table:table-cell table:style-name="ce8" office:value-type="float" office:value="2.4931499958" calcext:value-type="float">
            <text:p>2.4931499958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50847196579" calcext:value-type="float">
            <text:p>1.5084719658</text:p>
          </table:table-cell>
          <table:table-cell table:style-name="ce4" office:value-type="float" office:value="41" calcext:value-type="float">
            <text:p>41</text:p>
          </table:table-cell>
          <table:table-cell table:style-name="ce8" office:value-type="float" office:value="2.39946508408" calcext:value-type="float">
            <text:p>2.3994650841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2.95918917656" calcext:value-type="float">
            <text:p>2.9591891766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8011107445" calcext:value-type="float">
            <text:p>1.2801110745</text:p>
          </table:table-cell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88501405716" calcext:value-type="float">
            <text:p>1.885014057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.2097029686" calcext:value-type="float">
            <text:p>1.2097029686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4622983932" calcext:value-type="float">
            <text:p>0.7046229839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906059742" calcext:value-type="float">
            <text:p>1.5906059742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8515791893" calcext:value-type="float">
            <text:p>1.2851579189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30675292015" calcext:value-type="float">
            <text:p>1.3067529202</text:p>
          </table:table-cell>
          <table:table-cell table:style-name="ce4" office:value-type="float" office:value="39" calcext:value-type="float">
            <text:p>39</text:p>
          </table:table-cell>
          <table:table-cell table:style-name="ce8" office:value-type="float" office:value="2.11847996712" calcext:value-type="float">
            <text:p>2.1184799671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78054094315" calcext:value-type="float">
            <text:p>1.7805409432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2.12577486038" calcext:value-type="float">
            <text:p>2.1257748604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25474095345" calcext:value-type="float">
            <text:p>1.2547409535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2995815277" calcext:value-type="float">
            <text:p>1.6299581528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38413953781" calcext:value-type="float">
            <text:p>0.838413953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.652992963791" calcext:value-type="float">
            <text:p>0.6529929638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6831932068" calcext:value-type="float">
            <text:p>0.7068319321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839939117432" calcext:value-type="float">
            <text:p>0.8399391174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12209486961" calcext:value-type="float">
            <text:p>1.1220948696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5764694214" calcext:value-type="float">
            <text:p>1.3576469421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80101108551" calcext:value-type="float">
            <text:p>0.9801011086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36719894409" calcext:value-type="float">
            <text:p>1.3671989441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3.22530293465" calcext:value-type="float">
            <text:p>3.2253029347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3234770298" calcext:value-type="float">
            <text:p>1.3234770298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8300640583" calcext:value-type="float">
            <text:p>1.8300640583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06251907349" calcext:value-type="float">
            <text:p>0.9062519073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1.73561096191" calcext:value-type="float">
            <text:p>1.7356109619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80011940002" calcext:value-type="float">
            <text:p>0.98001194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13782596588" calcext:value-type="float">
            <text:p>1.1378259659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75153923035" calcext:value-type="float">
            <text:p>0.975153923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852868557" calcext:value-type="float">
            <text:p>1.5852868557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2222185135" calcext:value-type="float">
            <text:p>1.2222218514</text:p>
          </table:table-cell>
          <table:table-cell table:style-name="ce12" office:value-type="float" office:value="49" calcext:value-type="float">
            <text:p>49</text:p>
          </table:table-cell>
          <table:table-cell office:value-type="float" office:value="2.8536632061" calcext:value-type="float">
            <text:p>2.8536632061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2.99941110611" calcext:value-type="float">
            <text:p>2.9994111061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0.965402126312" calcext:value-type="float">
            <text:p>0.9654021263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5838904381" calcext:value-type="float">
            <text:p>1.4583890438</text:p>
          </table:table-cell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float" office:value="2.24955701828" calcext:value-type="float">
            <text:p>2.249557018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.01189303398" calcext:value-type="float">
            <text:p>1.011893034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7776260376" calcext:value-type="float">
            <text:p>1.7776260376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1.51778697968" calcext:value-type="float">
            <text:p>1.5177869797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50818490982" calcext:value-type="float">
            <text:p>1.5081849098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8508601189" calcext:value-type="float">
            <text:p>1.1850860119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7859191895" calcext:value-type="float">
            <text:p>1.478591919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4860601425" calcext:value-type="float">
            <text:p>1.4486060143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54889798164" calcext:value-type="float">
            <text:p>1.5488979816</text:p>
          </table:table-cell>
          <table:table-cell table:style-name="ce12" office:value-type="float" office:value="32" calcext:value-type="float">
            <text:p>32</text:p>
          </table:table-cell>
          <table:table-cell office:value-type="float" office:value="1.59970211983" calcext:value-type="float">
            <text:p>1.5997021198</text:p>
          </table:table-cell>
          <table:table-cell table:style-name="ce4" office:value-type="float" office:value="65" calcext:value-type="float">
            <text:p>65</text:p>
          </table:table-cell>
          <table:table-cell table:style-name="ce8" office:value-type="float" office:value="3.30919718742" calcext:value-type="float">
            <text:p>3.3091971874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9898400307" calcext:value-type="float">
            <text:p>1.098984003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1.41955399513" calcext:value-type="float">
            <text:p>1.4195539951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3119020462" calcext:value-type="float">
            <text:p>1.3119020462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6479897499" calcext:value-type="float">
            <text:p>1.164798975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62069988251" calcext:value-type="float">
            <text:p>0.9620699883</text:p>
          </table:table-cell>
          <table:table-cell table:style-name="ce12" office:value-type="float" office:value="186" calcext:value-type="float">
            <text:p>186</text:p>
          </table:table-cell>
          <table:table-cell office:value-type="float" office:value="9.91325592995" calcext:value-type="float">
            <text:p>9.91325593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2712702751" calcext:value-type="float">
            <text:p>1.0271270275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3029193878" calcext:value-type="float">
            <text:p>1.6302919388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7708530426" calcext:value-type="float">
            <text:p>1.7708530426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0741696358" calcext:value-type="float">
            <text:p>1.5074169636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6146011353" calcext:value-type="float">
            <text:p>1.4614601135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61938047409" calcext:value-type="float">
            <text:p>0.5619380474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.592517137527" calcext:value-type="float">
            <text:p>0.5925171375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3807907104" calcext:value-type="float">
            <text:p>1.238079071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0.86855006218" calcext:value-type="float">
            <text:p>0.8685500622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4038500786" calcext:value-type="float">
            <text:p>1.0403850079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7653002739" calcext:value-type="float">
            <text:p>0.7765300274</text:p>
          </table:table-cell>
          <table:table-cell table:style-name="ce4" office:value-type="float" office:value="42" calcext:value-type="float">
            <text:p>42</text:p>
          </table:table-cell>
          <table:table-cell table:style-name="ce8" office:value-type="float" office:value="2.27969288826" calcext:value-type="float">
            <text:p>2.2796928883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1345291138" calcext:value-type="float">
            <text:p>1.6134529114</text:p>
          </table:table-cell>
          <table:table-cell table:style-name="ce4" office:value-type="float" office:value="59" calcext:value-type="float">
            <text:p>59</text:p>
          </table:table-cell>
          <table:table-cell table:style-name="ce8" office:value-type="float" office:value="3.29823088646" calcext:value-type="float">
            <text:p>3.2982308865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2127895355" calcext:value-type="float">
            <text:p>1.4212789536</text:p>
          </table:table-cell>
          <table:table-cell table:style-name="ce4" office:value-type="float" office:value="51" calcext:value-type="float">
            <text:p>51</text:p>
          </table:table-cell>
          <table:table-cell table:style-name="ce8" office:value-type="float" office:value="2.62218403816" calcext:value-type="float">
            <text:p>2.6221840382</text:p>
          </table:table-cell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float" office:value="2.38115906715" calcext:value-type="float">
            <text:p>2.381159067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988201856613" calcext:value-type="float">
            <text:p>0.9882018566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78827953339" calcext:value-type="float">
            <text:p>0.9788279533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09200000763" calcext:value-type="float">
            <text:p>1.0920000076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6809186935" calcext:value-type="float">
            <text:p>1.0680918694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0368618965" calcext:value-type="float">
            <text:p>1.5036861897</text:p>
          </table:table-cell>
          <table:table-cell table:style-name="ce4" office:value-type="float" office:value="58" calcext:value-type="float">
            <text:p>58</text:p>
          </table:table-cell>
          <table:table-cell table:style-name="ce8" office:value-type="float" office:value="3.15281891823" calcext:value-type="float">
            <text:p>3.1528189182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5608019829" calcext:value-type="float">
            <text:p>1.4560801983</text:p>
          </table:table-cell>
          <table:table-cell table:style-name="ce4" office:value-type="float" office:value="133" calcext:value-type="float">
            <text:p>133</text:p>
          </table:table-cell>
          <table:table-cell table:style-name="ce8" office:value-type="float" office:value="7.5593688488" calcext:value-type="float">
            <text:p>7.5593688488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2545285225" calcext:value-type="float">
            <text:p>1.5254528523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2.95598697662" calcext:value-type="float">
            <text:p>2.9559869766</text:p>
          </table:table-cell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1994409561" calcext:value-type="float">
            <text:p>1.6199440956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0.748251914978" calcext:value-type="float">
            <text:p>0.748251915</text:p>
          </table:table-cell>
          <table:table-cell table:style-name="ce4" office:value-type="float" office:value="74" calcext:value-type="float">
            <text:p>74</text:p>
          </table:table-cell>
          <table:table-cell table:style-name="ce8" office:value-type="float" office:value="3.89331698418" calcext:value-type="float">
            <text:p>3.8933169842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2.48658490181" calcext:value-type="float">
            <text:p>2.4865849018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8580498695" calcext:value-type="float">
            <text:p>1.285804987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31441521645" calcext:value-type="float">
            <text:p>1.3144152165</text:p>
          </table:table-cell>
          <table:table-cell table:style-name="ce4" office:value-type="float" office:value="29" calcext:value-type="float">
            <text:p>29</text:p>
          </table:table-cell>
          <table:table-cell table:style-name="ce8" office:value-type="float" office:value="1.54213404655" calcext:value-type="float">
            <text:p>1.5421340466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1204910278" calcext:value-type="float">
            <text:p>1.6120491028</text:p>
          </table:table-cell>
          <table:table-cell table:style-name="ce4" office:value-type="float" office:value="49" calcext:value-type="float">
            <text:p>49</text:p>
          </table:table-cell>
          <table:table-cell table:style-name="ce8" office:value-type="float" office:value="2.72824120522" calcext:value-type="float">
            <text:p>2.7282412052</text:p>
          </table:table-cell>
          <table:table-cell table:style-name="ce12" office:value-type="float" office:value="38" calcext:value-type="float">
            <text:p>38</text:p>
          </table:table-cell>
          <table:table-cell office:value-type="float" office:value="1.9169318676" calcext:value-type="float">
            <text:p>1.9169318676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2.74270606041" calcext:value-type="float">
            <text:p>2.7427060604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1380023956" calcext:value-type="float">
            <text:p>0.69138002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0.856711149216" calcext:value-type="float">
            <text:p>0.8567111492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98142957687" calcext:value-type="float">
            <text:p>0.9981429577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2.20222520828" calcext:value-type="float">
            <text:p>2.2022252083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2562088966" calcext:value-type="float">
            <text:p>1.3256208897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20269298553" calcext:value-type="float">
            <text:p>1.2026929855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7310018539" calcext:value-type="float">
            <text:p>1.4731001854</text:p>
          </table:table-cell>
          <table:table-cell table:style-name="ce12" office:value-type="float" office:value="73" calcext:value-type="float">
            <text:p>73</text:p>
          </table:table-cell>
          <table:table-cell office:value-type="float" office:value="3.9525179863" calcext:value-type="float">
            <text:p>3.9525179863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977643013" calcext:value-type="float">
            <text:p>1.977643013</text:p>
          </table:table-cell>
          <table:table-cell table:style-name="ce12" office:value-type="float" office:value="38" calcext:value-type="float">
            <text:p>38</text:p>
          </table:table-cell>
          <table:table-cell office:value-type="float" office:value="1.92204809189" calcext:value-type="float">
            <text:p>1.9220480919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2.16365408897" calcext:value-type="float">
            <text:p>2.163654089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3475189209" calcext:value-type="float">
            <text:p>0.5347518921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0.750060081482" calcext:value-type="float">
            <text:p>0.7500600815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11681294441" calcext:value-type="float">
            <text:p>1.1168129444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0.994647979736" calcext:value-type="float">
            <text:p>0.9946479797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43411803246" calcext:value-type="float">
            <text:p>1.4341180325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7632803917" calcext:value-type="float">
            <text:p>1.5763280392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3734798431" calcext:value-type="float">
            <text:p>1.3373479843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78814697266" calcext:value-type="float">
            <text:p>1.7881469727</text:p>
          </table:table-cell>
          <table:table-cell table:style-name="ce4" office:value-type="float" office:value="183" calcext:value-type="float">
            <text:p>183</text:p>
          </table:table-cell>
          <table:table-cell table:style-name="ce8" office:value-type="float" office:value="10.0706999302" calcext:value-type="float">
            <text:p>10.0706999302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07080101967" calcext:value-type="float">
            <text:p>1.0708010197</text:p>
          </table:table-cell>
          <table:table-cell table:style-name="ce4" office:value-type="float" office:value="58" calcext:value-type="float">
            <text:p>58</text:p>
          </table:table-cell>
          <table:table-cell table:style-name="ce8" office:value-type="float" office:value="2.98665308952" calcext:value-type="float">
            <text:p>2.9866530895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1377878189" calcext:value-type="float">
            <text:p>0.691377878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722836971283" calcext:value-type="float">
            <text:p>0.7228369713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15721035004" calcext:value-type="float">
            <text:p>0.815721035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5907497406" calcext:value-type="float">
            <text:p>0.9590749741</text:p>
          </table:table-cell>
          <table:table-cell table:style-name="ce4" office:value-type="float" office:value="126" calcext:value-type="float">
            <text:p>126</text:p>
          </table:table-cell>
          <table:table-cell table:style-name="ce8" office:value-type="float" office:value="6.54770207405" calcext:value-type="float">
            <text:p>6.5477020741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50688791275" calcext:value-type="float">
            <text:p>1.5068879128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87415003777" calcext:value-type="float">
            <text:p>1.8741500378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9428896904" calcext:value-type="float">
            <text:p>1.194288969</text:p>
          </table:table-cell>
          <table:table-cell table:style-name="ce4" office:value-type="float" office:value="49" calcext:value-type="float">
            <text:p>49</text:p>
          </table:table-cell>
          <table:table-cell table:style-name="ce8" office:value-type="float" office:value="2.8152821064" calcext:value-type="float">
            <text:p>2.8152821064</text:p>
          </table:table-cell>
          <table:table-cell table:style-name="ce12" office:value-type="float" office:value="114" calcext:value-type="float">
            <text:p>114</text:p>
          </table:table-cell>
          <table:table-cell office:value-type="float" office:value="5.68475103378" calcext:value-type="float">
            <text:p>5.6847510338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80645799637" calcext:value-type="float">
            <text:p>1.8064579964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42099952698" calcext:value-type="float">
            <text:p>0.5420999527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.588344097137" calcext:value-type="float">
            <text:p>0.5883440971</text:p>
          </table:table-cell>
          <table:table-cell table:style-name="ce4" office:value-type="float" office:value="44" calcext:value-type="float">
            <text:p>44</text:p>
          </table:table-cell>
          <table:table-cell table:style-name="ce8" office:value-type="float" office:value="2.35867714882" calcext:value-type="float">
            <text:p>2.3586771488</text:p>
          </table:table-cell>
          <table:table-cell table:style-name="ce12" office:value-type="float" office:value="17" calcext:value-type="float">
            <text:p>17</text:p>
          </table:table-cell>
          <table:table-cell office:value-type="float" office:value="0.905313968658" calcext:value-type="float">
            <text:p>0.9053139687</text:p>
          </table:table-cell>
          <table:table-cell table:style-name="ce4" office:value-type="float" office:value="152" calcext:value-type="float">
            <text:p>152</text:p>
          </table:table-cell>
          <table:table-cell table:style-name="ce8" office:value-type="float" office:value="7.91379380226" calcext:value-type="float">
            <text:p>7.9137938023</text:p>
          </table:table-cell>
          <table:table-cell table:style-name="ce12" office:value-type="float" office:value="72" calcext:value-type="float">
            <text:p>72</text:p>
          </table:table-cell>
          <table:table-cell office:value-type="float" office:value="3.8146071434" calcext:value-type="float">
            <text:p>3.8146071434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44490504265" calcext:value-type="float">
            <text:p>1.4449050427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80090212822" calcext:value-type="float">
            <text:p>1.8009021282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50638818741" calcext:value-type="float">
            <text:p>1.5063881874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23413896561" calcext:value-type="float">
            <text:p>1.2341389656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4848799706" calcext:value-type="float">
            <text:p>1.4484879971</text:p>
          </table:table-cell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84358787537" calcext:value-type="float">
            <text:p>1.8435878754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.20658898354" calcext:value-type="float">
            <text:p>1.2065889835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9208111763" calcext:value-type="float">
            <text:p>1.2920811176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58400964737" calcext:value-type="float">
            <text:p>0.9584009647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7858996391" calcext:value-type="float">
            <text:p>1.2785899639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1.88166594505" calcext:value-type="float">
            <text:p>1.8816659451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75981807709" calcext:value-type="float">
            <text:p>1.7598180771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20503997803" calcext:value-type="float">
            <text:p>1.205039978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2.0484290123" calcext:value-type="float">
            <text:p>2.0484290123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68029594421" calcext:value-type="float">
            <text:p>1.6802959442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269299984" calcext:value-type="float">
            <text:p>1.6269299984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2026295662" calcext:value-type="float">
            <text:p>1.0202629566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.6585688591" calcext:value-type="float">
            <text:p>0.6585688591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67464017868" calcext:value-type="float">
            <text:p>0.6674640179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8703379631" calcext:value-type="float">
            <text:p>0.7870337963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3181090355" calcext:value-type="float">
            <text:p>1.6318109036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397538662" calcext:value-type="float">
            <text:p>1.3397538662</text:p>
          </table:table-cell>
          <table:table-cell table:style-name="ce4" office:value-type="float" office:value="141" calcext:value-type="float">
            <text:p>141</text:p>
          </table:table-cell>
          <table:table-cell table:style-name="ce8" office:value-type="float" office:value="7.30615115166" calcext:value-type="float">
            <text:p>7.3061511517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14872288704" calcext:value-type="float">
            <text:p>1.148722887</text:p>
          </table:table-cell>
          <table:table-cell table:style-name="ce4" office:value-type="float" office:value="66" calcext:value-type="float">
            <text:p>66</text:p>
          </table:table-cell>
          <table:table-cell table:style-name="ce8" office:value-type="float" office:value="3.71724796295" calcext:value-type="float">
            <text:p>3.717247963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2.13011193275" calcext:value-type="float">
            <text:p>2.1301119328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74416208267" calcext:value-type="float">
            <text:p>1.7441620827</text:p>
          </table:table-cell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58808493614" calcext:value-type="float">
            <text:p>1.5880849361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.02316904068" calcext:value-type="float">
            <text:p>1.0231690407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29674100876" calcext:value-type="float">
            <text:p>0.7296741009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73189115524" calcext:value-type="float">
            <text:p>0.9731891155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51653957367" calcext:value-type="float">
            <text:p>0.9516539574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4900689125" calcext:value-type="float">
            <text:p>1.3490068913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3007817268" calcext:value-type="float">
            <text:p>1.0300781727</text:p>
          </table:table-cell>
          <table:table-cell table:style-name="ce12" office:value-type="float" office:value="64" calcext:value-type="float">
            <text:p>64</text:p>
          </table:table-cell>
          <table:table-cell office:value-type="float" office:value="3.46386098862" calcext:value-type="float">
            <text:p>3.4638609886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2.00988912582" calcext:value-type="float">
            <text:p>2.0098891258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2.52312016487" calcext:value-type="float">
            <text:p>2.5231201649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89477300644" calcext:value-type="float">
            <text:p>1.8947730064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35241985321" calcext:value-type="float">
            <text:p>0.6352419853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0.852272987366" calcext:value-type="float">
            <text:p>0.8522729874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27660083771" calcext:value-type="float">
            <text:p>0.8276600838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0.887634038925" calcext:value-type="float">
            <text:p>0.8876340389</text:p>
          </table:table-cell>
          <table:table-cell table:style-name="ce4" office:value-type="float" office:value="116" calcext:value-type="float">
            <text:p>116</text:p>
          </table:table-cell>
          <table:table-cell table:style-name="ce8" office:value-type="float" office:value="6.11848807335" calcext:value-type="float">
            <text:p>6.1184880734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61886167526" calcext:value-type="float">
            <text:p>0.9618861675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76590490341" calcext:value-type="float">
            <text:p>1.7659049034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3.05942702293" calcext:value-type="float">
            <text:p>3.0594270229</text:p>
          </table:table-cell>
          <table:table-cell table:style-name="ce4" office:value-type="float" office:value="87" calcext:value-type="float">
            <text:p>87</text:p>
          </table:table-cell>
          <table:table-cell table:style-name="ce8" office:value-type="float" office:value="4.81470012665" calcext:value-type="float">
            <text:p>4.8147001267</text:p>
          </table:table-cell>
          <table:table-cell table:style-name="ce12" office:value-type="float" office:value="36" calcext:value-type="float">
            <text:p>36</text:p>
          </table:table-cell>
          <table:table-cell office:value-type="float" office:value="1.89037299156" calcext:value-type="float">
            <text:p>1.8903729916</text:p>
          </table:table-cell>
          <table:table-cell table:style-name="ce4" office:value-type="float" office:value="72" calcext:value-type="float">
            <text:p>72</text:p>
          </table:table-cell>
          <table:table-cell table:style-name="ce8" office:value-type="float" office:value="3.64091515541" calcext:value-type="float">
            <text:p>3.6409151554</text:p>
          </table:table-cell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8" office:value-type="float" office:value="2.63258695602" calcext:value-type="float">
            <text:p>2.632586956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1.37759399414" calcext:value-type="float">
            <text:p>1.3775939941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0.603223085403" calcext:value-type="float">
            <text:p>0.6032230854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5956802368" calcext:value-type="float">
            <text:p>1.4595680237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1307296753" calcext:value-type="float">
            <text:p>1.0130729675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.12497115135" calcext:value-type="float">
            <text:p>2.1249711514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10872602463" calcext:value-type="float">
            <text:p>1.1087260246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8635206223" calcext:value-type="float">
            <text:p>1.3863520622</text:p>
          </table:table-cell>
          <table:table-cell table:style-name="ce4" office:value-type="float" office:value="42" calcext:value-type="float">
            <text:p>42</text:p>
          </table:table-cell>
          <table:table-cell table:style-name="ce8" office:value-type="float" office:value="2.33763313293" calcext:value-type="float">
            <text:p>2.3376331329</text:p>
          </table:table-cell>
          <table:table-cell table:style-name="ce12" office:value-type="float" office:value="43" calcext:value-type="float">
            <text:p>43</text:p>
          </table:table-cell>
          <table:table-cell office:value-type="float" office:value="2.17852807045" calcext:value-type="float">
            <text:p>2.1785280705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71579003334" calcext:value-type="float">
            <text:p>1.7157900333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85464048386" calcext:value-type="float">
            <text:p>0.7854640484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697369098663" calcext:value-type="float">
            <text:p>0.6973690987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33104038239" calcext:value-type="float">
            <text:p>0.9331040382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3645486832" calcext:value-type="float">
            <text:p>1.3364548683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1.14108395576" calcext:value-type="float">
            <text:p>1.1410839558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9936800003" calcext:value-type="float">
            <text:p>1.199368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57919311523" calcext:value-type="float">
            <text:p>1.5791931152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44300603867" calcext:value-type="float">
            <text:p>1.4430060387</text:p>
          </table:table-cell>
          <table:table-cell table:style-name="ce4" office:value-type="float" office:value="65" calcext:value-type="float">
            <text:p>65</text:p>
          </table:table-cell>
          <table:table-cell table:style-name="ce8" office:value-type="float" office:value="3.60399317741" calcext:value-type="float">
            <text:p>3.6039931774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.01815009117" calcext:value-type="float">
            <text:p>1.0181500912</text:p>
          </table:table-cell>
          <table:table-cell table:style-name="ce4" office:value-type="float" office:value="47" calcext:value-type="float">
            <text:p>47</text:p>
          </table:table-cell>
          <table:table-cell table:style-name="ce8" office:value-type="float" office:value="2.37890696526" calcext:value-type="float">
            <text:p>2.3789069653</text:p>
          </table:table-cell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97280502319" calcext:value-type="float">
            <text:p>1.9728050232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.26562809944" calcext:value-type="float">
            <text:p>1.2656280994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3084945679" calcext:value-type="float">
            <text:p>0.7030849457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3109869957" calcext:value-type="float">
            <text:p>1.3109869957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20174193382" calcext:value-type="float">
            <text:p>1.2017419338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.09031009674" calcext:value-type="float">
            <text:p>1.0903100967</text:p>
          </table:table-cell>
          <table:table-cell table:style-name="ce4" office:value-type="float" office:value="55" calcext:value-type="float">
            <text:p>55</text:p>
          </table:table-cell>
          <table:table-cell table:style-name="ce8" office:value-type="float" office:value="2.92770504951" calcext:value-type="float">
            <text:p>2.9277050495</text:p>
          </table:table-cell>
          <table:table-cell table:style-name="ce12" office:value-type="float" office:value="32" calcext:value-type="float">
            <text:p>32</text:p>
          </table:table-cell>
          <table:table-cell office:value-type="float" office:value="1.78734993935" calcext:value-type="float">
            <text:p>1.7873499394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87688708305" calcext:value-type="float">
            <text:p>1.8768870831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20946121216" calcext:value-type="float">
            <text:p>0.9209461212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4986691475" calcext:value-type="float">
            <text:p>1.0498669148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5722103119" calcext:value-type="float">
            <text:p>0.6957221031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1.88176488876" calcext:value-type="float">
            <text:p>1.8817648888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52612924576" calcext:value-type="float">
            <text:p>0.6526129246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84788131714" calcext:value-type="float">
            <text:p>0.7847881317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13090085983" calcext:value-type="float">
            <text:p>0.813090086</text:p>
          </table:table-cell>
          <table:table-cell table:style-name="ce12" office:value-type="float" office:value="52" calcext:value-type="float">
            <text:p>52</text:p>
          </table:table-cell>
          <table:table-cell office:value-type="float" office:value="2.7545800209" calcext:value-type="float">
            <text:p>2.7545800209</text:p>
          </table:table-cell>
          <table:table-cell table:style-name="ce4" office:value-type="float" office:value="90" calcext:value-type="float">
            <text:p>90</text:p>
          </table:table-cell>
          <table:table-cell table:style-name="ce8" office:value-type="float" office:value="4.86374998093" calcext:value-type="float">
            <text:p>4.8637499809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1.24405503273" calcext:value-type="float">
            <text:p>1.2440550327</text:p>
          </table:table-cell>
          <table:table-cell table:style-name="ce4" office:value-type="float" office:value="108" calcext:value-type="float">
            <text:p>108</text:p>
          </table:table-cell>
          <table:table-cell table:style-name="ce8" office:value-type="float" office:value="5.99877214432" calcext:value-type="float">
            <text:p>5.9987721443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67157483101" calcext:value-type="float">
            <text:p>1.671574831</text:p>
          </table:table-cell>
          <table:table-cell table:style-name="ce4" office:value-type="float" office:value="29" calcext:value-type="float">
            <text:p>29</text:p>
          </table:table-cell>
          <table:table-cell table:style-name="ce8" office:value-type="float" office:value="1.51745200157" calcext:value-type="float">
            <text:p>1.5174520016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float" office:value="1.07200908661" calcext:value-type="float">
            <text:p>1.0720090866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.1063580513" calcext:value-type="float">
            <text:p>2.1063580513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65971946716" calcext:value-type="float">
            <text:p>0.9659719467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0.873430013657" calcext:value-type="float">
            <text:p>0.8734300137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19795036316" calcext:value-type="float">
            <text:p>0.9197950363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1068797112" calcext:value-type="float">
            <text:p>1.6106879711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93831419945" calcext:value-type="float">
            <text:p>1.9383141995</text:p>
          </table:table-cell>
          <table:table-cell table:style-name="ce12" office:value-type="float" office:value="166" calcext:value-type="float">
            <text:p>166</text:p>
          </table:table-cell>
          <table:table-cell office:value-type="float" office:value="9.35449695587" calcext:value-type="float">
            <text:p>9.3544969559</text:p>
          </table:table-cell>
          <table:table-cell table:style-name="ce4" office:value-type="float" office:value="80" calcext:value-type="float">
            <text:p>80</text:p>
          </table:table-cell>
          <table:table-cell table:style-name="ce8" office:value-type="float" office:value="4.48424887657" calcext:value-type="float">
            <text:p>4.4842488766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1.45711493492" calcext:value-type="float">
            <text:p>1.4571149349</text:p>
          </table:table-cell>
          <table:table-cell table:style-name="ce4" office:value-type="float" office:value="86" calcext:value-type="float">
            <text:p>86</text:p>
          </table:table-cell>
          <table:table-cell table:style-name="ce8" office:value-type="float" office:value="4.40204691887" calcext:value-type="float">
            <text:p>4.4020469189</text:p>
          </table:table-cell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10.4416399002" calcext:value-type="float">
            <text:p>10.441639900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.00325202942" calcext:value-type="float">
            <text:p>1.0032520294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879331827164" calcext:value-type="float">
            <text:p>0.8793318272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9903311729" calcext:value-type="float">
            <text:p>1.5990331173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844120979309" calcext:value-type="float">
            <text:p>0.8441209793</text:p>
          </table:table-cell>
          <table:table-cell table:style-name="ce12" office:value-type="float" office:value="187" calcext:value-type="float">
            <text:p>187</text:p>
          </table:table-cell>
          <table:table-cell office:value-type="float" office:value="9.94902300835" calcext:value-type="float">
            <text:p>9.9490230084</text:p>
          </table:table-cell>
          <table:table-cell table:style-name="ce4" office:value-type="float" office:value="51" calcext:value-type="float">
            <text:p>51</text:p>
          </table:table-cell>
          <table:table-cell table:style-name="ce8" office:value-type="float" office:value="2.73592400551" calcext:value-type="float">
            <text:p>2.7359240055</text:p>
          </table:table-cell>
          <table:table-cell table:style-name="ce12" office:value-type="float" office:value="34" calcext:value-type="float">
            <text:p>34</text:p>
          </table:table-cell>
          <table:table-cell office:value-type="float" office:value="1.89253592491" calcext:value-type="float">
            <text:p>1.8925359249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59129786491" calcext:value-type="float">
            <text:p>1.5912978649</text:p>
          </table:table-cell>
          <table:table-cell table:style-name="ce12" office:value-type="float" office:value="46" calcext:value-type="float">
            <text:p>46</text:p>
          </table:table-cell>
          <table:table-cell office:value-type="float" office:value="2.29824090004" calcext:value-type="float">
            <text:p>2.2982409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5134010315" calcext:value-type="float">
            <text:p>1.0513401032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12350034714" calcext:value-type="float">
            <text:p>0.8123500347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.59966206551" calcext:value-type="float">
            <text:p>2.5996620655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87001419067" calcext:value-type="float">
            <text:p>1.8700141907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1.23490190506" calcext:value-type="float">
            <text:p>1.2349019051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59340596199" calcext:value-type="float">
            <text:p>1.593405962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8218517303" calcext:value-type="float">
            <text:p>1.182185173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58915114403" calcext:value-type="float">
            <text:p>1.589151144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8074507713" calcext:value-type="float">
            <text:p>1.4807450771</text:p>
          </table:table-cell>
          <table:table-cell table:style-name="ce4" office:value-type="float" office:value="38" calcext:value-type="float">
            <text:p>38</text:p>
          </table:table-cell>
          <table:table-cell table:style-name="ce8" office:value-type="float" office:value="2.1716439724" calcext:value-type="float">
            <text:p>2.1716439724</text:p>
          </table:table-cell>
          <table:table-cell table:style-name="ce12" office:value-type="float" office:value="36" calcext:value-type="float">
            <text:p>36</text:p>
          </table:table-cell>
          <table:table-cell office:value-type="float" office:value="1.84738183022" calcext:value-type="float">
            <text:p>1.8473818302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float" office:value="2.56893491745" calcext:value-type="float">
            <text:p>2.5689349175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53805112839" calcext:value-type="float">
            <text:p>0.5538051128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2.74923801422" calcext:value-type="float">
            <text:p>2.7492380142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81980895996" calcext:value-type="float">
            <text:p>1.81980896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59845972061" calcext:value-type="float">
            <text:p>0.7598459721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438211441" calcext:value-type="float">
            <text:p>1.2438211441</text:p>
          </table:table-cell>
          <table:table-cell table:style-name="ce12" office:value-type="float" office:value="36" calcext:value-type="float">
            <text:p>36</text:p>
          </table:table-cell>
          <table:table-cell office:value-type="float" office:value="1.92466878891" calcext:value-type="float">
            <text:p>1.9246687889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5478687286" calcext:value-type="float">
            <text:p>1.3547868729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2.30075597763" calcext:value-type="float">
            <text:p>2.3007559776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2.09414601326" calcext:value-type="float">
            <text:p>2.0941460133</text:p>
          </table:table-cell>
          <table:table-cell table:style-name="ce12" office:value-type="float" office:value="34" calcext:value-type="float">
            <text:p>34</text:p>
          </table:table-cell>
          <table:table-cell office:value-type="float" office:value="1.72269415855" calcext:value-type="float">
            <text:p>1.7226941586</text:p>
          </table:table-cell>
          <table:table-cell table:style-name="ce4" office:value-type="float" office:value="121" calcext:value-type="float">
            <text:p>121</text:p>
          </table:table-cell>
          <table:table-cell table:style-name="ce8" office:value-type="float" office:value="6.23498296738" calcext:value-type="float">
            <text:p>6.2349829674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5986976624" calcext:value-type="float">
            <text:p>0.705986976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716310977936" calcext:value-type="float">
            <text:p>0.7163109779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12736034393" calcext:value-type="float">
            <text:p>0.8127360344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84376859665" calcext:value-type="float">
            <text:p>0.7843768597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8736386299" calcext:value-type="float">
            <text:p>1.687363863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1.25389289856" calcext:value-type="float">
            <text:p>1.2538928986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30403804779" calcext:value-type="float">
            <text:p>1.3040380478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71687293053" calcext:value-type="float">
            <text:p>1.7168729305</text:p>
          </table:table-cell>
          <table:table-cell table:style-name="ce4" office:value-type="float" office:value="45" calcext:value-type="float">
            <text:p>45</text:p>
          </table:table-cell>
          <table:table-cell table:style-name="ce8" office:value-type="float" office:value="2.45580196381" calcext:value-type="float">
            <text:p>2.4558019638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.10695290565" calcext:value-type="float">
            <text:p>2.1069529057</text:p>
          </table:table-cell>
          <table:table-cell table:style-name="ce4" office:value-type="float" office:value="51" calcext:value-type="float">
            <text:p>51</text:p>
          </table:table-cell>
          <table:table-cell table:style-name="ce8" office:value-type="float" office:value="2.64229178429" calcext:value-type="float">
            <text:p>2.6422917843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74803972244" calcext:value-type="float">
            <text:p>0.674803972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695306062698" calcext:value-type="float">
            <text:p>0.6953060627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18833994865" calcext:value-type="float">
            <text:p>1.1883399487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797040939331" calcext:value-type="float">
            <text:p>0.7970409393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2302889824" calcext:value-type="float">
            <text:p>1.2230288982</text:p>
          </table:table-cell>
          <table:table-cell table:style-name="ce12" office:value-type="float" office:value="34" calcext:value-type="float">
            <text:p>34</text:p>
          </table:table-cell>
          <table:table-cell office:value-type="float" office:value="1.84494400024" calcext:value-type="float">
            <text:p>1.8449440002</text:p>
          </table:table-cell>
          <table:table-cell table:style-name="ce4" office:value-type="float" office:value="157" calcext:value-type="float">
            <text:p>157</text:p>
          </table:table-cell>
          <table:table-cell table:style-name="ce8" office:value-type="float" office:value="8.32967400551" calcext:value-type="float">
            <text:p>8.3296740055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2.70761203766" calcext:value-type="float">
            <text:p>2.7076120377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9342899323" calcext:value-type="float">
            <text:p>1.6934289932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0469503403" calcext:value-type="float">
            <text:p>1.404695034</text:p>
          </table:table-cell>
          <table:table-cell table:style-name="ce4" office:value-type="float" office:value="77" calcext:value-type="float">
            <text:p>77</text:p>
          </table:table-cell>
          <table:table-cell table:style-name="ce8" office:value-type="float" office:value="3.86015796661" calcext:value-type="float">
            <text:p>3.8601579666</text:p>
          </table:table-cell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8" office:value-type="float" office:value="1.51086306572" calcext:value-type="float">
            <text:p>1.5108630657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8.13434290886" calcext:value-type="float">
            <text:p>8.1343429089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21040201187" calcext:value-type="float">
            <text:p>1.2104020119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70728874207" calcext:value-type="float">
            <text:p>0.9707288742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3524794579" calcext:value-type="float">
            <text:p>1.6352479458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1.9762609005" calcext:value-type="float">
            <text:p>1.9762609005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float" office:value="2.85708904266" calcext:value-type="float">
            <text:p>2.8570890427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42974495888" calcext:value-type="float">
            <text:p>1.4297449589</text:p>
          </table:table-cell>
          <table:table-cell table:style-name="ce4" office:value-type="float" office:value="49" calcext:value-type="float">
            <text:p>49</text:p>
          </table:table-cell>
          <table:table-cell table:style-name="ce8" office:value-type="float" office:value="2.78077411652" calcext:value-type="float">
            <text:p>2.7807741165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37812113762" calcext:value-type="float">
            <text:p>1.3781211376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35534310341" calcext:value-type="float">
            <text:p>1.3553431034</text:p>
          </table:table-cell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float" office:value="3.07751917839" calcext:value-type="float">
            <text:p>3.077519178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1.43260598183" calcext:value-type="float">
            <text:p>1.4326059818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2268705368" calcext:value-type="float">
            <text:p>0.9226870537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.04340982437" calcext:value-type="float">
            <text:p>1.0434098244</text:p>
          </table:table-cell>
          <table:table-cell table:style-name="ce4" office:value-type="float" office:value="55" calcext:value-type="float">
            <text:p>55</text:p>
          </table:table-cell>
          <table:table-cell table:style-name="ce8" office:value-type="float" office:value="2.90927195549" calcext:value-type="float">
            <text:p>2.9092719555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.17169713974" calcext:value-type="float">
            <text:p>2.1716971397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float" office:value="2.85418701172" calcext:value-type="float">
            <text:p>2.8541870117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0681400299" calcext:value-type="float">
            <text:p>1.506814003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2.85654592514" calcext:value-type="float">
            <text:p>2.8565459251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227959156" calcext:value-type="float">
            <text:p>1.5227959156</text:p>
          </table:table-cell>
          <table:table-cell table:style-name="ce4" office:value-type="float" office:value="61" calcext:value-type="float">
            <text:p>61</text:p>
          </table:table-cell>
          <table:table-cell table:style-name="ce8" office:value-type="float" office:value="3.06266498566" calcext:value-type="float">
            <text:p>3.0626649857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6290969849" calcext:value-type="float">
            <text:p>0.696290969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965669870377" calcext:value-type="float">
            <text:p>0.9656698704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66649961472" calcext:value-type="float">
            <text:p>0.7666499615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9554686546" calcext:value-type="float">
            <text:p>1.1955468655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6332111359" calcext:value-type="float">
            <text:p>1.0633211136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0827980042" calcext:value-type="float">
            <text:p>1.5082798004</text:p>
          </table:table-cell>
          <table:table-cell table:style-name="ce4" office:value-type="float" office:value="77" calcext:value-type="float">
            <text:p>77</text:p>
          </table:table-cell>
          <table:table-cell table:style-name="ce8" office:value-type="float" office:value="4.11520791054" calcext:value-type="float">
            <text:p>4.1152079105</text:p>
          </table:table-cell>
          <table:table-cell table:style-name="ce12" office:value-type="float" office:value="46" calcext:value-type="float">
            <text:p>46</text:p>
          </table:table-cell>
          <table:table-cell office:value-type="float" office:value="2.47137999535" calcext:value-type="float">
            <text:p>2.4713799954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8796889782" calcext:value-type="float">
            <text:p>1.8796889782</text:p>
          </table:table-cell>
          <table:table-cell table:style-name="ce12" office:value-type="float" office:value="61" calcext:value-type="float">
            <text:p>61</text:p>
          </table:table-cell>
          <table:table-cell office:value-type="float" office:value="3.14638519287" calcext:value-type="float">
            <text:p>3.1463851929</text:p>
          </table:table-cell>
          <table:table-cell table:style-name="ce4" office:value-type="float" office:value="64" calcext:value-type="float">
            <text:p>64</text:p>
          </table:table-cell>
          <table:table-cell table:style-name="ce8" office:value-type="float" office:value="3.23577904701" calcext:value-type="float">
            <text:p>3.235779047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853281021118" calcext:value-type="float">
            <text:p>0.853281021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954237937927" calcext:value-type="float">
            <text:p>0.9542379379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693379879" calcext:value-type="float">
            <text:p>0.6693379879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4.41534805298" calcext:value-type="float">
            <text:p>4.415348053</text:p>
          </table:table-cell>
          <table:table-cell table:style-name="ce4" office:value-type="float" office:value="139" calcext:value-type="float">
            <text:p>139</text:p>
          </table:table-cell>
          <table:table-cell table:style-name="ce8" office:value-type="float" office:value="7.34055614471" calcext:value-type="float">
            <text:p>7.3405561447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7348718643" calcext:value-type="float">
            <text:p>1.1734871864</text:p>
          </table:table-cell>
          <table:table-cell table:style-name="ce4" office:value-type="float" office:value="47" calcext:value-type="float">
            <text:p>47</text:p>
          </table:table-cell>
          <table:table-cell table:style-name="ce8" office:value-type="float" office:value="2.61561799049" calcext:value-type="float">
            <text:p>2.6156179905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27313089371" calcext:value-type="float">
            <text:p>1.2731308937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1.8201110363" calcext:value-type="float">
            <text:p>1.8201110363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39519786835" calcext:value-type="float">
            <text:p>1.3951978684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53903198242" calcext:value-type="float">
            <text:p>1.5390319824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44476985931" calcext:value-type="float">
            <text:p>0.5444769859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.664495944977" calcext:value-type="float">
            <text:p>0.664495945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3647904396" calcext:value-type="float">
            <text:p>1.236479044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0.702288150787" calcext:value-type="float">
            <text:p>0.7022881508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322508812" calcext:value-type="float">
            <text:p>1.0322508812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39068698883" calcext:value-type="float">
            <text:p>1.3906869888</text:p>
          </table:table-cell>
          <table:table-cell table:style-name="ce4" office:value-type="float" office:value="61" calcext:value-type="float">
            <text:p>61</text:p>
          </table:table-cell>
          <table:table-cell table:style-name="ce8" office:value-type="float" office:value="3.38591122627" calcext:value-type="float">
            <text:p>3.3859112263</text:p>
          </table:table-cell>
          <table:table-cell table:style-name="ce12" office:value-type="float" office:value="36" calcext:value-type="float">
            <text:p>36</text:p>
          </table:table-cell>
          <table:table-cell office:value-type="float" office:value="1.97537398338" calcext:value-type="float">
            <text:p>1.9753739834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2.08003211021" calcext:value-type="float">
            <text:p>2.0800321102</text:p>
          </table:table-cell>
          <table:table-cell table:style-name="ce12" office:value-type="float" office:value="31" calcext:value-type="float">
            <text:p>31</text:p>
          </table:table-cell>
          <table:table-cell office:value-type="float" office:value="1.5775680542" calcext:value-type="float">
            <text:p>1.5775680542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32264494896" calcext:value-type="float">
            <text:p>1.322644949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47086143494" calcext:value-type="float">
            <text:p>0.6470861435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797045946121" calcext:value-type="float">
            <text:p>0.7970459461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13844108582" calcext:value-type="float">
            <text:p>0.9138441086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7854709625" calcext:value-type="float">
            <text:p>1.4785470963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0.966009140015" calcext:value-type="float">
            <text:p>0.96600914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0.815825939178" calcext:value-type="float">
            <text:p>0.8158259392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5778594017" calcext:value-type="float">
            <text:p>1.3577859402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12970519066" calcext:value-type="float">
            <text:p>1.1297051907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70439386368" calcext:value-type="float">
            <text:p>1.7043938637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2905402184" calcext:value-type="float">
            <text:p>1.4290540218</text:p>
          </table:table-cell>
          <table:table-cell table:style-name="ce4" office:value-type="float" office:value="39" calcext:value-type="float">
            <text:p>39</text:p>
          </table:table-cell>
          <table:table-cell table:style-name="ce8" office:value-type="float" office:value="2.00022792816" calcext:value-type="float">
            <text:p>2.0002279282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0.545730829239" calcext:value-type="float">
            <text:p>0.545730829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705813884735" calcext:value-type="float">
            <text:p>0.7058138847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42304396629" calcext:value-type="float">
            <text:p>1.4230439663</text:p>
          </table:table-cell>
          <table:table-cell table:style-name="ce12" office:value-type="float" office:value="197" calcext:value-type="float">
            <text:p>197</text:p>
          </table:table-cell>
          <table:table-cell office:value-type="float" office:value="10.2131061554" calcext:value-type="float">
            <text:p>10.2131061554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55014896393" calcext:value-type="float">
            <text:p>0.7550148964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4.39231300354" calcext:value-type="float">
            <text:p>4.3923130035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41763901711" calcext:value-type="float">
            <text:p>1.4176390171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3.19237494469" calcext:value-type="float">
            <text:p>3.1923749447</text:p>
          </table:table-cell>
          <table:table-cell table:style-name="ce4" office:value-type="float" office:value="71" calcext:value-type="float">
            <text:p>71</text:p>
          </table:table-cell>
          <table:table-cell table:style-name="ce8" office:value-type="float" office:value="3.89647197723" calcext:value-type="float">
            <text:p>3.8964719772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53597307205" calcext:value-type="float">
            <text:p>1.5359730721</text:p>
          </table:table-cell>
          <table:table-cell table:style-name="ce4" office:value-type="float" office:value="45" calcext:value-type="float">
            <text:p>45</text:p>
          </table:table-cell>
          <table:table-cell table:style-name="ce8" office:value-type="float" office:value="2.43377494812" calcext:value-type="float">
            <text:p>2.4337749481</text:p>
          </table:table-cell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8" office:value-type="float" office:value="1.49565196037" calcext:value-type="float">
            <text:p>1.495651960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.04711318016" calcext:value-type="float">
            <text:p>1.0471131802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1.95155286789" calcext:value-type="float">
            <text:p>1.9515528679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10968399048" calcext:value-type="float">
            <text:p>1.1096839905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4829750061" calcext:value-type="float">
            <text:p>1.4829750061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1.11936306953" calcext:value-type="float">
            <text:p>1.119363069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0.8904941082" calcext:value-type="float">
            <text:p>0.8904941082</text:p>
          </table:table-cell>
          <table:table-cell table:style-name="ce12" office:value-type="float" office:value="36" calcext:value-type="float">
            <text:p>36</text:p>
          </table:table-cell>
          <table:table-cell office:value-type="float" office:value="1.98588204384" calcext:value-type="float">
            <text:p>1.9858820438</text:p>
          </table:table-cell>
          <table:table-cell table:style-name="ce4" office:value-type="float" office:value="76" calcext:value-type="float">
            <text:p>76</text:p>
          </table:table-cell>
          <table:table-cell table:style-name="ce8" office:value-type="float" office:value="4.13297104836" calcext:value-type="float">
            <text:p>4.1329710484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1.87576794624" calcext:value-type="float">
            <text:p>1.8757679462</text:p>
          </table:table-cell>
          <table:table-cell table:style-name="ce4" office:value-type="float" office:value="53" calcext:value-type="float">
            <text:p>53</text:p>
          </table:table-cell>
          <table:table-cell table:style-name="ce8" office:value-type="float" office:value="2.76559400558" calcext:value-type="float">
            <text:p>2.7655940056</text:p>
          </table:table-cell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7525997162" calcext:value-type="float">
            <text:p>1.2752599716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0.689342021942" calcext:value-type="float">
            <text:p>0.6893420219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00513982773" calcext:value-type="float">
            <text:p>0.8005139828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.0588760376" calcext:value-type="float">
            <text:p>1.0588760376</text:p>
          </table:table-cell>
          <table:table-cell table:style-name="ce4" office:value-type="float" office:value="144" calcext:value-type="float">
            <text:p>144</text:p>
          </table:table-cell>
          <table:table-cell table:style-name="ce8" office:value-type="float" office:value="7.61210823059" calcext:value-type="float">
            <text:p>7.6121082306</text:p>
          </table:table-cell>
          <table:table-cell table:style-name="ce12" office:value-type="float" office:value="44" calcext:value-type="float">
            <text:p>44</text:p>
          </table:table-cell>
          <table:table-cell office:value-type="float" office:value="2.31045389175" calcext:value-type="float">
            <text:p>2.3104538918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7344002724" calcext:value-type="float">
            <text:p>1.3734400272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4.62590098381" calcext:value-type="float">
            <text:p>4.6259009838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51674795151" calcext:value-type="float">
            <text:p>1.5167479515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2.48634505272" calcext:value-type="float">
            <text:p>2.4863450527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33939385414" calcext:value-type="float">
            <text:p>1.3393938541</text:p>
          </table:table-cell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8" office:value-type="float" office:value="2.32149600983" calcext:value-type="float">
            <text:p>2.3214960098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.97181892395" calcext:value-type="float">
            <text:p>2.971818924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45931005478" calcext:value-type="float">
            <text:p>0.6459310055</text:p>
          </table:table-cell>
          <table:table-cell table:style-name="ce12" office:value-type="float" office:value="39" calcext:value-type="float">
            <text:p>39</text:p>
          </table:table-cell>
          <table:table-cell office:value-type="float" office:value="2.05952882767" calcext:value-type="float">
            <text:p>2.0595288277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81624698639" calcext:value-type="float">
            <text:p>1.8162469864</text:p>
          </table:table-cell>
          <table:table-cell table:style-name="ce12" office:value-type="float" office:value="25" calcext:value-type="float">
            <text:p>25</text:p>
          </table:table-cell>
          <table:table-cell office:value-type="float" office:value="1.33939695358" calcext:value-type="float">
            <text:p>1.3393969536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3.11809396744" calcext:value-type="float">
            <text:p>3.1180939674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2.06711411476" calcext:value-type="float">
            <text:p>2.0671141148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1.48391699791" calcext:value-type="float">
            <text:p>1.4839169979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31501698494" calcext:value-type="float">
            <text:p>1.3150169849</text:p>
          </table:table-cell>
          <table:table-cell table:style-name="ce4" office:value-type="float" office:value="39" calcext:value-type="float">
            <text:p>39</text:p>
          </table:table-cell>
          <table:table-cell table:style-name="ce8" office:value-type="float" office:value="2.01538586617" calcext:value-type="float">
            <text:p>2.0153858662</text:p>
          </table:table-cell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float" office:value="2.63256692886" calcext:value-type="float">
            <text:p>2.6325669289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.592221021652" calcext:value-type="float">
            <text:p>0.5922210217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43790149689" calcext:value-type="float">
            <text:p>0.7437901497</text:p>
          </table:table-cell>
          <table:table-cell table:style-name="ce12" office:value-type="float" office:value="14" calcext:value-type="float">
            <text:p>14</text:p>
          </table:table-cell>
          <table:table-cell office:value-type="float" office:value="0.751576900482" calcext:value-type="float">
            <text:p>0.7515769005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79890155792" calcext:value-type="float">
            <text:p>0.6798901558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1.26984000206" calcext:value-type="float">
            <text:p>1.2698400021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9218006134" calcext:value-type="float">
            <text:p>1.2921800613</text:p>
          </table:table-cell>
          <table:table-cell table:style-name="ce12" office:value-type="float" office:value="31" calcext:value-type="float">
            <text:p>31</text:p>
          </table:table-cell>
          <table:table-cell office:value-type="float" office:value="1.72522306442" calcext:value-type="float">
            <text:p>1.7252230644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3450551033" calcext:value-type="float">
            <text:p>1.3450551033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0.990792989731" calcext:value-type="float">
            <text:p>0.9907929897</text:p>
          </table:table-cell>
          <table:table-cell table:style-name="ce4" office:value-type="float" office:value="103" calcext:value-type="float">
            <text:p>103</text:p>
          </table:table-cell>
          <table:table-cell table:style-name="ce8" office:value-type="float" office:value="5.36646294594" calcext:value-type="float">
            <text:p>5.3664629459</text:p>
          </table:table-cell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float" office:value="1.3711950779" calcext:value-type="float">
            <text:p>1.371195077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1.83877015114" calcext:value-type="float">
            <text:p>1.8387701511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90085792542" calcext:value-type="float">
            <text:p>1.9008579254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57957029343" calcext:value-type="float">
            <text:p>0.9579570293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29829931259" calcext:value-type="float">
            <text:p>0.8298299313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5.5343298912" calcext:value-type="float">
            <text:p>5.5343298912</text:p>
          </table:table-cell>
          <table:table-cell table:style-name="ce4" office:value-type="float" office:value="62" calcext:value-type="float">
            <text:p>62</text:p>
          </table:table-cell>
          <table:table-cell table:style-name="ce8" office:value-type="float" office:value="3.31420302391" calcext:value-type="float">
            <text:p>3.3142030239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1.59770512581" calcext:value-type="float">
            <text:p>1.5977051258</text:p>
          </table:table-cell>
          <table:table-cell table:style-name="ce4" office:value-type="float" office:value="48" calcext:value-type="float">
            <text:p>48</text:p>
          </table:table-cell>
          <table:table-cell table:style-name="ce8" office:value-type="float" office:value="2.65697312355" calcext:value-type="float">
            <text:p>2.6569731236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.04469108582" calcext:value-type="float">
            <text:p>2.0446910858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13609600067" calcext:value-type="float">
            <text:p>1.1360960007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60095834732" calcext:value-type="float">
            <text:p>0.760095834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2.64588594437" calcext:value-type="float">
            <text:p>2.6458859444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792509079" calcext:value-type="float">
            <text:p>0.6979250908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73079180717" calcext:value-type="float">
            <text:p>1.7307918072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5009303093" calcext:value-type="float">
            <text:p>0.9500930309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1.96753191948" calcext:value-type="float">
            <text:p>1.9675319195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60422110558" calcext:value-type="float">
            <text:p>1.6042211056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2.26820707321" calcext:value-type="float">
            <text:p>2.2682070732</text:p>
          </table:table-cell>
          <table:table-cell table:style-name="ce4" office:value-type="float" office:value="90" calcext:value-type="float">
            <text:p>90</text:p>
          </table:table-cell>
          <table:table-cell table:style-name="ce8" office:value-type="float" office:value="4.91638302803" calcext:value-type="float">
            <text:p>4.916383028</text:p>
          </table:table-cell>
          <table:table-cell table:style-name="ce12" office:value-type="float" office:value="50" calcext:value-type="float">
            <text:p>50</text:p>
          </table:table-cell>
          <table:table-cell office:value-type="float" office:value="2.608907938" calcext:value-type="float">
            <text:p>2.608907938</text:p>
          </table:table-cell>
          <table:table-cell table:style-name="ce4" office:value-type="float" office:value="33" calcext:value-type="float">
            <text:p>33</text:p>
          </table:table-cell>
          <table:table-cell table:style-name="ce8" office:value-type="float" office:value="1.71032381058" calcext:value-type="float">
            <text:p>1.7103238106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696707010269" calcext:value-type="float">
            <text:p>0.696707010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0.899919033051" calcext:value-type="float">
            <text:p>0.8999190331</text:p>
          </table:table-cell>
          <table:table-cell table:style-name="ce4" office:value-type="float" office:value="29" calcext:value-type="float">
            <text:p>29</text:p>
          </table:table-cell>
          <table:table-cell table:style-name="ce8" office:value-type="float" office:value="1.5390329361" calcext:value-type="float">
            <text:p>1.5390329361</text:p>
          </table:table-cell>
          <table:table-cell table:style-name="ce12" office:value-type="float" office:value="30" calcext:value-type="float">
            <text:p>30</text:p>
          </table:table-cell>
          <table:table-cell office:value-type="float" office:value="1.656031847" calcext:value-type="float">
            <text:p>1.656031847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0.961995124817" calcext:value-type="float">
            <text:p>0.9619951248</text:p>
          </table:table-cell>
          <table:table-cell table:style-name="ce12" office:value-type="float" office:value="31" calcext:value-type="float">
            <text:p>31</text:p>
          </table:table-cell>
          <table:table-cell office:value-type="float" office:value="1.67707514763" calcext:value-type="float">
            <text:p>1.6770751476</text:p>
          </table:table-cell>
          <table:table-cell table:style-name="ce4" office:value-type="float" office:value="73" calcext:value-type="float">
            <text:p>73</text:p>
          </table:table-cell>
          <table:table-cell table:style-name="ce8" office:value-type="float" office:value="3.91058111191" calcext:value-type="float">
            <text:p>3.9105811119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2.05327701569" calcext:value-type="float">
            <text:p>2.0532770157</text:p>
          </table:table-cell>
          <table:table-cell table:style-name="ce4" office:value-type="float" office:value="41" calcext:value-type="float">
            <text:p>41</text:p>
          </table:table-cell>
          <table:table-cell table:style-name="ce8" office:value-type="float" office:value="2.27045106888" calcext:value-type="float">
            <text:p>2.2704510689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44776058197" calcext:value-type="float">
            <text:p>0.9447760582</text:p>
          </table:table-cell>
          <table:table-cell table:style-name="ce4" office:value-type="float" office:value="40" calcext:value-type="float">
            <text:p>40</text:p>
          </table:table-cell>
          <table:table-cell table:style-name="ce8" office:value-type="float" office:value="2.04517602921" calcext:value-type="float">
            <text:p>2.0451760292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02598953247" calcext:value-type="float">
            <text:p>0.802598953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436430931091" calcext:value-type="float">
            <text:p>0.4364309311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float" office:value="0.840362071991" calcext:value-type="float">
            <text:p>0.840362072</text:p>
          </table:table-cell>
          <table:table-cell table:style-name="ce12" office:value-type="float" office:value="13" calcext:value-type="float">
            <text:p>13</text:p>
          </table:table-cell>
          <table:table-cell office:value-type="float" office:value="0.72678399086" calcext:value-type="float">
            <text:p>0.7267839909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5888910294" calcext:value-type="float">
            <text:p>1.3588891029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2.12205910683" calcext:value-type="float">
            <text:p>2.1220591068</text:p>
          </table:table-cell>
          <table:table-cell table:style-name="ce4" office:value-type="float" office:value="43" calcext:value-type="float">
            <text:p>43</text:p>
          </table:table-cell>
          <table:table-cell table:style-name="ce8" office:value-type="float" office:value="2.30049490929" calcext:value-type="float">
            <text:p>2.3004949093</text:p>
          </table:table-cell>
          <table:table-cell table:style-name="ce12" office:value-type="float" office:value="73" calcext:value-type="float">
            <text:p>73</text:p>
          </table:table-cell>
          <table:table-cell office:value-type="float" office:value="3.92983293533" calcext:value-type="float">
            <text:p>3.9298329353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32668113708" calcext:value-type="float">
            <text:p>1.3266811371</text:p>
          </table:table-cell>
          <table:table-cell table:style-name="ce12" office:value-type="float" office:value="49" calcext:value-type="float">
            <text:p>49</text:p>
          </table:table-cell>
          <table:table-cell office:value-type="float" office:value="2.50044798851" calcext:value-type="float">
            <text:p>2.5004479885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77957105637" calcext:value-type="float">
            <text:p>1.7795710564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9412813187" calcext:value-type="float">
            <text:p>0.709412813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0.849560976028" calcext:value-type="float">
            <text:p>0.849560976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49902105331" calcext:value-type="float">
            <text:p>0.6499021053</text:p>
          </table:table-cell>
          <table:table-cell table:style-name="ce12" office:value-type="float" office:value="18" calcext:value-type="float">
            <text:p>18</text:p>
          </table:table-cell>
          <table:table-cell office:value-type="float" office:value="0.993425130844" calcext:value-type="float">
            <text:p>0.9934251308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1.28543591499" calcext:value-type="float">
            <text:p>1.285435915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7801594734" calcext:value-type="float">
            <text:p>1.1780159473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float" office:value="1.03058815002" calcext:value-type="float">
            <text:p>1.03058815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2.57873988152" calcext:value-type="float">
            <text:p>2.5787398815</text:p>
          </table:table-cell>
          <table:table-cell table:style-name="ce4" office:value-type="float" office:value="66" calcext:value-type="float">
            <text:p>66</text:p>
          </table:table-cell>
          <table:table-cell table:style-name="ce8" office:value-type="float" office:value="3.75265598297" calcext:value-type="float">
            <text:p>3.752655983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27257800102" calcext:value-type="float">
            <text:p>1.272578001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87477302551" calcext:value-type="float">
            <text:p>1.8747730255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61826133728" calcext:value-type="float">
            <text:p>0.6618261337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.06249809265" calcext:value-type="float">
            <text:p>1.0624980927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0.704715967178" calcext:value-type="float">
            <text:p>0.7047159672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1.47328186035" calcext:value-type="float">
            <text:p>1.4732818604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0.686450004578" calcext:value-type="float">
            <text:p>0.6864500046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19300913811" calcext:value-type="float">
            <text:p>1.1930091381</text:p>
          </table:table-cell>
          <table:table-cell table:style-name="ce4" office:value-type="float" office:value="133" calcext:value-type="float">
            <text:p>133</text:p>
          </table:table-cell>
          <table:table-cell table:style-name="ce8" office:value-type="float" office:value="7.05763912201" calcext:value-type="float">
            <text:p>7.057639122</text:p>
          </table:table-cell>
          <table:table-cell table:style-name="ce12" office:value-type="float" office:value="26" calcext:value-type="float">
            <text:p>26</text:p>
          </table:table-cell>
          <table:table-cell office:value-type="float" office:value="1.41408991814" calcext:value-type="float">
            <text:p>1.4140899181</text:p>
          </table:table-cell>
          <table:table-cell table:style-name="ce4" office:value-type="float" office:value="46" calcext:value-type="float">
            <text:p>46</text:p>
          </table:table-cell>
          <table:table-cell table:style-name="ce8" office:value-type="float" office:value="2.56420207024" calcext:value-type="float">
            <text:p>2.5642020702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.29330301285" calcext:value-type="float">
            <text:p>1.2933030129</text:p>
          </table:table-cell>
          <table:table-cell table:style-name="ce4" office:value-type="float" office:value="37" calcext:value-type="float">
            <text:p>37</text:p>
          </table:table-cell>
          <table:table-cell table:style-name="ce8" office:value-type="float" office:value="1.90317487717" calcext:value-type="float">
            <text:p>1.9031748772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8" office:value-type="float" office:value="1.18093204498" calcext:value-type="float">
            <text:p>1.180932045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958926916122" calcext:value-type="float">
            <text:p>0.9589269161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67843961716" calcext:value-type="float">
            <text:p>0.7678439617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8573517799" calcext:value-type="float">
            <text:p>1.485735178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10611009598" calcext:value-type="float">
            <text:p>1.106110096</text:p>
          </table:table-cell>
          <table:table-cell table:style-name="ce12" office:value-type="float" office:value="23" calcext:value-type="float">
            <text:p>23</text:p>
          </table:table-cell>
          <table:table-cell office:value-type="float" office:value="1.2472910881" calcext:value-type="float">
            <text:p>1.2472910881</text:p>
          </table:table-cell>
          <table:table-cell table:style-name="ce4" office:value-type="float" office:value="38" calcext:value-type="float">
            <text:p>38</text:p>
          </table:table-cell>
          <table:table-cell table:style-name="ce8" office:value-type="float" office:value="2.08606910706" calcext:value-type="float">
            <text:p>2.0860691071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1.7737019062" calcext:value-type="float">
            <text:p>1.7737019062</text:p>
          </table:table-cell>
          <table:table-cell table:style-name="ce4" office:value-type="float" office:value="48" calcext:value-type="float">
            <text:p>48</text:p>
          </table:table-cell>
          <table:table-cell table:style-name="ce8" office:value-type="float" office:value="2.65112900734" calcext:value-type="float">
            <text:p>2.6511290073</text:p>
          </table:table-cell>
          <table:table-cell table:style-name="ce12" office:value-type="float" office:value="46" calcext:value-type="float">
            <text:p>46</text:p>
          </table:table-cell>
          <table:table-cell office:value-type="float" office:value="2.33943295479" calcext:value-type="float">
            <text:p>2.3394329548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float" office:value="1.62042498589" calcext:value-type="float">
            <text:p>1.6204249859</text:p>
          </table:table-cell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8" office:value-type="float" office:value="1.89230418205" calcext:value-type="float">
            <text:p>1.892304182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97837305069" calcext:value-type="float">
            <text:p>0.9783730507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0.750877857208" calcext:value-type="float">
            <text:p>0.7508778572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0.868867874146" calcext:value-type="float">
            <text:p>0.8688678741</text:p>
          </table:table-cell>
          <table:table-cell table:style-name="ce4" office:value-type="float" office:value="35" calcext:value-type="float">
            <text:p>35</text:p>
          </table:table-cell>
          <table:table-cell table:style-name="ce8" office:value-type="float" office:value="1.85208892822" calcext:value-type="float">
            <text:p>1.8520889282</text:p>
          </table:table-cell>
          <table:table-cell table:style-name="ce12" office:value-type="float" office:value="37" calcext:value-type="float">
            <text:p>37</text:p>
          </table:table-cell>
          <table:table-cell office:value-type="float" office:value="1.99616503716" calcext:value-type="float">
            <text:p>1.9961650372</text:p>
          </table:table-cell>
          <table:table-cell table:style-name="ce4" office:value-type="float" office:value="143" calcext:value-type="float">
            <text:p>143</text:p>
          </table:table-cell>
          <table:table-cell table:style-name="ce8" office:value-type="float" office:value="7.62198901176" calcext:value-type="float">
            <text:p>7.6219890118</text:p>
          </table:table-cell>
          <table:table-cell table:style-name="ce12" office:value-type="float" office:value="94" calcext:value-type="float">
            <text:p>94</text:p>
          </table:table-cell>
          <table:table-cell office:value-type="float" office:value="5.06528806686" calcext:value-type="float">
            <text:p>5.0652880669</text:p>
          </table:table-cell>
          <table:table-cell table:style-name="ce4" office:value-type="float" office:value="47" calcext:value-type="float">
            <text:p>47</text:p>
          </table:table-cell>
          <table:table-cell table:style-name="ce8" office:value-type="float" office:value="2.54885196686" calcext:value-type="float">
            <text:p>2.5488519669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8632907867" calcext:value-type="float">
            <text:p>1.4863290787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1.58716392517" calcext:value-type="float">
            <text:p>1.5871639252</text:p>
          </table:table-cell>
        </table:table-row>
        <table:table-row table:style-name="ro1">
          <table:table-cell/>
          <table:table-cell table:style-name="ce4" office:value-type="float" office:value="182" calcext:value-type="float">
            <text:p>182</text:p>
          </table:table-cell>
          <table:table-cell table:style-name="ce8" office:value-type="float" office:value="9.32516789436" calcext:value-type="float">
            <text:p>9.3251678944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1.57272601128" calcext:value-type="float">
            <text:p>1.5727260113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1.22585988045" calcext:value-type="float">
            <text:p>1.2258598805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20597290993" calcext:value-type="float">
            <text:p>1.2059729099</text:p>
          </table:table-cell>
          <table:table-cell table:style-name="ce4" office:value-type="float" office:value="132" calcext:value-type="float">
            <text:p>132</text:p>
          </table:table-cell>
          <table:table-cell table:style-name="ce8" office:value-type="float" office:value="7.06462287903" calcext:value-type="float">
            <text:p>7.064622879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51034498215" calcext:value-type="float">
            <text:p>1.5103449822</text:p>
          </table:table-cell>
          <table:table-cell table:style-name="ce4" office:value-type="float" office:value="39" calcext:value-type="float">
            <text:p>39</text:p>
          </table:table-cell>
          <table:table-cell table:style-name="ce8" office:value-type="float" office:value="2.09105801582" calcext:value-type="float">
            <text:p>2.0910580158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1.59138202667" calcext:value-type="float">
            <text:p>1.5913820267</text:p>
          </table:table-cell>
          <table:table-cell table:style-name="ce4" office:value-type="float" office:value="34" calcext:value-type="float">
            <text:p>34</text:p>
          </table:table-cell>
          <table:table-cell table:style-name="ce8" office:value-type="float" office:value="1.84863209724" calcext:value-type="float">
            <text:p>1.8486320972</text:p>
          </table:table-cell>
          <table:table-cell table:style-name="ce12" office:value-type="float" office:value="28" calcext:value-type="float">
            <text:p>28</text:p>
          </table:table-cell>
          <table:table-cell office:value-type="float" office:value="1.48934602737" calcext:value-type="float">
            <text:p>1.4893460274</text:p>
          </table:table-cell>
          <table:table-cell table:style-name="ce4" office:value-type="float" office:value="32" calcext:value-type="float">
            <text:p>32</text:p>
          </table:table-cell>
          <table:table-cell table:style-name="ce8" office:value-type="float" office:value="1.63355517387" calcext:value-type="float">
            <text:p>1.6335551739</text:p>
          </table:table-cell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float" office:value="3.95959210396" calcext:value-type="float">
            <text:p>3.959592104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3232884407" calcext:value-type="float">
            <text:p>0.5323288441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1.09625506401" calcext:value-type="float">
            <text:p>1.096255064</text:p>
          </table:table-cell>
          <table:table-cell table:style-name="ce12" office:value-type="float" office:value="22" calcext:value-type="float">
            <text:p>22</text:p>
          </table:table-cell>
          <table:table-cell office:value-type="float" office:value="1.20642709732" calcext:value-type="float">
            <text:p>1.2064270973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1.35538196564" calcext:value-type="float">
            <text:p>1.3553819656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.01625180244" calcext:value-type="float">
            <text:p>1.0162518024</text:p>
          </table:table-cell>
          <table:table-cell table:style-name="ce4" office:value-type="float" office:value="55" calcext:value-type="float">
            <text:p>55</text:p>
          </table:table-cell>
          <table:table-cell table:style-name="ce8" office:value-type="float" office:value="2.89410400391" calcext:value-type="float">
            <text:p>2.8941040039</text:p>
          </table:table-cell>
          <table:table-cell table:style-name="ce12" office:value-type="float" office:value="29" calcext:value-type="float">
            <text:p>29</text:p>
          </table:table-cell>
          <table:table-cell office:value-type="float" office:value="1.65747189522" calcext:value-type="float">
            <text:p>1.6574718952</text:p>
          </table:table-cell>
          <table:table-cell table:style-name="ce4" office:value-type="float" office:value="45" calcext:value-type="float">
            <text:p>45</text:p>
          </table:table-cell>
          <table:table-cell table:style-name="ce8" office:value-type="float" office:value="2.48303604126" calcext:value-type="float">
            <text:p>2.4830360413</text:p>
          </table:table-cell>
          <table:table-cell table:style-name="ce12" office:value-type="float" office:value="47" calcext:value-type="float">
            <text:p>47</text:p>
          </table:table-cell>
          <table:table-cell office:value-type="float" office:value="2.46460103989" calcext:value-type="float">
            <text:p>2.4646010399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3.92337918282" calcext:value-type="float">
            <text:p>3.9233791828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style-name="ce7" table:formula="of:=AVERAGE([.B3:.B52])" office:value-type="float" office:value="30.04" calcext:value-type="float">
            <text:p>30.04</text:p>
          </table:table-cell>
          <table:table-cell table:style-name="ce11" table:formula="of:=AVERAGE([.C3:.C52])" office:value-type="float" office:value="1.59211538314792" calcext:value-type="float">
            <text:p>1.5921153831</text:p>
          </table:table-cell>
          <table:table-cell table:style-name="ce7" table:formula="of:=AVERAGE([.D3:.D52])" office:value-type="float" office:value="23.76" calcext:value-type="float">
            <text:p>23.76</text:p>
          </table:table-cell>
          <table:table-cell table:style-name="ce1" table:formula="of:=AVERAGE([.E3:.E52])" office:value-type="float" office:value="1.263815393448" calcext:value-type="float">
            <text:p>1.2638153934</text:p>
          </table:table-cell>
          <table:table-cell table:style-name="ce7" table:formula="of:=AVERAGE([.F3:.F52])" office:value-type="float" office:value="22.72" calcext:value-type="float">
            <text:p>22.72</text:p>
          </table:table-cell>
          <table:table-cell table:style-name="ce11" table:formula="of:=AVERAGE([.G3:.G52])" office:value-type="float" office:value="1.2261236810682" calcext:value-type="float">
            <text:p>1.2261236811</text:p>
          </table:table-cell>
          <table:table-cell table:style-name="ce15" table:formula="of:=AVERAGE([.H3:.H52])" office:value-type="float" office:value="26.3" calcext:value-type="float">
            <text:p>26.3</text:p>
          </table:table-cell>
          <table:table-cell table:style-name="ce1" table:formula="of:=AVERAGE([.I3:.I52])" office:value-type="float" office:value="1.40603916645048" calcext:value-type="float">
            <text:p>1.4060391665</text:p>
          </table:table-cell>
          <table:table-cell table:style-name="ce7" table:formula="of:=AVERAGE([.J3:.J52])" office:value-type="float" office:value="36.2" calcext:value-type="float">
            <text:p>36.2</text:p>
          </table:table-cell>
          <table:table-cell table:style-name="ce11" table:formula="of:=AVERAGE([.K3:.K52])" office:value-type="float" office:value="1.93073188304866" calcext:value-type="float">
            <text:p>1.930731883</text:p>
          </table:table-cell>
          <table:table-cell table:style-name="ce15" table:formula="of:=AVERAGE([.L3:.L52])" office:value-type="float" office:value="37.6" calcext:value-type="float">
            <text:p>37.6</text:p>
          </table:table-cell>
          <table:table-cell table:style-name="ce1" table:formula="of:=AVERAGE([.M3:.M52])" office:value-type="float" office:value="2.02609731674168" calcext:value-type="float">
            <text:p>2.0260973167</text:p>
          </table:table-cell>
          <table:table-cell table:style-name="ce7" table:formula="of:=AVERAGE([.N3:.N52])" office:value-type="float" office:value="46.76" calcext:value-type="float">
            <text:p>46.76</text:p>
          </table:table-cell>
          <table:table-cell table:style-name="ce11" table:formula="of:=AVERAGE([.O3:.O52])" office:value-type="float" office:value="2.51883609294902" calcext:value-type="float">
            <text:p>2.5188360929</text:p>
          </table:table-cell>
          <table:table-cell table:style-name="ce15" table:formula="of:=AVERAGE([.P3:.P52])" office:value-type="float" office:value="40.6" calcext:value-type="float">
            <text:p>40.6</text:p>
          </table:table-cell>
          <table:table-cell table:style-name="ce1" table:formula="of:=AVERAGE([.Q3:.Q52])" office:value-type="float" office:value="2.2270710420614" calcext:value-type="float">
            <text:p>2.2270710421</text:p>
          </table:table-cell>
          <table:table-cell table:style-name="ce7" table:formula="of:=AVERAGE([.R3:.R52])" office:value-type="float" office:value="51" calcext:value-type="float">
            <text:p>51</text:p>
          </table:table-cell>
          <table:table-cell table:style-name="ce11" table:formula="of:=AVERAGE([.S3:.S52])" office:value-type="float" office:value="2.8521759462358" calcext:value-type="float">
            <text:p>2.8521759462</text:p>
          </table:table-cell>
          <table:table-cell table:style-name="ce15" table:formula="of:=AVERAGE([.T3:.T52])" office:value-type="float" office:value="35.1" calcext:value-type="float">
            <text:p>35.1</text:p>
          </table:table-cell>
          <table:table-cell table:style-name="ce1" table:formula="of:=AVERAGE([.U3:.U52])" office:value-type="float" office:value="1.79406212806692" calcext:value-type="float">
            <text:p>1.7940621281</text:p>
          </table:table-cell>
          <table:table-cell table:style-name="ce7" table:formula="of:=AVERAGE([.V3:.V52])" office:value-type="float" office:value="44.82" calcext:value-type="float">
            <text:p>44.82</text:p>
          </table:table-cell>
          <table:table-cell table:style-name="ce11" table:formula="of:=AVERAGE([.W3:.W52])" office:value-type="float" office:value="2.3184904241564" calcext:value-type="float">
            <text:p>2.3184904242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table:style-name="ce7" table:formula="of:=STDEV([.B3:.B52])" office:value-type="float" office:value="36.3261641806788" calcext:value-type="float">
            <text:p>36.3261641807</text:p>
          </table:table-cell>
          <table:table-cell table:style-name="ce11" table:formula="of:=STDEV([.C3:.C52])" office:value-type="float" office:value="1.87349376909314" calcext:value-type="float">
            <text:p>1.8734937691</text:p>
          </table:table-cell>
          <table:table-cell table:style-name="ce7" table:formula="of:=STDEV([.D3:.D52])" office:value-type="float" office:value="22.1963041600927" calcext:value-type="float">
            <text:p>22.1963041601</text:p>
          </table:table-cell>
          <table:table-cell table:style-name="ce1" table:formula="of:=STDEV([.E3:.E52])" office:value-type="float" office:value="1.16232186279183" calcext:value-type="float">
            <text:p>1.1623218628</text:p>
          </table:table-cell>
          <table:table-cell table:style-name="ce7" table:formula="of:=STDEV([.F3:.F52])" office:value-type="float" office:value="18.4756210025149" calcext:value-type="float">
            <text:p>18.4756210025</text:p>
          </table:table-cell>
          <table:table-cell table:style-name="ce11" table:formula="of:=STDEV([.G3:.G52])" office:value-type="float" office:value="0.980829560660221" calcext:value-type="float">
            <text:p>0.9808295607</text:p>
          </table:table-cell>
          <table:table-cell table:style-name="ce15" table:formula="of:=STDEV([.H3:.H52])" office:value-type="float" office:value="27.1843667558832" calcext:value-type="float">
            <text:p>27.1843667559</text:p>
          </table:table-cell>
          <table:table-cell table:style-name="ce1" table:formula="of:=STDEV([.I3:.I52])" office:value-type="float" office:value="1.40701092587793" calcext:value-type="float">
            <text:p>1.4070109259</text:p>
          </table:table-cell>
          <table:table-cell table:style-name="ce7" table:formula="of:=STDEV([.J3:.J52])" office:value-type="float" office:value="37.7056267115969" calcext:value-type="float">
            <text:p>37.7056267116</text:p>
          </table:table-cell>
          <table:table-cell table:style-name="ce11" table:formula="of:=STDEV([.K3:.K52])" office:value-type="float" office:value="1.97514748917909" calcext:value-type="float">
            <text:p>1.9751474892</text:p>
          </table:table-cell>
          <table:table-cell table:style-name="ce15" table:formula="of:=STDEV([.L3:.L52])" office:value-type="float" office:value="34.5188502185134" calcext:value-type="float">
            <text:p>34.5188502185</text:p>
          </table:table-cell>
          <table:table-cell table:style-name="ce1" table:formula="of:=STDEV([.M3:.M52])" office:value-type="float" office:value="1.84013540399265" calcext:value-type="float">
            <text:p>1.840135404</text:p>
          </table:table-cell>
          <table:table-cell table:style-name="ce7" table:formula="of:=STDEV([.N3:.N52])" office:value-type="float" office:value="33.4917351973679" calcext:value-type="float">
            <text:p>33.4917351974</text:p>
          </table:table-cell>
          <table:table-cell table:style-name="ce11" table:formula="of:=STDEV([.O3:.O52])" office:value-type="float" office:value="1.76232653894215" calcext:value-type="float">
            <text:p>1.7623265389</text:p>
          </table:table-cell>
          <table:table-cell table:style-name="ce15" table:formula="of:=STDEV([.P3:.P52])" office:value-type="float" office:value="25.3103189410556" calcext:value-type="float">
            <text:p>25.3103189411</text:p>
          </table:table-cell>
          <table:table-cell table:style-name="ce1" table:formula="of:=STDEV([.Q3:.Q52])" office:value-type="float" office:value="1.40224715609306" calcext:value-type="float">
            <text:p>1.4022471561</text:p>
          </table:table-cell>
          <table:table-cell table:style-name="ce7" table:formula="of:=STDEV([.R3:.R52])" office:value-type="float" office:value="29.1673566487872" calcext:value-type="float">
            <text:p>29.1673566488</text:p>
          </table:table-cell>
          <table:table-cell table:style-name="ce11" table:formula="of:=STDEV([.S3:.S52])" office:value-type="float" office:value="1.6119890365941" calcext:value-type="float">
            <text:p>1.6119890366</text:p>
          </table:table-cell>
          <table:table-cell table:style-name="ce15" table:formula="of:=STDEV([.T3:.T52])" office:value-type="float" office:value="15.4685329040631" calcext:value-type="float">
            <text:p>15.4685329041</text:p>
          </table:table-cell>
          <table:table-cell table:style-name="ce1" table:formula="of:=STDEV([.U3:.U52])" office:value-type="float" office:value="0.771442811379129" calcext:value-type="float">
            <text:p>0.7714428114</text:p>
          </table:table-cell>
          <table:table-cell table:style-name="ce7" table:formula="of:=STDEV([.V3:.V52])" office:value-type="float" office:value="22.4251043726099" calcext:value-type="float">
            <text:p>22.4251043726</text:p>
          </table:table-cell>
          <table:table-cell table:style-name="ce11" table:formula="of:=STDEV([.W3:.W52])" office:value-type="float" office:value="1.14299763480743" calcext:value-type="float">
            <text:p>1.14299763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repetition)</text:p>
          </table:table-cell>
          <table:table-cell table:number-columns-repeated="15"/>
          <table:table-cell office:value-type="string" calcext:value-type="string">
            <text:p>(Repetition)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Controlled seed of rng – the same initial genepool, the same codes to break. Because of configuration changes, later rng numbers get shifted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ed equals 1, 2, 3, in consecutive tests.</text:p>
          </table:table-cell>
          <table:table-cell table:number-columns-repeated="22"/>
        </table:table-row>
        <table:table-row table:style-name="ro1" table:number-rows-repeated="104851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6:50:40.430147654</meta:creation-date>
    <dc:date>2014-05-25T21:42:09.821365812</dc:date>
    <meta:editing-duration>P1DT4H49M38S</meta:editing-duration>
    <meta:editing-cycles>17</meta:editing-cycles>
    <meta:generator>LibreOffice/4.1.6.2$Linux_X86_64 LibreOffice_project/410m0$Build-2</meta:generator>
    <meta:document-statistic meta:table-count="2" meta:cell-count="2217" meta:object-count="0"/>
  </office:meta>
</office:document-meta>
</file>